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17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b80dd8d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b763bee" style:font-style-asian="italic" style:font-style-complex="italic"/>
    </style:style>
    <style:style style:name="P17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8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9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0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30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1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2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3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4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5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6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7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8" style:family="paragraph" style:parent-style-name="Text_20_body">
      <style:text-properties fo:font-style="italic" officeooo:rsid="2a9fdee7" officeooo:paragraph-rsid="2b66f36b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41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2" style:family="paragraph" style:parent-style-name="Text_20_body">
      <style:text-properties fo:font-style="normal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4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6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7" style:family="paragraph" style:parent-style-name="Text_20_body">
      <style:text-properties fo:font-style="normal" officeooo:rsid="27f0fe41" officeooo:paragraph-rsid="2b73c421" style:font-style-asian="normal" style:font-style-complex="normal"/>
    </style:style>
    <style:style style:name="P48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9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50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51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2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3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4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5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6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7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8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60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1" style:family="paragraph" style:parent-style-name="Text_20_body">
      <style:text-properties fo:font-style="normal" officeooo:paragraph-rsid="2a5b9c85" style:font-style-asian="normal" style:font-style-complex="normal"/>
    </style:style>
    <style:style style:name="P62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b747b6a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b85e681" style:font-style-asian="normal" style:font-style-complex="normal"/>
    </style:style>
    <style:style style:name="P70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1" style:family="paragraph" style:parent-style-name="Text_20_body">
      <style:text-properties fo:font-style="normal" officeooo:paragraph-rsid="2a1cfa81" style:font-style-asian="normal" style:font-style-complex="normal"/>
    </style:style>
    <style:style style:name="P72" style:family="paragraph" style:parent-style-name="Text_20_body">
      <style:text-properties fo:font-style="normal" officeooo:paragraph-rsid="29e284b1" style:font-style-asian="normal" style:font-style-complex="normal"/>
    </style:style>
    <style:style style:name="P73" style:family="paragraph" style:parent-style-name="Text_20_body">
      <style:text-properties fo:font-style="normal" officeooo:paragraph-rsid="2af26975" style:font-style-asian="normal" style:font-style-complex="normal"/>
    </style:style>
    <style:style style:name="P74" style:family="paragraph" style:parent-style-name="Text_20_body">
      <style:text-properties fo:font-style="normal" officeooo:paragraph-rsid="2a1a1aad" style:font-style-asian="normal" style:font-style-complex="normal"/>
    </style:style>
    <style:style style:name="P75" style:family="paragraph" style:parent-style-name="Text_20_body">
      <style:text-properties fo:font-style="normal" officeooo:paragraph-rsid="2b721cd0" style:font-style-asian="normal" style:font-style-complex="normal"/>
    </style:style>
    <style:style style:name="P76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9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80" style:family="paragraph" style:parent-style-name="Text_20_body">
      <style:text-properties style:font-name="Georgia3"/>
    </style:style>
    <style:style style:name="P8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2" style:family="paragraph" style:parent-style-name="Text_20_body">
      <style:text-properties officeooo:paragraph-rsid="0ce95318"/>
    </style:style>
    <style:style style:name="P83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4" style:family="paragraph" style:parent-style-name="Text_20_body">
      <style:text-properties officeooo:rsid="17e6c942" officeooo:paragraph-rsid="26d15f04"/>
    </style:style>
    <style:style style:name="P85" style:family="paragraph" style:parent-style-name="Text_20_body">
      <style:text-properties officeooo:rsid="17e6c942" officeooo:paragraph-rsid="27018d5e"/>
    </style:style>
    <style:style style:name="P86" style:family="paragraph" style:parent-style-name="Text_20_body">
      <style:text-properties officeooo:rsid="17e6c942" officeooo:paragraph-rsid="27c60ff3"/>
    </style:style>
    <style:style style:name="P87" style:family="paragraph" style:parent-style-name="Text_20_body">
      <style:text-properties officeooo:rsid="17e6c942" officeooo:paragraph-rsid="27f970dc"/>
    </style:style>
    <style:style style:name="P88" style:family="paragraph" style:parent-style-name="Text_20_body">
      <style:text-properties officeooo:rsid="17e6c942" officeooo:paragraph-rsid="28c32d75"/>
    </style:style>
    <style:style style:name="P89" style:family="paragraph" style:parent-style-name="Text_20_body">
      <style:text-properties officeooo:rsid="17e6c942" officeooo:paragraph-rsid="2a1a1aad"/>
    </style:style>
    <style:style style:name="P90" style:family="paragraph" style:parent-style-name="Text_20_body">
      <style:text-properties officeooo:rsid="17e6c942" officeooo:paragraph-rsid="2b12fe45"/>
    </style:style>
    <style:style style:name="P91" style:family="paragraph" style:parent-style-name="Text_20_body">
      <style:text-properties officeooo:rsid="17e6c942" officeooo:paragraph-rsid="2b4752fc"/>
    </style:style>
    <style:style style:name="P92" style:family="paragraph" style:parent-style-name="Text_20_body">
      <style:text-properties officeooo:rsid="26da25e0" officeooo:paragraph-rsid="26da25e0"/>
    </style:style>
    <style:style style:name="P93" style:family="paragraph" style:parent-style-name="Text_20_body">
      <style:text-properties officeooo:rsid="26da25e0" officeooo:paragraph-rsid="272bf80e"/>
    </style:style>
    <style:style style:name="P94" style:family="paragraph" style:parent-style-name="Text_20_body">
      <style:text-properties officeooo:rsid="26da25e0" officeooo:paragraph-rsid="2a91d861"/>
    </style:style>
    <style:style style:name="P95" style:family="paragraph" style:parent-style-name="Text_20_body">
      <style:text-properties officeooo:rsid="17d7660b" officeooo:paragraph-rsid="272cb78a"/>
    </style:style>
    <style:style style:name="P96" style:family="paragraph" style:parent-style-name="Text_20_body">
      <style:text-properties officeooo:rsid="1ff514e4" officeooo:paragraph-rsid="272cb78a"/>
    </style:style>
    <style:style style:name="P97" style:family="paragraph" style:parent-style-name="Text_20_body">
      <style:text-properties officeooo:rsid="27350553" officeooo:paragraph-rsid="2a1cfa81"/>
    </style:style>
    <style:style style:name="P98" style:family="paragraph" style:parent-style-name="Text_20_body">
      <style:text-properties officeooo:rsid="2829b265" officeooo:paragraph-rsid="2a1cfa81"/>
    </style:style>
    <style:style style:name="P99" style:family="paragraph" style:parent-style-name="Text_20_body">
      <style:text-properties officeooo:rsid="284ed08a" officeooo:paragraph-rsid="289c8c9e"/>
    </style:style>
    <style:style style:name="P100" style:family="paragraph" style:parent-style-name="Text_20_body">
      <style:text-properties officeooo:rsid="284ed08a" officeooo:paragraph-rsid="289e4813"/>
    </style:style>
    <style:style style:name="P101" style:family="paragraph" style:parent-style-name="Text_20_body">
      <style:text-properties officeooo:rsid="284ed08a" officeooo:paragraph-rsid="28b10dad"/>
    </style:style>
    <style:style style:name="P102" style:family="paragraph" style:parent-style-name="Text_20_body">
      <style:text-properties officeooo:rsid="2898e3a2" officeooo:paragraph-rsid="289c8c9e"/>
    </style:style>
    <style:style style:name="P103" style:family="paragraph" style:parent-style-name="Text_20_body">
      <style:text-properties officeooo:paragraph-rsid="289237d1"/>
    </style:style>
    <style:style style:name="P104" style:family="paragraph" style:parent-style-name="Text_20_body">
      <style:text-properties officeooo:paragraph-rsid="28cee6a8"/>
    </style:style>
    <style:style style:name="P105" style:family="paragraph" style:parent-style-name="Text_20_body">
      <style:text-properties officeooo:paragraph-rsid="290619f9"/>
    </style:style>
    <style:style style:name="P106" style:family="paragraph" style:parent-style-name="Text_20_body">
      <style:text-properties officeooo:rsid="296f80f8" officeooo:paragraph-rsid="2970d609"/>
    </style:style>
    <style:style style:name="P107" style:family="paragraph" style:parent-style-name="Text_20_body">
      <style:text-properties officeooo:rsid="29722be7" officeooo:paragraph-rsid="29722be7"/>
    </style:style>
    <style:style style:name="P108" style:family="paragraph" style:parent-style-name="Text_20_body">
      <style:text-properties officeooo:rsid="2975d89f" officeooo:paragraph-rsid="2981f907"/>
    </style:style>
    <style:style style:name="P109" style:family="paragraph" style:parent-style-name="Text_20_body">
      <style:text-properties officeooo:rsid="2853910b" officeooo:paragraph-rsid="2a1a1aad"/>
    </style:style>
    <style:style style:name="P110" style:family="paragraph" style:parent-style-name="Text_20_body">
      <style:text-properties officeooo:paragraph-rsid="2a1cfa81"/>
    </style:style>
    <style:style style:name="P111" style:family="paragraph" style:parent-style-name="Text_20_body">
      <style:text-properties officeooo:rsid="269c1a18" officeooo:paragraph-rsid="2a43267f"/>
    </style:style>
    <style:style style:name="P112" style:family="paragraph" style:parent-style-name="Text_20_body">
      <style:text-properties officeooo:rsid="2a489033" officeooo:paragraph-rsid="2a51747c"/>
    </style:style>
    <style:style style:name="P113" style:family="paragraph" style:parent-style-name="Text_20_body">
      <style:text-properties officeooo:rsid="2a4c87a3" officeooo:paragraph-rsid="2a4d8505"/>
    </style:style>
    <style:style style:name="P114" style:family="paragraph" style:parent-style-name="Text_20_body">
      <style:text-properties officeooo:rsid="2a4c87a3" officeooo:paragraph-rsid="2a5b9c85"/>
    </style:style>
    <style:style style:name="P115" style:family="paragraph" style:parent-style-name="Text_20_body">
      <style:text-properties officeooo:rsid="2a4c87a3" officeooo:paragraph-rsid="2a5da05a"/>
    </style:style>
    <style:style style:name="P116" style:family="paragraph" style:parent-style-name="Text_20_body">
      <style:text-properties officeooo:rsid="2707d48d" officeooo:paragraph-rsid="2a91d861"/>
    </style:style>
    <style:style style:name="P117" style:family="paragraph" style:parent-style-name="Text_20_body">
      <style:text-properties officeooo:rsid="2707d48d" officeooo:paragraph-rsid="272c2712"/>
    </style:style>
    <style:style style:name="P118" style:family="paragraph" style:parent-style-name="Text_20_body">
      <style:text-properties officeooo:paragraph-rsid="28200880"/>
    </style:style>
    <style:style style:name="P119" style:family="paragraph" style:parent-style-name="Text_20_body">
      <style:text-properties officeooo:rsid="27c60ff3" officeooo:paragraph-rsid="27c60ff3"/>
    </style:style>
    <style:style style:name="P120" style:family="paragraph" style:parent-style-name="Text_20_body">
      <style:text-properties officeooo:paragraph-rsid="2ac44257"/>
    </style:style>
    <style:style style:name="P121" style:family="paragraph" style:parent-style-name="Text_20_body">
      <style:text-properties officeooo:paragraph-rsid="2ace9c05"/>
    </style:style>
    <style:style style:name="P122" style:family="paragraph" style:parent-style-name="Text_20_body">
      <style:text-properties officeooo:paragraph-rsid="26a9ee82"/>
    </style:style>
    <style:style style:name="P123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6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7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28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129" style:family="paragraph" style:parent-style-name="Text_20_body">
      <style:text-properties officeooo:paragraph-rsid="2b0c4069"/>
    </style:style>
    <style:style style:name="P130" style:family="paragraph" style:parent-style-name="Text_20_body">
      <style:text-properties officeooo:rsid="2b3097e0" officeooo:paragraph-rsid="2b3097e0"/>
    </style:style>
    <style:style style:name="P131" style:family="paragraph" style:parent-style-name="Text_20_body">
      <style:text-properties officeooo:rsid="2b36df64" officeooo:paragraph-rsid="2b39ac4d"/>
    </style:style>
    <style:style style:name="P132" style:family="paragraph" style:parent-style-name="Text_20_body">
      <style:text-properties officeooo:paragraph-rsid="2b429740"/>
    </style:style>
    <style:style style:name="P133" style:family="paragraph" style:parent-style-name="Text_20_body">
      <style:text-properties officeooo:rsid="274b62ce" officeooo:paragraph-rsid="2aeb8a63"/>
    </style:style>
    <style:style style:name="P134" style:family="paragraph" style:parent-style-name="Text_20_body">
      <style:text-properties officeooo:rsid="2b4f4d60" officeooo:paragraph-rsid="2b4f4d60"/>
    </style:style>
    <style:style style:name="P135" style:family="paragraph" style:parent-style-name="Text_20_body">
      <style:text-properties officeooo:paragraph-rsid="2a1a1aad"/>
    </style:style>
    <style:style style:name="P136" style:family="paragraph" style:parent-style-name="Text_20_body">
      <style:text-properties officeooo:rsid="2b83a7f2" officeooo:paragraph-rsid="2b83a7f2"/>
    </style:style>
    <style:style style:name="P137" style:family="paragraph" style:parent-style-name="Text_20_body">
      <style:text-properties officeooo:rsid="2b82e92c" officeooo:paragraph-rsid="2b82e92c"/>
    </style:style>
    <style:style style:name="P138" style:family="paragraph" style:parent-style-name="Example_20_Header">
      <style:text-properties officeooo:paragraph-rsid="0ce95318"/>
    </style:style>
    <style:style style:name="P13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0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41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42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43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44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45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46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47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48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49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50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51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52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154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155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156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157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58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159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160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161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162" style:family="paragraph" style:parent-style-name="Table_20_Contents">
      <style:text-properties officeooo:paragraph-rsid="272cb78a"/>
    </style:style>
    <style:style style:name="P163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164" style:family="paragraph" style:parent-style-name="Table_20_Contents">
      <style:text-properties officeooo:rsid="272cb78a" officeooo:paragraph-rsid="2859e9b8"/>
    </style:style>
    <style:style style:name="P165" style:family="paragraph" style:parent-style-name="Table_20_Contents">
      <style:text-properties officeooo:rsid="2859e9b8" officeooo:paragraph-rsid="2859e9b8"/>
    </style:style>
    <style:style style:name="P166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167" style:family="paragraph" style:parent-style-name="Table_20_Contents">
      <style:text-properties officeooo:rsid="295b4878" officeooo:paragraph-rsid="295b4878"/>
    </style:style>
    <style:style style:name="P168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169" style:family="paragraph" style:parent-style-name="Table_20_Contents">
      <style:text-properties officeooo:rsid="2a9bad51" officeooo:paragraph-rsid="2a9bad51"/>
    </style:style>
    <style:style style:name="P170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17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3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174" style:family="paragraph" style:parent-style-name="Text_20_body" style:list-style-name="L1">
      <style:text-properties officeooo:rsid="2b315fa9" officeooo:paragraph-rsid="2b86d83e"/>
    </style:style>
    <style:style style:name="P175" style:family="paragraph" style:parent-style-name="Text_20_body" style:list-style-name="L2">
      <style:text-properties officeooo:rsid="2b315fa9" officeooo:paragraph-rsid="2b315fa9"/>
    </style:style>
    <style:style style:name="P176" style:family="paragraph" style:parent-style-name="Text_20_body">
      <style:text-properties officeooo:rsid="2b315fa9" officeooo:paragraph-rsid="2b315fa9"/>
    </style:style>
    <style:style style:name="P177" style:family="paragraph" style:parent-style-name="Text_20_body" style:list-style-name="L1">
      <style:text-properties officeooo:rsid="2b51006b" officeooo:paragraph-rsid="2b86d83e"/>
    </style:style>
    <style:style style:name="P178" style:family="paragraph" style:parent-style-name="Text_20_body" style:list-style-name="L2">
      <style:text-properties officeooo:paragraph-rsid="2b315fa9"/>
    </style:style>
    <style:style style:name="P179" style:family="paragraph" style:parent-style-name="Text_20_body" style:list-style-name="L3">
      <style:text-properties officeooo:rsid="2970d609" officeooo:paragraph-rsid="2970d609"/>
    </style:style>
    <style:style style:name="P180" style:family="paragraph" style:parent-style-name="Text_20_body" style:list-style-name="L4">
      <style:text-properties officeooo:rsid="297a4db5" officeooo:paragraph-rsid="297a4db5"/>
    </style:style>
    <style:style style:name="P181" style:family="paragraph" style:parent-style-name="Text_20_body" style:list-style-name="L4">
      <style:text-properties officeooo:rsid="29722be7" officeooo:paragraph-rsid="29722be7"/>
    </style:style>
    <style:style style:name="P182" style:family="paragraph" style:parent-style-name="Text_20_body" style:list-style-name="L4">
      <style:text-properties officeooo:rsid="2973e04b" officeooo:paragraph-rsid="2973e04b"/>
    </style:style>
    <style:style style:name="P183" style:family="paragraph" style:parent-style-name="Text_20_body" style:list-style-name="L5">
      <style:text-properties officeooo:rsid="2981f907" officeooo:paragraph-rsid="2981f907"/>
    </style:style>
    <style:style style:name="P184" style:family="paragraph" style:parent-style-name="Text_20_body" style:list-style-name="L6">
      <style:text-properties officeooo:paragraph-rsid="2981f907"/>
    </style:style>
    <style:style style:name="P185" style:family="paragraph" style:parent-style-name="Text_20_body" style:list-style-name="L7">
      <style:text-properties officeooo:rsid="2b35d352" officeooo:paragraph-rsid="2b35d352"/>
    </style:style>
    <style:style style:name="P186" style:family="paragraph" style:parent-style-name="Text_20_body" style:list-style-name="L8">
      <style:text-properties officeooo:paragraph-rsid="2b347c0c"/>
    </style:style>
    <style:style style:name="P187" style:family="paragraph" style:parent-style-name="Text_20_body" style:list-style-name="L8">
      <style:text-properties officeooo:rsid="2b347c0c" officeooo:paragraph-rsid="2b347c0c"/>
    </style:style>
    <style:style style:name="P188" style:family="paragraph" style:parent-style-name="Text_20_body" style:list-style-name="L8">
      <style:text-properties officeooo:rsid="2b347c0c" officeooo:paragraph-rsid="2b352c6c"/>
    </style:style>
    <style:style style:name="P189" style:family="paragraph" style:parent-style-name="Text_20_body" style:list-style-name="L8">
      <style:text-properties officeooo:rsid="2b3286e0" officeooo:paragraph-rsid="2b3286e0"/>
    </style:style>
    <style:style style:name="P190" style:family="paragraph" style:parent-style-name="Text_20_body" style:list-style-name="L9">
      <style:text-properties officeooo:paragraph-rsid="290619f9"/>
    </style:style>
    <style:style style:name="P191" style:family="paragraph" style:parent-style-name="Text_20_body" style:list-style-name="L10">
      <style:text-properties officeooo:paragraph-rsid="28ff8a0c"/>
    </style:style>
    <style:style style:name="P192" style:family="paragraph" style:parent-style-name="Text_20_body" style:list-style-name="L10">
      <style:text-properties fo:font-style="normal" officeooo:rsid="17e6c942" officeooo:paragraph-rsid="2903ed8a" style:font-style-asian="normal" style:font-style-complex="normal"/>
    </style:style>
    <style:style style:name="P193" style:family="paragraph" style:parent-style-name="Text_20_body" style:list-style-name="L10">
      <style:text-properties fo:font-style="normal" officeooo:rsid="17e6c942" officeooo:paragraph-rsid="292f3adc" style:font-style-asian="normal" style:font-style-complex="normal"/>
    </style:style>
    <style:style style:name="P194" style:family="paragraph" style:parent-style-name="Text_20_body" style:list-style-name="L10">
      <style:text-properties fo:font-style="normal" officeooo:rsid="17e6c942" officeooo:paragraph-rsid="2b3f0753" style:font-style-asian="normal" style:font-style-complex="normal"/>
    </style:style>
    <style:style style:name="P195" style:family="paragraph" style:parent-style-name="Text_20_body" style:list-style-name="L10">
      <style:text-properties fo:font-style="normal" officeooo:rsid="17e6c942" officeooo:paragraph-rsid="29090231" style:font-style-asian="normal" style:font-style-complex="normal"/>
    </style:style>
    <style:style style:name="P196" style:family="paragraph" style:parent-style-name="Text_20_body" style:list-style-name="L11">
      <style:text-properties fo:font-style="normal" officeooo:rsid="28c54d8e" officeooo:paragraph-rsid="28c54d8e" style:font-style-asian="normal" style:font-style-complex="normal"/>
    </style:style>
    <style:style style:name="P197" style:family="paragraph" style:parent-style-name="Text_20_body" style:list-style-name="L11">
      <style:text-properties fo:font-style="normal" officeooo:rsid="28fa9cc2" officeooo:paragraph-rsid="292164fb" style:font-style-asian="normal" style:font-style-complex="normal"/>
    </style:style>
    <style:style style:name="P198" style:family="paragraph" style:parent-style-name="Text_20_body" style:list-style-name="L11">
      <style:text-properties fo:font-style="normal" officeooo:rsid="28fa9cc2" officeooo:paragraph-rsid="29201ac6" style:font-style-asian="normal" style:font-style-complex="normal"/>
    </style:style>
    <style:style style:name="P199" style:family="paragraph" style:parent-style-name="Text_20_body" style:list-style-name="L12">
      <style:text-properties fo:font-style="normal" officeooo:rsid="28fa9cc2" officeooo:paragraph-rsid="2935dcfb" style:font-style-asian="normal" style:font-style-complex="normal"/>
    </style:style>
    <style:style style:name="P200" style:family="paragraph" style:parent-style-name="Text_20_body" style:list-style-name="L12">
      <style:text-properties fo:font-style="normal" officeooo:rsid="28fa9cc2" officeooo:paragraph-rsid="2b438613" style:font-style-asian="normal" style:font-style-complex="normal"/>
    </style:style>
    <style:style style:name="P201" style:family="paragraph" style:parent-style-name="Text_20_body" style:list-style-name="L15">
      <style:text-properties fo:font-style="normal" officeooo:rsid="2a4e672f" officeooo:paragraph-rsid="2a4e672f" style:font-style-asian="normal" style:font-style-complex="normal"/>
    </style:style>
    <style:style style:name="P202" style:family="paragraph" style:parent-style-name="Text_20_body" style:list-style-name="L20">
      <style:text-properties fo:font-style="normal" officeooo:rsid="2a4d8505" officeooo:paragraph-rsid="2a592604" style:font-style-asian="normal" style:font-style-complex="normal"/>
    </style:style>
    <style:style style:name="P203" style:family="paragraph" style:parent-style-name="Text_20_body" style:list-style-name="L20">
      <style:text-properties fo:font-style="normal" officeooo:rsid="2a4d8505" officeooo:paragraph-rsid="2a5b9c85" style:font-style-asian="normal" style:font-style-complex="normal"/>
    </style:style>
    <style:style style:name="P204" style:family="paragraph" style:parent-style-name="Text_20_body" style:list-style-name="L20">
      <style:text-properties fo:font-style="normal" officeooo:rsid="2a4d8505" officeooo:paragraph-rsid="2a5da05a" style:font-style-asian="normal" style:font-style-complex="normal"/>
    </style:style>
    <style:style style:name="P205" style:family="paragraph" style:parent-style-name="Text_20_body" style:list-style-name="L20">
      <style:text-properties fo:font-style="normal" officeooo:rsid="2a4d8505" officeooo:paragraph-rsid="2b77f646" style:font-style-asian="normal" style:font-style-complex="normal"/>
    </style:style>
    <style:style style:name="P206" style:family="paragraph" style:parent-style-name="Text_20_body" style:list-style-name="L20">
      <style:text-properties fo:font-style="normal" officeooo:rsid="2aa569a6" officeooo:paragraph-rsid="2aa569a6" style:font-style-asian="normal" style:font-style-complex="normal"/>
    </style:style>
    <style:style style:name="P207" style:family="paragraph" style:parent-style-name="Text_20_body" style:list-style-name="L24">
      <style:text-properties fo:font-style="normal" officeooo:rsid="2a39070f" officeooo:paragraph-rsid="2b63e74e" style:font-style-asian="normal" style:font-style-complex="normal"/>
    </style:style>
    <style:style style:name="P208" style:family="paragraph" style:parent-style-name="Text_20_body" style:list-style-name="L40">
      <style:text-properties fo:font-style="normal" officeooo:rsid="2a39070f" officeooo:paragraph-rsid="2b7cf8b5" style:font-style-asian="normal" style:font-style-complex="normal"/>
    </style:style>
    <style:style style:name="P209" style:family="paragraph" style:parent-style-name="Text_20_body" style:list-style-name="L31">
      <style:text-properties fo:font-style="normal" officeooo:rsid="2b6e8079" officeooo:paragraph-rsid="2b6e8079" style:font-style-asian="normal" style:font-style-complex="normal"/>
    </style:style>
    <style:style style:name="P210" style:family="paragraph" style:parent-style-name="Text_20_body" style:list-style-name="L31">
      <style:text-properties fo:font-style="normal" officeooo:rsid="2738801d" officeooo:paragraph-rsid="2a1cfa81" style:font-style-asian="normal" style:font-style-complex="normal"/>
    </style:style>
    <style:style style:name="P211" style:family="paragraph" style:parent-style-name="Text_20_body" style:list-style-name="L31">
      <style:text-properties fo:font-style="normal" officeooo:rsid="2a9c535b" officeooo:paragraph-rsid="2a9c535b" style:font-style-asian="normal" style:font-style-complex="normal"/>
    </style:style>
    <style:style style:name="P212" style:family="paragraph" style:parent-style-name="Text_20_body" style:list-style-name="L45">
      <style:text-properties fo:font-style="normal" officeooo:rsid="2a9c535b" officeooo:paragraph-rsid="2b278a1a" style:font-style-asian="normal" style:font-style-complex="normal"/>
    </style:style>
    <style:style style:name="P213" style:family="paragraph" style:parent-style-name="Text_20_body" style:list-style-name="L22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14" style:family="paragraph" style:parent-style-name="Text_20_body" style:list-style-name="L32">
      <style:text-properties fo:font-style="normal" style:text-underline-style="none" officeooo:rsid="29aaf50b" officeooo:paragraph-rsid="2a1cfa81" style:font-style-asian="normal" style:font-style-complex="normal"/>
    </style:style>
    <style:style style:name="P215" style:family="paragraph" style:parent-style-name="Text_20_body" style:list-style-name="L37">
      <style:text-properties fo:font-style="normal" style:text-underline-style="none" officeooo:rsid="29e284b1" officeooo:paragraph-rsid="29e284b1" style:font-style-asian="normal" style:font-style-complex="normal"/>
    </style:style>
    <style:style style:name="P216" style:family="paragraph" style:parent-style-name="Text_20_body" style:list-style-name="L12">
      <style:text-properties officeooo:paragraph-rsid="290d3fbb"/>
    </style:style>
    <style:style style:name="P217" style:family="paragraph" style:parent-style-name="Text_20_body" style:list-style-name="L12">
      <style:text-properties officeooo:paragraph-rsid="2aa24bac"/>
    </style:style>
    <style:style style:name="P218" style:family="paragraph" style:parent-style-name="Text_20_body" style:list-style-name="L13">
      <style:text-properties officeooo:rsid="284ed08a" officeooo:paragraph-rsid="28a0da05"/>
    </style:style>
    <style:style style:name="P219" style:family="paragraph" style:parent-style-name="Text_20_body" style:list-style-name="L14">
      <style:text-properties officeooo:paragraph-rsid="2af49e58"/>
    </style:style>
    <style:style style:name="P220" style:family="paragraph" style:parent-style-name="Text_20_body" style:list-style-name="L15">
      <style:text-properties officeooo:paragraph-rsid="2a4e672f"/>
    </style:style>
    <style:style style:name="P221" style:family="paragraph" style:parent-style-name="Text_20_body" style:list-style-name="L15">
      <style:text-properties fo:language="cs" fo:country="CZ" fo:font-style="normal" officeooo:rsid="2a4e672f" officeooo:paragraph-rsid="2b4d92c9" style:font-style-asian="normal" style:font-style-complex="normal"/>
    </style:style>
    <style:style style:name="P222" style:family="paragraph" style:parent-style-name="Text_20_body" style:list-style-name="L15">
      <style:text-properties fo:language="cs" fo:country="CZ" fo:font-style="normal" officeooo:rsid="2a4e672f" officeooo:paragraph-rsid="2a4e672f" style:font-style-asian="normal" style:font-style-complex="normal"/>
    </style:style>
    <style:style style:name="P223" style:family="paragraph" style:parent-style-name="Text_20_body" style:list-style-name="L15">
      <style:text-properties fo:language="cs" fo:country="CZ" fo:font-style="normal" officeooo:rsid="2aa569a6" officeooo:paragraph-rsid="2b4d92c9" style:font-style-asian="normal" style:font-style-complex="normal"/>
    </style:style>
    <style:style style:name="P224" style:family="paragraph" style:parent-style-name="Text_20_body" style:list-style-name="L16">
      <style:text-properties fo:language="cs" fo:country="CZ" fo:font-style="normal" officeooo:rsid="2a3083ee" officeooo:paragraph-rsid="2a2ecec8" style:font-style-asian="normal" style:font-style-complex="normal"/>
    </style:style>
    <style:style style:name="P225" style:family="paragraph" style:parent-style-name="Text_20_body" style:list-style-name="L16">
      <style:text-properties fo:language="cs" fo:country="CZ" fo:font-style="normal" officeooo:rsid="2a2ecec8" officeooo:paragraph-rsid="2a2ecec8" style:font-style-asian="normal" style:font-style-complex="normal"/>
    </style:style>
    <style:style style:name="P226" style:family="paragraph" style:parent-style-name="Text_20_body" style:list-style-name="L22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27" style:family="paragraph" style:parent-style-name="Text_20_body" style:list-style-name="L22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28" style:family="paragraph" style:parent-style-name="Text_20_body" style:list-style-name="L17">
      <style:text-properties officeooo:rsid="27958f96" officeooo:paragraph-rsid="2a1cfa81"/>
    </style:style>
    <style:style style:name="P229" style:family="paragraph" style:parent-style-name="Text_20_body" style:list-style-name="L17">
      <style:text-properties officeooo:rsid="2b2f65b9" officeooo:paragraph-rsid="2b2f65b9"/>
    </style:style>
    <style:style style:name="P230" style:family="paragraph" style:parent-style-name="Text_20_body" style:list-style-name="L17">
      <style:text-properties officeooo:rsid="2796d2f6" officeooo:paragraph-rsid="2a1cfa81"/>
    </style:style>
    <style:style style:name="P231" style:family="paragraph" style:parent-style-name="Text_20_body" style:list-style-name="L18">
      <style:text-properties officeooo:rsid="2829b265" officeooo:paragraph-rsid="2a1cfa81"/>
    </style:style>
    <style:style style:name="P232" style:family="paragraph" style:parent-style-name="Text_20_body" style:list-style-name="L19">
      <style:text-properties officeooo:rsid="27f392a0" officeooo:paragraph-rsid="2a18df2b"/>
    </style:style>
    <style:style style:name="P233" style:family="paragraph" style:parent-style-name="Text_20_body" style:list-style-name="L21">
      <style:text-properties officeooo:paragraph-rsid="2b4ef272"/>
    </style:style>
    <style:style style:name="P234" style:family="paragraph" style:parent-style-name="Text_20_body" style:list-style-name="L23">
      <style:text-properties officeooo:rsid="28590130" officeooo:paragraph-rsid="2a1a1aad"/>
    </style:style>
    <style:style style:name="P235" style:family="paragraph" style:parent-style-name="Text_20_body" style:list-style-name="L24">
      <style:text-properties officeooo:paragraph-rsid="2a1a1aad"/>
    </style:style>
    <style:style style:name="P236" style:family="paragraph" style:parent-style-name="Text_20_body" style:list-style-name="L24">
      <style:text-properties fo:font-style="italic" officeooo:rsid="2981f907" officeooo:paragraph-rsid="2a1a1aad" style:font-style-asian="italic" style:font-style-complex="italic"/>
    </style:style>
    <style:style style:name="P237" style:family="paragraph" style:parent-style-name="Text_20_body" style:list-style-name="L42">
      <style:text-properties fo:font-style="italic" officeooo:rsid="26da25e0" officeooo:paragraph-rsid="26e6e731" style:font-style-asian="italic" style:font-style-complex="italic"/>
    </style:style>
    <style:style style:name="P238" style:family="paragraph" style:parent-style-name="Text_20_body" style:list-style-name="L25">
      <style:text-properties officeooo:paragraph-rsid="2a1a1aad"/>
    </style:style>
    <style:style style:name="P239" style:family="paragraph" style:parent-style-name="Text_20_body" style:list-style-name="L25">
      <style:text-properties officeooo:paragraph-rsid="2b6406a1"/>
    </style:style>
    <style:style style:name="P240" style:family="paragraph" style:parent-style-name="Text_20_body" style:list-style-name="L25">
      <style:text-properties officeooo:rsid="17e6c942" officeooo:paragraph-rsid="2b0b51e1"/>
    </style:style>
    <style:style style:name="P241" style:family="paragraph" style:parent-style-name="Text_20_body" style:list-style-name="L25">
      <style:text-properties officeooo:rsid="17e6c942" officeooo:paragraph-rsid="2a1a1aad"/>
    </style:style>
    <style:style style:name="P242" style:family="paragraph" style:parent-style-name="Text_20_body" style:list-style-name="L39">
      <style:text-properties officeooo:rsid="17e6c942" officeooo:paragraph-rsid="26ec1902"/>
    </style:style>
    <style:style style:name="P243" style:family="paragraph" style:parent-style-name="Text_20_body" style:list-style-name="L39">
      <style:text-properties officeooo:rsid="17e6c942" officeooo:paragraph-rsid="26ee21f9"/>
    </style:style>
    <style:style style:name="P244" style:family="paragraph" style:parent-style-name="Text_20_body" style:list-style-name="L39">
      <style:text-properties officeooo:rsid="17e6c942" officeooo:paragraph-rsid="26ecb252"/>
    </style:style>
    <style:style style:name="P245" style:family="paragraph" style:parent-style-name="Text_20_body" style:list-style-name="L40">
      <style:text-properties officeooo:rsid="17e6c942" officeooo:paragraph-rsid="26d15f04"/>
    </style:style>
    <style:style style:name="P246" style:family="paragraph" style:parent-style-name="Text_20_body" style:list-style-name="L40">
      <style:text-properties officeooo:rsid="17e6c942" officeooo:paragraph-rsid="2a44f337"/>
    </style:style>
    <style:style style:name="P247" style:family="paragraph" style:parent-style-name="Text_20_body" style:list-style-name="L40">
      <style:text-properties officeooo:rsid="17e6c942" officeooo:paragraph-rsid="26d36516"/>
    </style:style>
    <style:style style:name="P248" style:family="paragraph" style:parent-style-name="Text_20_body" style:list-style-name="L26">
      <style:text-properties officeooo:paragraph-rsid="2b66f36b"/>
    </style:style>
    <style:style style:name="P249" style:family="paragraph" style:parent-style-name="Text_20_body" style:list-style-name="L27">
      <style:text-properties officeooo:paragraph-rsid="29995283"/>
    </style:style>
    <style:style style:name="P250" style:family="paragraph" style:parent-style-name="Text_20_body" style:list-style-name="L28">
      <style:text-properties officeooo:paragraph-rsid="29995283"/>
    </style:style>
    <style:style style:name="P251" style:family="paragraph" style:parent-style-name="Text_20_body" style:list-style-name="L28">
      <style:text-properties officeooo:paragraph-rsid="299f01f7"/>
    </style:style>
    <style:style style:name="P252" style:family="paragraph" style:parent-style-name="Text_20_body" style:list-style-name="L28">
      <style:text-properties officeooo:paragraph-rsid="299ad1d2"/>
    </style:style>
    <style:style style:name="P253" style:family="paragraph" style:parent-style-name="Text_20_body" style:list-style-name="L28">
      <style:text-properties officeooo:rsid="299ca2ec" officeooo:paragraph-rsid="299ca2ec"/>
    </style:style>
    <style:style style:name="P254" style:family="paragraph" style:parent-style-name="Text_20_body" style:list-style-name="L29">
      <style:text-properties officeooo:paragraph-rsid="2b73c421"/>
    </style:style>
    <style:style style:name="P255" style:family="paragraph" style:parent-style-name="Text_20_body" style:list-style-name="L30">
      <style:text-properties officeooo:paragraph-rsid="29645d30"/>
    </style:style>
    <style:style style:name="P256" style:family="paragraph" style:parent-style-name="Text_20_body" style:list-style-name="L30">
      <style:text-properties officeooo:paragraph-rsid="296935da"/>
    </style:style>
    <style:style style:name="P257" style:family="paragraph" style:parent-style-name="Text_20_body" style:list-style-name="L31">
      <style:text-properties officeooo:paragraph-rsid="2a1cfa81"/>
    </style:style>
    <style:style style:name="P258" style:family="paragraph" style:parent-style-name="Text_20_body" style:list-style-name="L31">
      <style:text-properties officeooo:rsid="273ae6ca" officeooo:paragraph-rsid="2a1cfa81"/>
    </style:style>
    <style:style style:name="P259" style:family="paragraph" style:parent-style-name="Text_20_body" style:list-style-name="L31">
      <style:text-properties officeooo:rsid="273e3f29" officeooo:paragraph-rsid="2a1cfa81"/>
    </style:style>
    <style:style style:name="P260" style:family="paragraph" style:parent-style-name="Text_20_body" style:list-style-name="L33">
      <style:text-properties officeooo:paragraph-rsid="2a1cfa81"/>
    </style:style>
    <style:style style:name="P261" style:family="paragraph" style:parent-style-name="Text_20_body" style:list-style-name="L33">
      <style:text-properties officeooo:paragraph-rsid="2b721cd0"/>
    </style:style>
    <style:style style:name="P262" style:family="paragraph" style:parent-style-name="Text_20_body" style:list-style-name="L34">
      <style:text-properties officeooo:paragraph-rsid="2a8dd993"/>
    </style:style>
    <style:style style:name="P263" style:family="paragraph" style:parent-style-name="Text_20_body" style:list-style-name="L34">
      <style:text-properties officeooo:rsid="29515b8c" officeooo:paragraph-rsid="2aa2c670"/>
    </style:style>
    <style:style style:name="P264" style:family="paragraph" style:parent-style-name="Text_20_body" style:list-style-name="L35">
      <style:text-properties officeooo:paragraph-rsid="2b0ee4b3"/>
    </style:style>
    <style:style style:name="P265" style:family="paragraph" style:parent-style-name="Text_20_body" style:list-style-name="L36">
      <style:text-properties officeooo:paragraph-rsid="29ba11ee"/>
    </style:style>
    <style:style style:name="P266" style:family="paragraph" style:parent-style-name="Text_20_body" style:list-style-name="L37">
      <style:text-properties officeooo:paragraph-rsid="2794b590"/>
    </style:style>
    <style:style style:name="P267" style:family="paragraph" style:parent-style-name="Text_20_body" style:list-style-name="L38">
      <style:text-properties officeooo:paragraph-rsid="26c7af33"/>
    </style:style>
    <style:style style:name="P268" style:family="paragraph" style:parent-style-name="Text_20_body" style:list-style-name="L38">
      <style:text-properties officeooo:rsid="26ae7694" officeooo:paragraph-rsid="2775f45a"/>
    </style:style>
    <style:style style:name="P269" style:family="paragraph" style:parent-style-name="Text_20_body" style:list-style-name="L38">
      <style:text-properties fo:font-weight="bold" officeooo:rsid="2774dace" officeooo:paragraph-rsid="2774dace" style:font-weight-asian="bold" style:font-weight-complex="bold"/>
    </style:style>
    <style:style style:name="P270" style:family="paragraph" style:parent-style-name="Text_20_body" style:list-style-name="L38">
      <style:text-properties officeooo:rsid="2774dace" officeooo:paragraph-rsid="2774dace"/>
    </style:style>
    <style:style style:name="P271" style:family="paragraph" style:parent-style-name="Text_20_body" style:list-style-name="L38">
      <style:text-properties officeooo:rsid="2774dace" officeooo:paragraph-rsid="2b79648f"/>
    </style:style>
    <style:style style:name="P272" style:family="paragraph" style:parent-style-name="Text_20_body" style:list-style-name="L38">
      <style:text-properties officeooo:rsid="26c2ee38" officeooo:paragraph-rsid="2b79648f"/>
    </style:style>
    <style:style style:name="P273" style:family="paragraph" style:parent-style-name="Text_20_body" style:list-style-name="L38">
      <style:text-properties officeooo:rsid="26f9802d" officeooo:paragraph-rsid="26fbf756"/>
    </style:style>
    <style:style style:name="P274" style:family="paragraph" style:parent-style-name="Text_20_body" style:list-style-name="L41">
      <style:text-properties officeooo:rsid="2706f839" officeooo:paragraph-rsid="2706f839"/>
    </style:style>
    <style:style style:name="P275" style:family="paragraph" style:parent-style-name="Text_20_body" style:list-style-name="L41">
      <style:text-properties officeooo:rsid="2705f4df" officeooo:paragraph-rsid="26a8d4af"/>
    </style:style>
    <style:style style:name="P276" style:family="paragraph" style:parent-style-name="Text_20_body" style:list-style-name="L43">
      <style:text-properties officeooo:paragraph-rsid="2726737a"/>
    </style:style>
    <style:style style:name="P277" style:family="paragraph" style:parent-style-name="Text_20_body" style:list-style-name="L44">
      <style:text-properties officeooo:rsid="26da25e0" officeooo:paragraph-rsid="26e58a3c"/>
    </style:style>
    <style:style style:name="P278" style:family="paragraph" style:parent-style-name="Text_20_body" style:list-style-name="L45">
      <style:text-properties officeooo:rsid="26936a8c" officeooo:paragraph-rsid="26e03ca8"/>
    </style:style>
    <style:style style:name="P279" style:family="paragraph" style:parent-style-name="Text_20_body" style:list-style-name="L45">
      <style:text-properties officeooo:rsid="26d8fc9c" officeooo:paragraph-rsid="26e15b30"/>
    </style:style>
    <style:style style:name="P280" style:family="paragraph" style:parent-style-name="Text_20_body" style:list-style-name="L45">
      <style:text-properties officeooo:rsid="26d8fc9c" officeooo:paragraph-rsid="26e0b8c7"/>
    </style:style>
    <style:style style:name="P281" style:family="paragraph" style:parent-style-name="Text_20_body" style:list-style-name="L46">
      <style:text-properties officeooo:paragraph-rsid="2b8851dc" fo:background-color="transparent"/>
    </style:style>
    <style:style style:name="P282" style:family="paragraph" style:parent-style-name="Text_20_body">
      <style:text-properties officeooo:rsid="2a91d861" officeooo:paragraph-rsid="2b8851dc" fo:background-color="transparent"/>
    </style:style>
    <style:style style:name="P283" style:family="paragraph" style:parent-style-name="Text_20_body" style:list-style-name="L47">
      <style:text-properties officeooo:rsid="2a91d861" officeooo:paragraph-rsid="2b8851dc" fo:background-color="transparent"/>
    </style:style>
    <style:style style:name="P284" style:family="paragraph" style:parent-style-name="Text_20_body" style:list-style-name="L47">
      <style:text-properties officeooo:rsid="2a2609c4" officeooo:paragraph-rsid="2b8851dc" fo:background-color="transparent"/>
    </style:style>
    <style:style style:name="P285" style:family="paragraph" style:parent-style-name="Heading_20_2">
      <style:text-properties officeooo:rsid="2b82e92c" officeooo:paragraph-rsid="2b82e92c"/>
    </style:style>
    <style:style style:name="P286" style:family="paragraph" style:parent-style-name="Heading_20_2">
      <style:text-properties officeooo:rsid="297935e3" officeooo:paragraph-rsid="297935e3"/>
    </style:style>
    <style:style style:name="P287" style:family="paragraph" style:parent-style-name="Heading_20_2">
      <style:text-properties officeooo:rsid="2b321316" officeooo:paragraph-rsid="2b321316"/>
    </style:style>
    <style:style style:name="P288" style:family="paragraph" style:parent-style-name="Heading_20_2">
      <style:text-properties officeooo:rsid="1e738991" officeooo:paragraph-rsid="272cb78a"/>
    </style:style>
    <style:style style:name="P289" style:family="paragraph" style:parent-style-name="Heading_20_1">
      <style:text-properties officeooo:rsid="26716ded" officeooo:paragraph-rsid="26716ded"/>
    </style:style>
    <style:style style:name="P290" style:family="paragraph" style:parent-style-name="Heading_20_1">
      <style:text-properties officeooo:rsid="2671fb12" officeooo:paragraph-rsid="266e12c9"/>
    </style:style>
    <style:style style:name="P291" style:family="paragraph" style:parent-style-name="Heading_20_1">
      <style:text-properties officeooo:rsid="25e60bac" officeooo:paragraph-rsid="25e60bac"/>
    </style:style>
    <style:style style:name="P292" style:family="paragraph" style:parent-style-name="Heading_20_1">
      <style:text-properties officeooo:rsid="268cf146" officeooo:paragraph-rsid="268cf146"/>
    </style:style>
    <style:style style:name="P293" style:family="paragraph" style:parent-style-name="Heading_20_1">
      <style:text-properties officeooo:paragraph-rsid="272cb78a"/>
    </style:style>
    <style:style style:name="P294" style:family="paragraph" style:parent-style-name="Heading_20_3">
      <style:text-properties officeooo:rsid="280dabbd" officeooo:paragraph-rsid="27c4a71b"/>
    </style:style>
    <style:style style:name="P295" style:family="paragraph" style:parent-style-name="Heading_20_3">
      <style:text-properties officeooo:rsid="280323f7" officeooo:paragraph-rsid="27d8324c"/>
    </style:style>
    <style:style style:name="P296" style:family="paragraph" style:parent-style-name="Heading_20_3">
      <style:text-properties officeooo:paragraph-rsid="2a18df2b"/>
    </style:style>
    <style:style style:name="P297" style:family="paragraph" style:parent-style-name="Heading_20_3">
      <style:text-properties officeooo:rsid="283820ca" officeooo:paragraph-rsid="2a18df2b"/>
    </style:style>
    <style:style style:name="P298" style:family="paragraph" style:parent-style-name="Heading_20_3">
      <style:text-properties officeooo:paragraph-rsid="2a1cfa81"/>
    </style:style>
    <style:style style:name="P299" style:family="paragraph" style:parent-style-name="Heading_20_3">
      <style:text-properties officeooo:rsid="281ee320" officeooo:paragraph-rsid="281ee320"/>
    </style:style>
    <style:style style:name="P300" style:family="paragraph" style:parent-style-name="Heading_20_3">
      <style:text-properties officeooo:rsid="2a1a1aad" officeooo:paragraph-rsid="2a18df2b"/>
    </style:style>
    <style:style style:name="P301" style:family="paragraph" style:parent-style-name="Heading_20_3">
      <style:text-properties officeooo:rsid="2a1a1aad" officeooo:paragraph-rsid="2a1a1aad"/>
    </style:style>
    <style:style style:name="P302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303" style:family="paragraph" style:parent-style-name="Heading_20_3">
      <style:text-properties officeooo:rsid="2a1a1aad" officeooo:paragraph-rsid="2a1ba76b"/>
    </style:style>
    <style:style style:name="P304" style:family="paragraph" style:parent-style-name="Heading_20_3">
      <style:text-properties officeooo:rsid="29ea32cc" officeooo:paragraph-rsid="2a1a1aad"/>
    </style:style>
    <style:style style:name="P305" style:family="paragraph" style:parent-style-name="Heading_20_3">
      <style:text-properties officeooo:paragraph-rsid="2a1a1aad"/>
    </style:style>
    <style:style style:name="P306" style:family="paragraph" style:parent-style-name="Heading_20_3">
      <style:text-properties officeooo:rsid="2a15c51f" officeooo:paragraph-rsid="2a1a1aad"/>
    </style:style>
    <style:style style:name="P307" style:family="paragraph" style:parent-style-name="Heading_20_3">
      <style:text-properties officeooo:rsid="2a15c51f" officeooo:paragraph-rsid="2a9fdee7"/>
    </style:style>
    <style:style style:name="P308" style:family="paragraph" style:parent-style-name="Heading_20_3">
      <style:text-properties officeooo:rsid="283e3eea" officeooo:paragraph-rsid="27d3a2a0"/>
    </style:style>
    <style:style style:name="P309" style:family="paragraph" style:parent-style-name="Heading_20_3">
      <style:text-properties officeooo:rsid="29ed4c29" officeooo:paragraph-rsid="27b89adf"/>
    </style:style>
    <style:style style:name="P310" style:family="paragraph" style:parent-style-name="Heading_20_3">
      <style:text-properties officeooo:rsid="29fcf315" officeooo:paragraph-rsid="2793e769"/>
    </style:style>
    <style:style style:name="P311" style:family="paragraph" style:parent-style-name="Heading_20_3">
      <style:text-properties officeooo:rsid="2a18df2b" officeooo:paragraph-rsid="2a20905e"/>
    </style:style>
    <style:style style:name="P312" style:family="paragraph" style:parent-style-name="Heading_20_3">
      <style:text-properties officeooo:paragraph-rsid="2ac44257"/>
    </style:style>
    <style:style style:name="P313" style:family="paragraph" style:parent-style-name="Heading_20_3">
      <style:text-properties officeooo:paragraph-rsid="2a91d861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officeooo:rsid="2aedc0a1" style:font-style-asian="italic" style:font-style-complex="italic"/>
    </style:style>
    <style:style style:name="T27" style:family="text">
      <style:text-properties fo:language="cs" fo:country="CZ" fo:font-style="italic" officeooo:rsid="2b054724" style:font-style-asian="italic" style:font-style-complex="italic"/>
    </style:style>
    <style:style style:name="T28" style:family="text">
      <style:text-properties fo:language="cs" fo:country="CZ" fo:font-style="italic" officeooo:rsid="2a9fdee7" style:font-style-asian="italic" style:font-style-complex="italic"/>
    </style:style>
    <style:style style:name="T29" style:family="text">
      <style:text-properties fo:language="cs" fo:country="CZ" fo:font-style="italic" officeooo:rsid="2b5ae84b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6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7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27d9b9dd" style:font-style-asian="normal" style:font-style-complex="normal"/>
    </style:style>
    <style:style style:name="T40" style:family="text">
      <style:text-properties fo:language="cs" fo:country="CZ" fo:font-style="normal" officeooo:rsid="29d97e1f" style:font-style-asian="normal" style:font-style-complex="normal"/>
    </style:style>
    <style:style style:name="T41" style:family="text">
      <style:text-properties fo:language="cs" fo:country="CZ" fo:font-style="normal" officeooo:rsid="282237a6" style:font-style-asian="normal" style:font-style-complex="normal"/>
    </style:style>
    <style:style style:name="T42" style:family="text">
      <style:text-properties fo:language="cs" fo:country="CZ" fo:font-style="normal" officeooo:rsid="284a5191" style:font-style-asian="normal" style:font-style-complex="normal"/>
    </style:style>
    <style:style style:name="T43" style:family="text">
      <style:text-properties fo:language="cs" fo:country="CZ" fo:font-style="normal" officeooo:rsid="295f1c38" style:font-style-asian="normal" style:font-style-complex="normal"/>
    </style:style>
    <style:style style:name="T44" style:family="text">
      <style:text-properties fo:language="cs" fo:country="CZ" fo:font-style="normal" officeooo:rsid="28451b0b" style:font-style-asian="normal" style:font-style-complex="normal"/>
    </style:style>
    <style:style style:name="T45" style:family="text">
      <style:text-properties fo:language="cs" fo:country="CZ" fo:font-style="normal" officeooo:rsid="2a4c87a3" style:font-style-asian="normal" style:font-style-complex="normal"/>
    </style:style>
    <style:style style:name="T46" style:family="text">
      <style:text-properties fo:language="cs" fo:country="CZ" fo:font-style="normal" officeooo:rsid="2a4e672f" style:font-style-asian="normal" style:font-style-complex="normal"/>
    </style:style>
    <style:style style:name="T47" style:family="text">
      <style:text-properties fo:language="cs" fo:country="CZ" fo:font-style="normal" officeooo:rsid="2a5117c9" style:font-style-asian="normal" style:font-style-complex="normal"/>
    </style:style>
    <style:style style:name="T48" style:family="text">
      <style:text-properties fo:language="cs" fo:country="CZ" fo:font-style="normal" officeooo:rsid="2ab9b231" style:font-style-asian="normal" style:font-style-complex="normal"/>
    </style:style>
    <style:style style:name="T49" style:family="text">
      <style:text-properties fo:language="cs" fo:country="CZ" fo:font-style="normal" officeooo:rsid="2abbf9a7" style:font-style-asian="normal" style:font-style-complex="normal"/>
    </style:style>
    <style:style style:name="T50" style:family="text">
      <style:text-properties fo:language="cs" fo:country="CZ" fo:font-style="normal" officeooo:rsid="2abb9598" style:font-style-asian="normal" style:font-style-complex="normal"/>
    </style:style>
    <style:style style:name="T51" style:family="text">
      <style:text-properties fo:language="cs" fo:country="CZ" fo:font-style="normal" officeooo:rsid="2a39e571" style:font-style-asian="normal" style:font-style-complex="normal"/>
    </style:style>
    <style:style style:name="T52" style:family="text">
      <style:text-properties fo:language="cs" fo:country="CZ" fo:font-style="normal" officeooo:rsid="2b05c9a1" style:font-style-asian="normal" style:font-style-complex="normal"/>
    </style:style>
    <style:style style:name="T53" style:family="text">
      <style:text-properties fo:language="cs" fo:country="CZ" fo:font-style="normal" officeooo:rsid="2b2ac2ba" style:font-style-asian="normal" style:font-style-complex="normal"/>
    </style:style>
    <style:style style:name="T54" style:family="text">
      <style:text-properties fo:language="cs" fo:country="CZ" fo:font-style="normal" officeooo:rsid="2b5c061d" style:font-style-asian="normal" style:font-style-complex="normal"/>
    </style:style>
    <style:style style:name="T55" style:family="text">
      <style:text-properties fo:language="cs" fo:country="CZ" fo:font-style="normal" officeooo:rsid="2b5c2dca" style:font-style-asian="normal" style:font-style-complex="normal"/>
    </style:style>
    <style:style style:name="T56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7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8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0" style:family="text">
      <style:text-properties fo:language="cs" fo:country="CZ" officeooo:rsid="17d9dad5"/>
    </style:style>
    <style:style style:name="T61" style:family="text">
      <style:text-properties fo:language="cs" fo:country="CZ" officeooo:rsid="17db9b9e"/>
    </style:style>
    <style:style style:name="T62" style:family="text">
      <style:text-properties fo:language="cs" fo:country="CZ" fo:font-weight="bold" officeooo:rsid="282237a6" style:font-weight-asian="bold" style:font-weight-complex="bold"/>
    </style:style>
    <style:style style:name="T63" style:family="text">
      <style:text-properties fo:language="cs" fo:country="CZ" fo:font-weight="bold" officeooo:rsid="2a0e528b" style:font-weight-asian="bold" style:font-weight-complex="bold"/>
    </style:style>
    <style:style style:name="T64" style:family="text">
      <style:text-properties fo:language="cs" fo:country="CZ" fo:font-weight="bold" officeooo:rsid="27cb2800" style:font-weight-asian="bold" style:font-weight-complex="bold"/>
    </style:style>
    <style:style style:name="T65" style:family="text">
      <style:text-properties fo:language="cs" fo:country="CZ" officeooo:rsid="1fb71feb"/>
    </style:style>
    <style:style style:name="T66" style:family="text">
      <style:text-properties fo:language="cs" fo:country="CZ" officeooo:rsid="1fb7ab9e"/>
    </style:style>
    <style:style style:name="T67" style:family="text">
      <style:text-properties fo:language="cs" fo:country="CZ" officeooo:rsid="202b4e26"/>
    </style:style>
    <style:style style:name="T68" style:family="text">
      <style:text-properties fo:language="cs" fo:country="CZ" officeooo:rsid="207bc3d6"/>
    </style:style>
    <style:style style:name="T69" style:family="text">
      <style:text-properties fo:language="cs" fo:country="CZ" officeooo:rsid="273164f3"/>
    </style:style>
    <style:style style:name="T70" style:family="text">
      <style:text-properties fo:language="cs" fo:country="CZ" officeooo:rsid="27bb24ac"/>
    </style:style>
    <style:style style:name="T71" style:family="text">
      <style:text-properties fo:language="cs" fo:country="CZ" officeooo:rsid="281de97a"/>
    </style:style>
    <style:style style:name="T72" style:family="text">
      <style:text-properties fo:language="cs" fo:country="CZ" officeooo:rsid="28200880"/>
    </style:style>
    <style:style style:name="T73" style:family="text">
      <style:text-properties fo:language="cs" fo:country="CZ" officeooo:rsid="28213d47"/>
    </style:style>
    <style:style style:name="T74" style:family="text">
      <style:text-properties fo:language="cs" fo:country="CZ" officeooo:rsid="2821b2a5"/>
    </style:style>
    <style:style style:name="T75" style:family="text">
      <style:text-properties fo:language="cs" fo:country="CZ" officeooo:rsid="282237a6"/>
    </style:style>
    <style:style style:name="T76" style:family="text">
      <style:text-properties fo:language="cs" fo:country="CZ" officeooo:rsid="283ede64"/>
    </style:style>
    <style:style style:name="T77" style:family="text">
      <style:text-properties fo:language="cs" fo:country="CZ" officeooo:rsid="28520c6c"/>
    </style:style>
    <style:style style:name="T78" style:family="text">
      <style:text-properties fo:language="cs" fo:country="CZ" fo:font-weight="normal" style:font-weight-asian="normal" style:font-weight-complex="normal"/>
    </style:style>
    <style:style style:name="T79" style:family="text">
      <style:text-properties fo:language="cs" fo:country="CZ" officeooo:rsid="2a0ab732"/>
    </style:style>
    <style:style style:name="T80" style:family="text">
      <style:text-properties fo:language="cs" fo:country="CZ" officeooo:rsid="2a0cadf3"/>
    </style:style>
    <style:style style:name="T81" style:family="text">
      <style:text-properties fo:language="cs" fo:country="CZ" officeooo:rsid="2a0e528b"/>
    </style:style>
    <style:style style:name="T82" style:family="text">
      <style:text-properties fo:language="cs" fo:country="CZ" officeooo:rsid="2a2d4dd8"/>
    </style:style>
    <style:style style:name="T83" style:family="text">
      <style:text-properties fo:language="cs" fo:country="CZ" officeooo:rsid="2a4f670f"/>
    </style:style>
    <style:style style:name="T84" style:family="text">
      <style:text-properties fo:language="cs" fo:country="CZ" officeooo:rsid="2ac037d7"/>
    </style:style>
    <style:style style:name="T85" style:family="text">
      <style:text-properties fo:language="cs" fo:country="CZ" officeooo:rsid="27cb2800"/>
    </style:style>
    <style:style style:name="T86" style:family="text">
      <style:text-properties fo:language="cs" fo:country="CZ" officeooo:rsid="2a5468fd"/>
    </style:style>
    <style:style style:name="T87" style:family="text">
      <style:text-properties fo:language="cs" fo:country="CZ" officeooo:rsid="2ad73243"/>
    </style:style>
    <style:style style:name="T88" style:family="text">
      <style:text-properties fo:language="cs" fo:country="CZ" officeooo:rsid="2af26975"/>
    </style:style>
    <style:style style:name="T89" style:family="text">
      <style:text-properties fo:language="cs" fo:country="CZ" officeooo:rsid="2b04a3eb"/>
    </style:style>
    <style:style style:name="T90" style:family="text">
      <style:text-properties fo:language="cs" fo:country="CZ" officeooo:rsid="2b429740"/>
    </style:style>
    <style:style style:name="T91" style:family="text">
      <style:text-properties fo:language="cs" fo:country="CZ" officeooo:rsid="2b4d92c9"/>
    </style:style>
    <style:style style:name="T92" style:family="text">
      <style:text-properties fo:language="cs" fo:country="CZ" officeooo:rsid="2b51006b"/>
    </style:style>
    <style:style style:name="T93" style:family="text">
      <style:text-properties fo:language="cs" fo:country="CZ" officeooo:rsid="2b5ae84b"/>
    </style:style>
    <style:style style:name="T94" style:family="text">
      <style:text-properties fo:language="cs" fo:country="CZ" fo:background-color="#b2b2b2" loext:char-shading-value="0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26c8cb7a" style:font-style-asian="italic" style:font-style-complex="italic"/>
    </style:style>
    <style:style style:name="T97" style:family="text">
      <style:text-properties fo:font-style="italic" officeooo:rsid="26f2a356" style:font-style-asian="italic" style:font-style-complex="italic"/>
    </style:style>
    <style:style style:name="T98" style:family="text">
      <style:text-properties fo:font-style="italic" officeooo:rsid="2702a9f6" style:font-style-asian="italic" style:font-style-complex="italic"/>
    </style:style>
    <style:style style:name="T99" style:family="text">
      <style:text-properties fo:font-style="italic" officeooo:rsid="2740c793" style:font-style-asian="italic" style:font-style-complex="italic"/>
    </style:style>
    <style:style style:name="T100" style:family="text">
      <style:text-properties fo:font-style="italic" officeooo:rsid="2783b192" style:font-style-asian="italic" style:font-style-complex="italic"/>
    </style:style>
    <style:style style:name="T101" style:family="text">
      <style:text-properties fo:font-style="italic" officeooo:rsid="2814d50f" style:font-style-asian="italic" style:font-style-complex="italic"/>
    </style:style>
    <style:style style:name="T102" style:family="text">
      <style:text-properties fo:font-style="italic" officeooo:rsid="284a5191" style:font-style-asian="italic" style:font-style-complex="italic"/>
    </style:style>
    <style:style style:name="T103" style:family="text">
      <style:text-properties fo:font-style="italic" officeooo:rsid="28a2e098" style:font-style-asian="italic" style:font-style-complex="italic"/>
    </style:style>
    <style:style style:name="T104" style:family="text">
      <style:text-properties fo:font-style="italic" officeooo:rsid="29201ac6" style:font-style-asian="italic" style:font-style-complex="italic"/>
    </style:style>
    <style:style style:name="T105" style:family="text">
      <style:text-properties fo:font-style="italic" officeooo:rsid="2952b3f6" style:font-style-asian="italic" style:font-style-complex="italic"/>
    </style:style>
    <style:style style:name="T106" style:family="text">
      <style:text-properties fo:font-style="italic" officeooo:rsid="299ad1d2" style:font-style-asian="italic" style:font-style-complex="italic"/>
    </style:style>
    <style:style style:name="T107" style:family="text">
      <style:text-properties fo:font-style="italic" officeooo:rsid="299f01f7" style:font-style-asian="italic" style:font-style-complex="italic"/>
    </style:style>
    <style:style style:name="T108" style:family="text">
      <style:text-properties fo:font-style="italic" officeooo:rsid="299fb11a" style:font-style-asian="italic" style:font-style-complex="italic"/>
    </style:style>
    <style:style style:name="T109" style:family="text">
      <style:text-properties fo:font-style="italic" officeooo:rsid="29a09a34" style:font-style-asian="italic" style:font-style-complex="italic"/>
    </style:style>
    <style:style style:name="T110" style:family="text">
      <style:text-properties fo:font-style="italic" officeooo:rsid="2750f31d" style:font-style-asian="italic" style:font-style-complex="italic"/>
    </style:style>
    <style:style style:name="T111" style:family="text">
      <style:text-properties fo:font-style="italic" officeooo:rsid="27e2dc8a" style:font-style-asian="italic" style:font-style-complex="italic"/>
    </style:style>
    <style:style style:name="T112" style:family="text">
      <style:text-properties fo:font-style="italic" officeooo:rsid="29cbfb64" style:font-style-asian="italic" style:font-style-complex="italic"/>
    </style:style>
    <style:style style:name="T113" style:family="text">
      <style:text-properties fo:font-style="italic" officeooo:rsid="29b72064" style:font-style-asian="italic" style:font-style-complex="italic"/>
    </style:style>
    <style:style style:name="T114" style:family="text">
      <style:text-properties fo:font-style="italic" officeooo:rsid="2794b590" style:font-style-asian="italic" style:font-style-complex="italic"/>
    </style:style>
    <style:style style:name="T115" style:family="text">
      <style:text-properties fo:font-style="italic" officeooo:rsid="2a46c372" style:font-style-asian="italic" style:font-style-complex="italic"/>
    </style:style>
    <style:style style:name="T116" style:family="text">
      <style:text-properties fo:font-style="italic" officeooo:rsid="2a5117c9" style:font-style-asian="italic" style:font-style-complex="italic"/>
    </style:style>
    <style:style style:name="T117" style:family="text">
      <style:text-properties fo:font-style="italic" officeooo:rsid="2a528bee" style:font-style-asian="italic" style:font-style-complex="italic"/>
    </style:style>
    <style:style style:name="T118" style:family="text">
      <style:text-properties fo:font-style="italic" officeooo:rsid="2a5b9c85" style:font-style-asian="italic" style:font-style-complex="italic"/>
    </style:style>
    <style:style style:name="T119" style:family="text">
      <style:text-properties fo:font-style="italic" officeooo:rsid="2a5da05a" style:font-style-asian="italic" style:font-style-complex="italic"/>
    </style:style>
    <style:style style:name="T120" style:family="text">
      <style:text-properties fo:font-style="italic" officeooo:rsid="2a8dd993" style:font-style-asian="italic" style:font-style-complex="italic"/>
    </style:style>
    <style:style style:name="T121" style:family="text">
      <style:text-properties fo:font-style="italic" officeooo:rsid="2a9fdee7" style:font-style-asian="italic" style:font-style-complex="italic"/>
    </style:style>
    <style:style style:name="T122" style:family="text">
      <style:text-properties fo:font-style="italic" officeooo:rsid="2b22444d" style:font-style-asian="italic" style:font-style-complex="italic"/>
    </style:style>
    <style:style style:name="T123" style:family="text">
      <style:text-properties fo:font-style="italic" officeooo:rsid="2b242202" style:font-style-asian="italic" style:font-style-complex="italic"/>
    </style:style>
    <style:style style:name="T124" style:family="text">
      <style:text-properties fo:font-style="italic" officeooo:rsid="2b278a1a" style:font-style-asian="italic" style:font-style-complex="italic"/>
    </style:style>
    <style:style style:name="T125" style:family="text">
      <style:text-properties fo:font-style="italic" officeooo:rsid="2b315fa9" style:font-style-asian="italic" style:font-style-complex="italic"/>
    </style:style>
    <style:style style:name="T126" style:family="text">
      <style:text-properties fo:font-style="italic" officeooo:rsid="2970d609" style:font-style-asian="italic" style:font-style-complex="italic"/>
    </style:style>
    <style:style style:name="T127" style:family="text">
      <style:text-properties fo:font-style="italic" style:text-underline-style="none" style:font-style-asian="italic" style:font-style-complex="italic"/>
    </style:style>
    <style:style style:name="T128" style:family="text">
      <style:text-properties fo:font-style="italic" style:text-underline-style="none" officeooo:rsid="26f2a356" style:font-style-asian="italic" style:font-style-complex="italic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19e265e8" style:font-style-asian="normal" style:font-style-complex="normal"/>
    </style:style>
    <style:style style:name="T133" style:family="text">
      <style:text-properties fo:font-style="normal" officeooo:rsid="26fbf756" style:font-style-asian="normal" style:font-style-complex="normal"/>
    </style:style>
    <style:style style:name="T134" style:family="text">
      <style:text-properties fo:font-style="normal" officeooo:rsid="27360cc4" style:font-style-asian="normal" style:font-style-complex="normal"/>
    </style:style>
    <style:style style:name="T135" style:family="text">
      <style:text-properties fo:font-style="normal" officeooo:rsid="2737d4ef" style:font-style-asian="normal" style:font-style-complex="normal"/>
    </style:style>
    <style:style style:name="T136" style:family="text">
      <style:text-properties fo:font-style="normal" officeooo:rsid="2738801d" style:font-style-asian="normal" style:font-style-complex="normal"/>
    </style:style>
    <style:style style:name="T137" style:family="text">
      <style:text-properties fo:font-style="normal" officeooo:rsid="2740c793" style:font-style-asian="normal" style:font-style-complex="normal"/>
    </style:style>
    <style:style style:name="T138" style:family="text">
      <style:text-properties fo:font-style="normal" officeooo:rsid="27581f62" style:font-style-asian="normal" style:font-style-complex="normal"/>
    </style:style>
    <style:style style:name="T139" style:family="text">
      <style:text-properties fo:font-style="normal" officeooo:rsid="275dd37e" style:font-style-asian="normal" style:font-style-complex="normal"/>
    </style:style>
    <style:style style:name="T140" style:family="text">
      <style:text-properties fo:font-style="normal" officeooo:rsid="289a74d5" style:font-style-asian="normal" style:font-style-complex="normal"/>
    </style:style>
    <style:style style:name="T141" style:family="text">
      <style:text-properties fo:font-style="normal" officeooo:rsid="296c71b6" style:font-style-asian="normal" style:font-style-complex="normal"/>
    </style:style>
    <style:style style:name="T142" style:family="text">
      <style:text-properties fo:font-style="normal" officeooo:rsid="2980577d" style:font-style-asian="normal" style:font-style-complex="normal"/>
    </style:style>
    <style:style style:name="T143" style:family="text">
      <style:text-properties fo:font-style="normal" officeooo:rsid="2981f907" style:font-style-asian="normal" style:font-style-complex="normal"/>
    </style:style>
    <style:style style:name="T144" style:family="text">
      <style:text-properties fo:font-style="normal" officeooo:rsid="2983cd33" style:font-style-asian="normal" style:font-style-complex="normal"/>
    </style:style>
    <style:style style:name="T145" style:family="text">
      <style:text-properties fo:font-style="normal" officeooo:rsid="2984a4c3" style:font-style-asian="normal" style:font-style-complex="normal"/>
    </style:style>
    <style:style style:name="T146" style:family="text">
      <style:text-properties fo:font-style="normal" officeooo:rsid="29869e1b" style:font-style-asian="normal" style:font-style-complex="normal"/>
    </style:style>
    <style:style style:name="T147" style:family="text">
      <style:text-properties fo:font-style="normal" officeooo:rsid="2988820b" style:font-style-asian="normal" style:font-style-complex="normal"/>
    </style:style>
    <style:style style:name="T148" style:family="text">
      <style:text-properties fo:font-style="normal" officeooo:rsid="29e1b3f0" style:font-style-asian="normal" style:font-style-complex="normal"/>
    </style:style>
    <style:style style:name="T149" style:family="text">
      <style:text-properties fo:font-style="normal" officeooo:rsid="27dd4a13" style:font-style-asian="normal" style:font-style-complex="normal"/>
    </style:style>
    <style:style style:name="T150" style:family="text">
      <style:text-properties fo:font-style="normal" officeooo:rsid="299fb11a" style:font-style-asian="normal" style:font-style-complex="normal"/>
    </style:style>
    <style:style style:name="T151" style:family="text">
      <style:text-properties fo:font-style="normal" officeooo:rsid="298a66dd" style:font-style-asian="normal" style:font-style-complex="normal"/>
    </style:style>
    <style:style style:name="T152" style:family="text">
      <style:text-properties fo:font-style="normal" officeooo:rsid="2952b3f6" style:font-style-asian="normal" style:font-style-complex="normal"/>
    </style:style>
    <style:style style:name="T153" style:family="text">
      <style:text-properties fo:font-style="normal" officeooo:rsid="29ba11ee" style:font-style-asian="normal" style:font-style-complex="normal"/>
    </style:style>
    <style:style style:name="T154" style:family="text">
      <style:text-properties fo:font-style="normal" officeooo:rsid="2a8dd993" style:font-style-asian="normal" style:font-style-complex="normal"/>
    </style:style>
    <style:style style:name="T155" style:family="text">
      <style:text-properties fo:font-style="normal" officeooo:rsid="2a8e77a5" style:font-style-asian="normal" style:font-style-complex="normal"/>
    </style:style>
    <style:style style:name="T156" style:family="text">
      <style:text-properties fo:font-style="normal" officeooo:rsid="29b72064" style:font-style-asian="normal" style:font-style-complex="normal"/>
    </style:style>
    <style:style style:name="T157" style:family="text">
      <style:text-properties fo:font-style="normal" officeooo:rsid="2a91d861" style:font-style-asian="normal" style:font-style-complex="normal"/>
    </style:style>
    <style:style style:name="T158" style:family="text">
      <style:text-properties fo:font-style="normal" officeooo:rsid="2a9e6f19" style:font-style-asian="normal" style:font-style-complex="normal"/>
    </style:style>
    <style:style style:name="T159" style:family="text">
      <style:text-properties fo:font-style="normal" officeooo:rsid="2783b192" style:font-style-asian="normal" style:font-style-complex="normal"/>
    </style:style>
    <style:style style:name="T160" style:family="text">
      <style:text-properties fo:font-style="normal" officeooo:rsid="2aa2c670" style:font-style-asian="normal" style:font-style-complex="normal"/>
    </style:style>
    <style:style style:name="T161" style:family="text">
      <style:text-properties fo:font-style="normal" officeooo:rsid="275aa269" style:font-style-asian="normal" style:font-style-complex="normal"/>
    </style:style>
    <style:style style:name="T162" style:family="text">
      <style:text-properties fo:font-style="normal" officeooo:rsid="2ab37952" style:font-style-asian="normal" style:font-style-complex="normal"/>
    </style:style>
    <style:style style:name="T163" style:family="text">
      <style:text-properties fo:font-style="normal" officeooo:rsid="2a9fdee7" style:font-style-asian="normal" style:font-style-complex="normal"/>
    </style:style>
    <style:style style:name="T164" style:family="text">
      <style:text-properties fo:font-style="normal" officeooo:rsid="2b0ee4b3" style:font-style-asian="normal" style:font-style-complex="normal"/>
    </style:style>
    <style:style style:name="T165" style:family="text">
      <style:text-properties fo:font-style="normal" officeooo:rsid="2b293a44" style:font-style-asian="normal" style:font-style-complex="normal"/>
    </style:style>
    <style:style style:name="T166" style:family="text">
      <style:text-properties fo:font-style="normal" officeooo:rsid="2b2ac2ba" style:font-style-asian="normal" style:font-style-complex="normal"/>
    </style:style>
    <style:style style:name="T167" style:family="text">
      <style:text-properties fo:font-style="normal" officeooo:rsid="289824b7" style:font-style-asian="normal" style:font-style-complex="normal"/>
    </style:style>
    <style:style style:name="T168" style:family="text">
      <style:text-properties fo:font-style="normal" officeooo:rsid="2b3c1118" style:font-style-asian="normal" style:font-style-complex="normal"/>
    </style:style>
    <style:style style:name="T169" style:family="text">
      <style:text-properties fo:font-style="normal" officeooo:rsid="2b66f36b" style:font-style-asian="normal" style:font-style-complex="normal"/>
    </style:style>
    <style:style style:name="T170" style:family="text">
      <style:text-properties fo:font-style="normal" officeooo:rsid="2b0c4069" style:font-style-asian="normal" style:font-style-complex="normal"/>
    </style:style>
    <style:style style:name="T171" style:family="text">
      <style:text-properties fo:font-style="normal" officeooo:rsid="2b701378" style:font-style-asian="normal" style:font-style-complex="normal"/>
    </style:style>
    <style:style style:name="T172" style:family="text">
      <style:text-properties fo:font-style="normal" officeooo:rsid="2b763bee" style:font-style-asian="normal" style:font-style-complex="normal"/>
    </style:style>
    <style:style style:name="T173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81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4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85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86" style:family="text">
      <style:text-properties fo:font-style="normal" style:text-underline-style="none" officeooo:rsid="2a8dd993" style:font-style-asian="normal" style:font-style-complex="normal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officeooo:rsid="26a9ee82" style:font-weight-asian="bold" style:font-weight-complex="bold"/>
    </style:style>
    <style:style style:name="T189" style:family="text">
      <style:text-properties fo:font-weight="bold" officeooo:rsid="28f654b5" style:font-weight-asian="bold" style:font-weight-complex="bold"/>
    </style:style>
    <style:style style:name="T190" style:family="text">
      <style:text-properties fo:font-weight="bold" officeooo:rsid="28fa5655" style:font-weight-asian="bold" style:font-weight-complex="bold"/>
    </style:style>
    <style:style style:name="T191" style:family="text">
      <style:text-properties fo:font-weight="bold" officeooo:rsid="291c77bf" style:font-weight-asian="bold" style:font-weight-complex="bold"/>
    </style:style>
    <style:style style:name="T192" style:family="text">
      <style:text-properties fo:font-weight="bold" officeooo:rsid="29766003" style:font-weight-asian="bold" style:font-weight-complex="bold"/>
    </style:style>
    <style:style style:name="T193" style:family="text">
      <style:text-properties fo:font-weight="bold" officeooo:rsid="29c1d6ca" style:font-weight-asian="bold" style:font-weight-complex="bold"/>
    </style:style>
    <style:style style:name="T194" style:family="text">
      <style:text-properties fo:font-weight="bold" officeooo:rsid="2a11a906" style:font-weight-asian="bold" style:font-weight-complex="bold"/>
    </style:style>
    <style:style style:name="T195" style:family="text">
      <style:text-properties fo:font-weight="bold" officeooo:rsid="2a12f018" style:font-weight-asian="bold" style:font-weight-complex="bold"/>
    </style:style>
    <style:style style:name="T196" style:family="text">
      <style:text-properties fo:font-weight="bold" officeooo:rsid="2a148a63" style:font-weight-asian="bold" style:font-weight-complex="bold"/>
    </style:style>
    <style:style style:name="T197" style:family="text">
      <style:text-properties fo:font-weight="bold" officeooo:rsid="2a173314" style:font-weight-asian="bold" style:font-weight-complex="bold"/>
    </style:style>
    <style:style style:name="T198" style:family="text">
      <style:text-properties fo:font-weight="bold" officeooo:rsid="2a18bced" style:font-weight-asian="bold" style:font-weight-complex="bold"/>
    </style:style>
    <style:style style:name="T199" style:family="text">
      <style:text-properties fo:font-weight="bold" officeooo:rsid="2a560cd0" style:font-weight-asian="bold" style:font-weight-complex="bold"/>
    </style:style>
    <style:style style:name="T200" style:family="text">
      <style:text-properties fo:font-weight="bold" officeooo:rsid="2a5e749b" style:font-weight-asian="bold" style:font-weight-complex="bold"/>
    </style:style>
    <style:style style:name="T201" style:family="text">
      <style:text-properties fo:font-weight="bold" officeooo:rsid="2794b590" style:font-weight-asian="bold" style:font-weight-complex="bold"/>
    </style:style>
    <style:style style:name="T202" style:family="text">
      <style:text-properties fo:font-weight="bold" officeooo:rsid="2b315fa9" style:font-weight-asian="bold" style:font-weight-complex="bold"/>
    </style:style>
    <style:style style:name="T203" style:family="text">
      <style:text-properties fo:font-weight="bold" officeooo:rsid="2b347c0c" style:font-weight-asian="bold" style:font-weight-complex="bold"/>
    </style:style>
    <style:style style:name="T204" style:family="text">
      <style:text-properties fo:font-weight="bold" officeooo:rsid="2b40a7ec" style:font-weight-asian="bold" style:font-weight-complex="bold"/>
    </style:style>
    <style:style style:name="T205" style:family="text">
      <style:text-properties fo:font-weight="bold" officeooo:rsid="2a0e528b" style:font-weight-asian="bold" style:font-weight-complex="bold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272cb78a" style:font-weight-asian="normal" style:font-weight-complex="normal"/>
    </style:style>
    <style:style style:name="T208" style:family="text">
      <style:text-properties fo:font-weight="normal" officeooo:rsid="2859e9b8" style:font-weight-asian="normal" style:font-weight-complex="normal"/>
    </style:style>
    <style:style style:name="T209" style:family="text">
      <style:text-properties fo:font-weight="normal" officeooo:rsid="2a560cd0" style:font-weight-asian="normal" style:font-weight-complex="normal"/>
    </style:style>
    <style:style style:name="T210" style:family="text">
      <style:text-properties fo:font-weight="normal" officeooo:rsid="2a5e749b" style:font-weight-asian="normal" style:font-weight-complex="normal"/>
    </style:style>
    <style:style style:name="T211" style:family="text">
      <style:text-properties fo:font-weight="normal" officeooo:rsid="2a5ec47e" style:font-weight-asian="normal" style:font-weight-complex="normal"/>
    </style:style>
    <style:style style:name="T212" style:family="text">
      <style:text-properties fo:font-weight="normal" officeooo:rsid="2a91d861" style:font-weight-asian="normal" style:font-weight-complex="normal"/>
    </style:style>
    <style:style style:name="T213" style:family="text">
      <style:text-properties fo:font-weight="normal" officeooo:rsid="26ab7652" style:font-weight-asian="normal" style:font-weight-complex="normal"/>
    </style:style>
    <style:style style:name="T214" style:family="text">
      <style:text-properties fo:font-weight="normal" officeooo:rsid="2b315fa9" style:font-weight-asian="normal" style:font-weight-complex="normal"/>
    </style:style>
    <style:style style:name="T215" style:family="text">
      <style:text-properties fo:font-weight="normal" officeooo:rsid="2b321316" style:font-weight-asian="normal" style:font-weight-complex="normal"/>
    </style:style>
    <style:style style:name="T216" style:family="text">
      <style:text-properties fo:font-weight="normal" officeooo:rsid="2b77f646" style:font-weight-asian="normal" style:font-weight-complex="normal"/>
    </style:style>
    <style:style style:name="T217" style:family="text">
      <style:text-properties officeooo:rsid="19e265e8"/>
    </style:style>
    <style:style style:name="T218" style:family="text">
      <style:text-properties fo:language="en" fo:country="US" officeooo:rsid="202b4e26"/>
    </style:style>
    <style:style style:name="T219" style:family="text">
      <style:text-properties style:text-underline-style="solid" style:text-underline-width="auto" style:text-underline-color="font-color"/>
    </style:style>
    <style:style style:name="T220" style:family="text">
      <style:text-properties style:text-underline-style="solid" style:text-underline-width="auto" style:text-underline-color="font-color" officeooo:rsid="26989a2f"/>
    </style:style>
    <style:style style:name="T221" style:family="text">
      <style:text-properties style:text-underline-style="solid" style:text-underline-width="auto" style:text-underline-color="font-color" officeooo:rsid="26d7526d"/>
    </style:style>
    <style:style style:name="T222" style:family="text">
      <style:text-properties style:text-underline-style="solid" style:text-underline-width="auto" style:text-underline-color="font-color" officeooo:rsid="275aa269"/>
    </style:style>
    <style:style style:name="T223" style:family="text">
      <style:text-properties style:text-underline-style="solid" style:text-underline-width="auto" style:text-underline-color="font-color" officeooo:rsid="28129265"/>
    </style:style>
    <style:style style:name="T224" style:family="text">
      <style:text-properties style:text-underline-style="solid" style:text-underline-width="auto" style:text-underline-color="font-color" officeooo:rsid="17e6c942"/>
    </style:style>
    <style:style style:name="T225" style:family="text">
      <style:text-properties style:text-underline-style="solid" style:text-underline-width="auto" style:text-underline-color="font-color" officeooo:rsid="2896bafe"/>
    </style:style>
    <style:style style:name="T226" style:family="text">
      <style:text-properties style:text-underline-style="solid" style:text-underline-width="auto" style:text-underline-color="font-color" officeooo:rsid="289b8866"/>
    </style:style>
    <style:style style:name="T227" style:family="text">
      <style:text-properties style:text-underline-style="solid" style:text-underline-width="auto" style:text-underline-color="font-color" officeooo:rsid="284ed08a"/>
    </style:style>
    <style:style style:name="T228" style:family="text">
      <style:text-properties style:text-underline-style="solid" style:text-underline-width="auto" style:text-underline-color="font-color" officeooo:rsid="289e4813"/>
    </style:style>
    <style:style style:name="T229" style:family="text">
      <style:text-properties style:text-underline-style="solid" style:text-underline-width="auto" style:text-underline-color="font-color" officeooo:rsid="2783b192"/>
    </style:style>
    <style:style style:name="T230" style:family="text">
      <style:text-properties style:text-underline-style="solid" style:text-underline-width="auto" style:text-underline-color="font-color" officeooo:rsid="28bd5469"/>
    </style:style>
    <style:style style:name="T231" style:family="text">
      <style:text-properties style:text-underline-style="solid" style:text-underline-width="auto" style:text-underline-color="font-color" officeooo:rsid="28e76ce5"/>
    </style:style>
    <style:style style:name="T232" style:family="text">
      <style:text-properties style:text-underline-style="solid" style:text-underline-width="auto" style:text-underline-color="font-color" officeooo:rsid="28c62bc8"/>
    </style:style>
    <style:style style:name="T233" style:family="text">
      <style:text-properties style:text-underline-style="solid" style:text-underline-width="auto" style:text-underline-color="font-color" officeooo:rsid="29645d30"/>
    </style:style>
    <style:style style:name="T234" style:family="text">
      <style:text-properties style:text-underline-style="solid" style:text-underline-width="auto" style:text-underline-color="font-color" officeooo:rsid="296c71b6"/>
    </style:style>
    <style:style style:name="T235" style:family="text">
      <style:text-properties style:text-underline-style="solid" style:text-underline-width="auto" style:text-underline-color="font-color" officeooo:rsid="29e284b1"/>
    </style:style>
    <style:style style:name="T236" style:family="text">
      <style:text-properties style:text-underline-style="solid" style:text-underline-width="auto" style:text-underline-color="font-color" officeooo:rsid="2984a4c3"/>
    </style:style>
    <style:style style:name="T237" style:family="text">
      <style:text-properties style:text-underline-style="solid" style:text-underline-width="auto" style:text-underline-color="font-color" officeooo:rsid="28951655"/>
    </style:style>
    <style:style style:name="T238" style:family="text">
      <style:text-properties style:text-underline-style="solid" style:text-underline-width="auto" style:text-underline-color="font-color" officeooo:rsid="27f5495c"/>
    </style:style>
    <style:style style:name="T239" style:family="text">
      <style:text-properties style:text-underline-style="solid" style:text-underline-width="auto" style:text-underline-color="font-color" officeooo:rsid="2b0e1368"/>
    </style:style>
    <style:style style:name="T240" style:family="text">
      <style:text-properties style:text-underline-style="solid" style:text-underline-width="auto" style:text-underline-color="font-color" officeooo:rsid="26a694d9"/>
    </style:style>
    <style:style style:name="T241" style:family="text">
      <style:text-properties style:text-underline-style="solid" style:text-underline-width="auto" style:text-underline-color="font-color" officeooo:rsid="2b80dd8d"/>
    </style:style>
    <style:style style:name="T242" style:family="text">
      <style:text-properties style:text-underline-style="none"/>
    </style:style>
    <style:style style:name="T243" style:family="text">
      <style:text-properties style:text-underline-style="none" officeooo:rsid="26d7526d"/>
    </style:style>
    <style:style style:name="T244" style:family="text">
      <style:text-properties style:text-underline-style="none" officeooo:rsid="26daeec0"/>
    </style:style>
    <style:style style:name="T245" style:family="text">
      <style:text-properties style:text-underline-style="none" officeooo:rsid="280323f7"/>
    </style:style>
    <style:style style:name="T246" style:family="text">
      <style:text-properties style:text-underline-style="none" officeooo:rsid="289b8866"/>
    </style:style>
    <style:style style:name="T247" style:family="text">
      <style:text-properties style:text-underline-style="none" officeooo:rsid="289e4813"/>
    </style:style>
    <style:style style:name="T248" style:family="text">
      <style:text-properties style:text-underline-style="none" officeooo:rsid="28c62bc8"/>
    </style:style>
    <style:style style:name="T249" style:family="text">
      <style:text-properties style:text-underline-style="none" officeooo:rsid="284ed08a"/>
    </style:style>
    <style:style style:name="T250" style:family="text">
      <style:text-properties style:text-underline-style="none" officeooo:rsid="28ed2fb6"/>
    </style:style>
    <style:style style:name="T251" style:family="text">
      <style:text-properties style:text-underline-style="none" officeooo:rsid="290011b2"/>
    </style:style>
    <style:style style:name="T252" style:family="text">
      <style:text-properties style:text-underline-style="none" officeooo:rsid="296c71b6"/>
    </style:style>
    <style:style style:name="T253" style:family="text">
      <style:text-properties style:text-underline-style="none" officeooo:rsid="29b72064"/>
    </style:style>
    <style:style style:name="T254" style:family="text">
      <style:text-properties style:text-underline-style="none" officeooo:rsid="29e284b1"/>
    </style:style>
    <style:style style:name="T255" style:family="text">
      <style:text-properties style:text-underline-style="none" officeooo:rsid="29e46aeb"/>
    </style:style>
    <style:style style:name="T256" style:family="text">
      <style:text-properties style:text-underline-style="none" officeooo:rsid="29e6026e"/>
    </style:style>
    <style:style style:name="T257" style:family="text">
      <style:text-properties style:text-underline-style="none" officeooo:rsid="2aaf8ce8"/>
    </style:style>
    <style:style style:name="T258" style:family="text">
      <style:text-properties style:text-underline-style="none" officeooo:rsid="293b8584"/>
    </style:style>
    <style:style style:name="T259" style:family="text">
      <style:text-properties style:text-underline-style="none" officeooo:rsid="2afa8910"/>
    </style:style>
    <style:style style:name="T260" style:family="text">
      <style:text-properties style:text-underline-style="none" officeooo:rsid="2b0f4773"/>
    </style:style>
    <style:style style:name="T261" style:family="text">
      <style:text-properties style:text-underline-style="none" officeooo:rsid="27f5495c"/>
    </style:style>
    <style:style style:name="T262" style:family="text">
      <style:text-properties style:text-underline-style="none" officeooo:rsid="2b4752fc"/>
    </style:style>
    <style:style style:name="T263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64" style:family="text">
      <style:text-properties fo:font-variant="normal" fo:text-transform="none" fo:color="#222222" fo:letter-spacing="normal" fo:language="cs" fo:country="CZ"/>
    </style:style>
    <style:style style:name="T265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67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68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69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70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71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72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73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74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officeooo:rsid="2b6e4022" style:font-style-asian="normal" style:font-style-complex="normal"/>
    </style:style>
    <style:style style:name="T296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29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29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83cd33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9e571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b6e79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09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10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1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17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18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23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24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25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26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27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28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29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38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39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40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3c99dd" style:font-style-asian="italic" style:font-weight-asian="normal" style:font-style-complex="italic" style:font-weight-complex="normal"/>
    </style:style>
    <style:style style:name="T341" style:family="text">
      <style:text-properties fo:font-variant="normal" fo:text-transform="none" fo:color="#222222" fo:letter-spacing="normal" fo:language="cs" fo:country="CZ" officeooo:rsid="1d1a7fb6"/>
    </style:style>
    <style:style style:name="T342" style:family="text">
      <style:text-properties fo:font-variant="normal" fo:text-transform="none" fo:color="#222222" fo:letter-spacing="normal" fo:language="cs" fo:country="CZ" officeooo:rsid="2745d62c"/>
    </style:style>
    <style:style style:name="T343" style:family="text">
      <style:text-properties fo:font-variant="normal" fo:text-transform="none" fo:color="#222222" fo:letter-spacing="normal" fo:language="cs" fo:country="CZ" officeooo:rsid="27ecaabe"/>
    </style:style>
    <style:style style:name="T344" style:family="text">
      <style:text-properties fo:font-variant="normal" fo:text-transform="none" fo:color="#222222" fo:letter-spacing="normal" fo:language="cs" fo:country="CZ" officeooo:rsid="27ef7ad8"/>
    </style:style>
    <style:style style:name="T345" style:family="text">
      <style:text-properties fo:font-variant="normal" fo:text-transform="none" fo:color="#222222" fo:letter-spacing="normal" fo:language="cs" fo:country="CZ" officeooo:rsid="27f0fe41"/>
    </style:style>
    <style:style style:name="T346" style:family="text">
      <style:text-properties fo:font-variant="normal" fo:text-transform="none" fo:color="#222222" fo:letter-spacing="normal" fo:language="cs" fo:country="CZ" officeooo:rsid="19e265e8"/>
    </style:style>
    <style:style style:name="T347" style:family="text">
      <style:text-properties fo:font-variant="normal" fo:text-transform="none" fo:color="#222222" fo:letter-spacing="normal" fo:language="cs" fo:country="CZ" officeooo:rsid="27f295fc"/>
    </style:style>
    <style:style style:name="T348" style:family="text">
      <style:text-properties fo:font-variant="normal" fo:text-transform="none" fo:color="#222222" fo:letter-spacing="normal" fo:language="cs" fo:country="CZ" officeooo:rsid="2847ad8e"/>
    </style:style>
    <style:style style:name="T34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5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53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54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55" style:family="text">
      <style:text-properties fo:font-variant="normal" fo:text-transform="none" fo:color="#222222" fo:letter-spacing="normal" fo:language="cs" fo:country="CZ" officeooo:rsid="2857abd7"/>
    </style:style>
    <style:style style:name="T356" style:family="text">
      <style:text-properties fo:font-variant="normal" fo:text-transform="none" fo:color="#222222" fo:letter-spacing="normal" fo:language="cs" fo:country="CZ" officeooo:rsid="28590130"/>
    </style:style>
    <style:style style:name="T357" style:family="text">
      <style:text-properties fo:font-variant="normal" fo:text-transform="none" fo:color="#222222" fo:letter-spacing="normal" fo:language="cs" fo:country="CZ" officeooo:rsid="289bb0bd"/>
    </style:style>
    <style:style style:name="T358" style:family="text">
      <style:text-properties fo:font-variant="normal" fo:text-transform="none" fo:color="#222222" fo:letter-spacing="normal" fo:language="cs" fo:country="CZ" officeooo:rsid="28e96a34"/>
    </style:style>
    <style:style style:name="T359" style:family="text">
      <style:text-properties fo:font-variant="normal" fo:text-transform="none" fo:color="#222222" fo:letter-spacing="normal" fo:language="cs" fo:country="CZ" officeooo:rsid="28fac9b6"/>
    </style:style>
    <style:style style:name="T360" style:family="text">
      <style:text-properties fo:font-variant="normal" fo:text-transform="none" fo:color="#222222" fo:letter-spacing="normal" fo:language="cs" fo:country="CZ" officeooo:rsid="28fc33eb"/>
    </style:style>
    <style:style style:name="T361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62" style:family="text">
      <style:text-properties fo:font-variant="normal" fo:text-transform="none" fo:color="#222222" fo:letter-spacing="normal" fo:language="cs" fo:country="CZ" fo:font-weight="bold" officeooo:rsid="2a0e528b" style:font-weight-asian="bold" style:font-weight-complex="bold"/>
    </style:style>
    <style:style style:name="T363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64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65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66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67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68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69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75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76" style:family="text">
      <style:text-properties fo:font-variant="normal" fo:text-transform="none" fo:color="#222222" fo:letter-spacing="normal" fo:language="cs" fo:country="CZ" officeooo:rsid="294899d6"/>
    </style:style>
    <style:style style:name="T377" style:family="text">
      <style:text-properties fo:font-variant="normal" fo:text-transform="none" fo:color="#222222" fo:letter-spacing="normal" fo:language="cs" fo:country="CZ" officeooo:rsid="2ab9b231"/>
    </style:style>
    <style:style style:name="T378" style:family="text">
      <style:text-properties fo:font-variant="normal" fo:text-transform="none" fo:color="#222222" fo:letter-spacing="normal" fo:language="cs" fo:country="CZ" officeooo:rsid="2abaeed8"/>
    </style:style>
    <style:style style:name="T379" style:family="text">
      <style:text-properties fo:font-variant="normal" fo:text-transform="none" fo:color="#222222" fo:letter-spacing="normal" fo:language="cs" fo:country="CZ" officeooo:rsid="2ac44257"/>
    </style:style>
    <style:style style:name="T380" style:family="text">
      <style:text-properties fo:font-variant="normal" fo:text-transform="none" fo:color="#222222" fo:letter-spacing="normal" fo:language="cs" fo:country="CZ" officeooo:rsid="2ac4710d"/>
    </style:style>
    <style:style style:name="T381" style:family="text">
      <style:text-properties fo:font-variant="normal" fo:text-transform="none" fo:color="#222222" fo:letter-spacing="normal" fo:language="cs" fo:country="CZ" officeooo:rsid="15520144"/>
    </style:style>
    <style:style style:name="T382" style:family="text">
      <style:text-properties fo:font-variant="normal" fo:text-transform="none" fo:color="#222222" fo:letter-spacing="normal" fo:language="cs" fo:country="CZ" officeooo:rsid="2ac614e1"/>
    </style:style>
    <style:style style:name="T383" style:family="text">
      <style:text-properties fo:font-variant="normal" fo:text-transform="none" fo:color="#222222" fo:letter-spacing="normal" fo:language="cs" fo:country="CZ" officeooo:rsid="2ac8713c"/>
    </style:style>
    <style:style style:name="T384" style:family="text">
      <style:text-properties fo:font-variant="normal" fo:text-transform="none" fo:color="#222222" fo:letter-spacing="normal" fo:language="cs" fo:country="CZ" officeooo:rsid="2b429740"/>
    </style:style>
    <style:style style:name="T385" style:family="text">
      <style:text-properties fo:font-variant="normal" fo:text-transform="none" fo:color="#222222" fo:letter-spacing="normal" fo:language="cs" fo:country="CZ" officeooo:rsid="2b6ac877"/>
    </style:style>
    <style:style style:name="T386" style:family="text">
      <style:text-properties fo:font-variant="normal" fo:text-transform="none" fo:color="#222222" fo:letter-spacing="normal" fo:language="cs" fo:country="CZ" officeooo:rsid="2b721cd0"/>
    </style:style>
    <style:style style:name="T387" style:family="text">
      <style:text-properties fo:font-variant="normal" fo:text-transform="none" fo:color="#222222" fo:letter-spacing="normal" fo:language="cs" fo:country="CZ" officeooo:rsid="2b747b6a"/>
    </style:style>
    <style:style style:name="T388" style:family="text">
      <style:text-properties fo:font-variant="normal" fo:text-transform="none" fo:color="#222222" fo:letter-spacing="normal" fo:language="cs" fo:country="CZ" officeooo:rsid="2b763bee"/>
    </style:style>
    <style:style style:name="T389" style:family="text">
      <style:text-properties fo:font-variant="normal" fo:text-transform="none" fo:color="#222222" fo:letter-spacing="normal" fo:language="cs" fo:country="CZ" officeooo:rsid="2b785c7c"/>
    </style:style>
    <style:style style:name="T390" style:family="text">
      <style:text-properties fo:font-variant="normal" fo:text-transform="none" fo:color="#222222" fo:letter-spacing="normal" style:text-underline-style="none" officeooo:rsid="29dae328"/>
    </style:style>
    <style:style style:name="T391" style:family="text">
      <style:text-properties fo:font-variant="normal" fo:text-transform="none" fo:color="#222222" fo:letter-spacing="normal" style:text-underline-style="none" officeooo:rsid="2a39070f"/>
    </style:style>
    <style:style style:name="T392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3c421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648f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ee8c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baa39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cf8b5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e6dfa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a509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dd8d" style:font-style-asian="normal" style:font-weight-asian="normal" style:font-style-complex="normal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1bd2e" style:font-style-asian="normal" style:font-weight-asian="normal" style:font-style-complex="normal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262b8" style:font-style-asian="normal" style:font-weight-asian="normal" style:font-style-complex="normal" style:font-weight-complex="normal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80dd8d" style:font-style-asian="normal" style:font-weight-asian="normal" style:font-style-complex="normal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d4b82e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28691" style:font-style-asian="italic" style:font-weight-asian="normal" style:font-style-complex="italic" style:font-weight-complex="normal"/>
    </style:style>
    <style:style style:name="T707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08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9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10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11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12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13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14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15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16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17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18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19" style:family="text">
      <style:text-properties fo:font-variant="normal" fo:text-transform="none" fo:color="#333333" fo:letter-spacing="normal" fo:language="cs" fo:country="CZ" officeooo:rsid="2745d62c"/>
    </style:style>
    <style:style style:name="T720" style:family="text">
      <style:text-properties fo:font-variant="normal" fo:text-transform="none" fo:color="#333333" fo:letter-spacing="normal" fo:language="cs" fo:country="CZ" officeooo:rsid="2ac8713c"/>
    </style:style>
    <style:style style:name="T721" style:family="text">
      <style:text-properties fo:font-variant="normal" fo:text-transform="none" fo:color="#333333" fo:letter-spacing="normal" fo:language="cs" fo:country="CZ" officeooo:rsid="2b743117"/>
    </style:style>
    <style:style style:name="T722" style:family="text">
      <style:text-properties fo:font-variant="normal" fo:text-transform="none" fo:color="#333333" fo:letter-spacing="normal" fo:language="cs" fo:country="CZ" fo:font-weight="bold" officeooo:rsid="2b743117" style:font-weight-asian="bold" style:font-weight-complex="bold"/>
    </style:style>
    <style:style style:name="T723" style:family="text">
      <style:text-properties fo:font-variant="normal" fo:text-transform="none" fo:color="#333333" fo:letter-spacing="normal" officeooo:rsid="2745d62c"/>
    </style:style>
    <style:style style:name="T724" style:family="text">
      <style:text-properties fo:font-variant="normal" fo:text-transform="none" fo:color="#333333" fo:letter-spacing="normal" officeooo:rsid="2b0319f8"/>
    </style:style>
    <style:style style:name="T725" style:family="text">
      <style:text-properties fo:font-variant="normal" fo:text-transform="none" fo:color="#333333" fo:letter-spacing="normal" officeooo:rsid="27ec0962"/>
    </style:style>
    <style:style style:name="T726" style:family="text">
      <style:text-properties fo:font-variant="normal" fo:text-transform="none" fo:color="#333333" fo:letter-spacing="normal" officeooo:rsid="292ed6e3"/>
    </style:style>
    <style:style style:name="T727" style:family="text">
      <style:text-properties officeooo:rsid="24543bc7"/>
    </style:style>
    <style:style style:name="T728" style:family="text">
      <style:text-properties officeooo:rsid="25dfe54b"/>
    </style:style>
    <style:style style:name="T729" style:family="text">
      <style:text-properties officeooo:rsid="2697720b"/>
    </style:style>
    <style:style style:name="T730" style:family="text">
      <style:text-properties officeooo:rsid="26989a2f"/>
    </style:style>
    <style:style style:name="T731" style:family="text">
      <style:text-properties officeooo:rsid="269dc869"/>
    </style:style>
    <style:style style:name="T732" style:family="text">
      <style:text-properties officeooo:rsid="26a2c07e"/>
    </style:style>
    <style:style style:name="T733" style:family="text">
      <style:text-properties officeooo:rsid="26a694d9"/>
    </style:style>
    <style:style style:name="T734" style:family="text">
      <style:text-properties officeooo:rsid="26b833f0"/>
    </style:style>
    <style:style style:name="T735" style:family="text">
      <style:text-properties officeooo:rsid="26c2ee38"/>
    </style:style>
    <style:style style:name="T736" style:family="text">
      <style:text-properties officeooo:rsid="26c8cb7a"/>
    </style:style>
    <style:style style:name="T737" style:family="text">
      <style:text-properties officeooo:rsid="26d36516"/>
    </style:style>
    <style:style style:name="T738" style:family="text">
      <style:text-properties officeooo:rsid="26d7526d"/>
    </style:style>
    <style:style style:name="T739" style:family="text">
      <style:text-properties officeooo:rsid="26e7fa1f"/>
    </style:style>
    <style:style style:name="T740" style:family="text">
      <style:text-properties officeooo:rsid="26f34754"/>
    </style:style>
    <style:style style:name="T741" style:family="text">
      <style:text-properties officeooo:rsid="26f505f0"/>
    </style:style>
    <style:style style:name="T742" style:family="text">
      <style:text-properties officeooo:rsid="26fbf756"/>
    </style:style>
    <style:style style:name="T743" style:family="text">
      <style:text-properties officeooo:rsid="270ccdb0"/>
    </style:style>
    <style:style style:name="T744" style:family="text">
      <style:text-properties officeooo:rsid="270db580"/>
    </style:style>
    <style:style style:name="T745" style:family="text">
      <style:text-properties officeooo:rsid="27159c3b"/>
    </style:style>
    <style:style style:name="T746" style:family="text">
      <style:text-properties officeooo:rsid="27309ce7"/>
    </style:style>
    <style:style style:name="T747" style:family="text">
      <style:text-properties officeooo:rsid="2735fc92"/>
    </style:style>
    <style:style style:name="T748" style:family="text">
      <style:text-properties officeooo:rsid="2745d62c"/>
    </style:style>
    <style:style style:name="T749" style:family="text">
      <style:text-properties officeooo:rsid="2750f31d"/>
    </style:style>
    <style:style style:name="T750" style:family="text">
      <style:text-properties officeooo:rsid="275aa269"/>
    </style:style>
    <style:style style:name="T751" style:family="text">
      <style:text-properties officeooo:rsid="2783b192"/>
    </style:style>
    <style:style style:name="T752" style:family="text">
      <style:text-properties officeooo:rsid="2797fc5b"/>
    </style:style>
    <style:style style:name="T753" style:family="text">
      <style:text-properties officeooo:rsid="280323f7"/>
    </style:style>
    <style:style style:name="T754" style:family="text">
      <style:text-properties officeooo:rsid="28301bf5"/>
    </style:style>
    <style:style style:name="T755" style:family="text">
      <style:text-properties officeooo:rsid="2839631f"/>
    </style:style>
    <style:style style:name="T756" style:family="text">
      <style:text-properties officeooo:rsid="283d0077"/>
    </style:style>
    <style:style style:name="T757" style:family="text">
      <style:text-properties officeooo:rsid="284a5191"/>
    </style:style>
    <style:style style:name="T758" style:family="text">
      <style:text-properties officeooo:rsid="2859e9b8"/>
    </style:style>
    <style:style style:name="T759" style:family="text">
      <style:text-properties officeooo:rsid="28646340"/>
    </style:style>
    <style:style style:name="T760" style:family="text">
      <style:text-properties officeooo:rsid="17e6c942"/>
    </style:style>
    <style:style style:name="T761" style:family="text">
      <style:text-properties officeooo:rsid="28951655"/>
    </style:style>
    <style:style style:name="T762" style:family="text">
      <style:text-properties officeooo:rsid="2896bafe"/>
    </style:style>
    <style:style style:name="T763" style:family="text">
      <style:text-properties officeooo:rsid="289824b7"/>
    </style:style>
    <style:style style:name="T764" style:family="text">
      <style:text-properties officeooo:rsid="2898625d"/>
    </style:style>
    <style:style style:name="T765" style:family="text">
      <style:text-properties officeooo:rsid="289a74d5"/>
    </style:style>
    <style:style style:name="T766" style:family="text">
      <style:text-properties officeooo:rsid="289b8866"/>
    </style:style>
    <style:style style:name="T767" style:family="text">
      <style:text-properties officeooo:rsid="284ed08a"/>
    </style:style>
    <style:style style:name="T768" style:family="text">
      <style:text-properties officeooo:rsid="28e87d10"/>
    </style:style>
    <style:style style:name="T769" style:family="text">
      <style:text-properties officeooo:rsid="28eaa0d5"/>
    </style:style>
    <style:style style:name="T770" style:family="text">
      <style:text-properties officeooo:rsid="28ebcfd8"/>
    </style:style>
    <style:style style:name="T771" style:family="text">
      <style:text-properties officeooo:rsid="28f84b09"/>
    </style:style>
    <style:style style:name="T772" style:family="text">
      <style:text-properties officeooo:rsid="28f9fa77"/>
    </style:style>
    <style:style style:name="T773" style:family="text">
      <style:text-properties officeooo:rsid="291a21a4"/>
    </style:style>
    <style:style style:name="T774" style:family="text">
      <style:text-properties officeooo:rsid="291c77bf"/>
    </style:style>
    <style:style style:name="T775" style:family="text">
      <style:text-properties officeooo:rsid="291d9679"/>
    </style:style>
    <style:style style:name="T776" style:family="text">
      <style:text-properties officeooo:rsid="29201ac6"/>
    </style:style>
    <style:style style:name="T777" style:family="text">
      <style:text-properties officeooo:rsid="295b4878"/>
    </style:style>
    <style:style style:name="T778" style:family="text">
      <style:text-properties officeooo:rsid="295dac73"/>
    </style:style>
    <style:style style:name="T779" style:family="text">
      <style:text-properties officeooo:rsid="29636b46"/>
    </style:style>
    <style:style style:name="T780" style:family="text">
      <style:text-properties officeooo:rsid="29645d30"/>
    </style:style>
    <style:style style:name="T781" style:family="text">
      <style:text-properties officeooo:rsid="296c71b6"/>
    </style:style>
    <style:style style:name="T782" style:family="text">
      <style:text-properties officeooo:rsid="2970d609"/>
    </style:style>
    <style:style style:name="T783" style:family="text">
      <style:text-properties officeooo:rsid="2973e04b"/>
    </style:style>
    <style:style style:name="T784" style:family="text">
      <style:text-properties officeooo:rsid="29766003"/>
    </style:style>
    <style:style style:name="T785" style:family="text">
      <style:text-properties officeooo:rsid="297935e3"/>
    </style:style>
    <style:style style:name="T786" style:family="text">
      <style:text-properties officeooo:rsid="297ba3cd"/>
    </style:style>
    <style:style style:name="T787" style:family="text">
      <style:text-properties officeooo:rsid="297cddd1"/>
    </style:style>
    <style:style style:name="T788" style:family="text">
      <style:text-properties officeooo:rsid="2984a4c3"/>
    </style:style>
    <style:style style:name="T789" style:family="text">
      <style:text-properties officeooo:rsid="299ad1d2"/>
    </style:style>
    <style:style style:name="T790" style:family="text">
      <style:text-properties officeooo:rsid="29a09a34"/>
    </style:style>
    <style:style style:name="T791" style:family="text">
      <style:text-properties officeooo:rsid="29a1bf74"/>
    </style:style>
    <style:style style:name="T792" style:family="text">
      <style:text-properties officeooo:rsid="27e2dc8a"/>
    </style:style>
    <style:style style:name="T793" style:family="text">
      <style:text-properties officeooo:rsid="29c1d6ca"/>
    </style:style>
    <style:style style:name="T794" style:family="text">
      <style:text-properties officeooo:rsid="29e1b3f0"/>
    </style:style>
    <style:style style:name="T795" style:family="text">
      <style:text-properties officeooo:rsid="29e284b1"/>
    </style:style>
    <style:style style:name="T796" style:family="text">
      <style:text-properties officeooo:rsid="2794b590"/>
    </style:style>
    <style:style style:name="T797" style:family="text">
      <style:text-properties officeooo:rsid="29e46aeb"/>
    </style:style>
    <style:style style:name="T798" style:family="text">
      <style:text-properties officeooo:rsid="2a0ab732"/>
    </style:style>
    <style:style style:name="T799" style:family="text">
      <style:text-properties officeooo:rsid="2a10fa17"/>
    </style:style>
    <style:style style:name="T800" style:family="text">
      <style:text-properties officeooo:rsid="2a148a63"/>
    </style:style>
    <style:style style:name="T801" style:family="text">
      <style:text-properties officeooo:rsid="2a15c51f"/>
    </style:style>
    <style:style style:name="T802" style:family="text">
      <style:text-properties officeooo:rsid="2a16d032"/>
    </style:style>
    <style:style style:name="T803" style:family="text">
      <style:text-properties officeooo:rsid="2a173314"/>
    </style:style>
    <style:style style:name="T804" style:family="text">
      <style:text-properties officeooo:rsid="2a18bced"/>
    </style:style>
    <style:style style:name="T805" style:family="text">
      <style:text-properties officeooo:rsid="2a1efa5d"/>
    </style:style>
    <style:style style:name="T806" style:family="text">
      <style:text-properties officeooo:rsid="2a20905e"/>
    </style:style>
    <style:style style:name="T807" style:family="text">
      <style:text-properties officeooo:rsid="2a41ea57"/>
    </style:style>
    <style:style style:name="T808" style:family="text">
      <style:text-properties officeooo:rsid="2a46c372"/>
    </style:style>
    <style:style style:name="T809" style:family="text">
      <style:text-properties officeooo:rsid="2a4715b4"/>
    </style:style>
    <style:style style:name="T810" style:family="text">
      <style:text-properties officeooo:rsid="2a560cd0"/>
    </style:style>
    <style:style style:name="T811" style:family="text">
      <style:text-properties officeooo:rsid="2a91d861"/>
    </style:style>
    <style:style style:name="T812" style:family="text">
      <style:text-properties fo:background-color="#b2b2b2" loext:char-shading-value="0"/>
    </style:style>
    <style:style style:name="T813" style:family="text">
      <style:text-properties officeooo:rsid="2a8abc6d" fo:background-color="#b2b2b2" loext:char-shading-value="0"/>
    </style:style>
    <style:style style:name="T814" style:family="text">
      <style:text-properties officeooo:rsid="2b8851dc" fo:background-color="#b2b2b2" loext:char-shading-value="0"/>
    </style:style>
    <style:style style:name="T815" style:family="text">
      <style:text-properties officeooo:rsid="2a37a9e6" fo:background-color="#b2b2b2" loext:char-shading-value="0"/>
    </style:style>
    <style:style style:name="T816" style:family="text">
      <style:text-properties officeooo:rsid="2a9e6f19"/>
    </style:style>
    <style:style style:name="T817" style:family="text">
      <style:text-properties officeooo:rsid="295ccb54"/>
    </style:style>
    <style:style style:name="T818" style:family="text">
      <style:text-properties officeooo:rsid="2abce980"/>
    </style:style>
    <style:style style:name="T819" style:family="text">
      <style:text-properties officeooo:rsid="15520144"/>
    </style:style>
    <style:style style:name="T820" style:family="text">
      <style:text-properties officeooo:rsid="2ae714b1"/>
    </style:style>
    <style:style style:name="T821" style:family="text">
      <style:text-properties officeooo:rsid="29d4e64a"/>
    </style:style>
    <style:style style:name="T822" style:family="text">
      <style:text-properties officeooo:rsid="2aea3290"/>
    </style:style>
    <style:style style:name="T823" style:family="text">
      <style:text-properties officeooo:rsid="27f5495c"/>
    </style:style>
    <style:style style:name="T824" style:family="text">
      <style:text-properties officeooo:rsid="2af826eb"/>
    </style:style>
    <style:style style:name="T825" style:family="text">
      <style:text-properties officeooo:rsid="2afa8910"/>
    </style:style>
    <style:style style:name="T826" style:family="text">
      <style:text-properties officeooo:rsid="2b00ed1d"/>
    </style:style>
    <style:style style:name="T827" style:family="text">
      <style:text-properties officeooo:rsid="2b072b04"/>
    </style:style>
    <style:style style:name="T828" style:family="text">
      <style:text-properties officeooo:rsid="2b103d82"/>
    </style:style>
    <style:style style:name="T829" style:family="text">
      <style:text-properties officeooo:rsid="2b1bd64f"/>
    </style:style>
    <style:style style:name="T830" style:family="text">
      <style:text-properties officeooo:rsid="2b1d3f34"/>
    </style:style>
    <style:style style:name="T831" style:family="text">
      <style:text-properties officeooo:rsid="2b1f10a1"/>
    </style:style>
    <style:style style:name="T832" style:family="text">
      <style:text-properties officeooo:rsid="2b22444d"/>
    </style:style>
    <style:style style:name="T833" style:family="text">
      <style:text-properties officeooo:rsid="2b278a1a"/>
    </style:style>
    <style:style style:name="T834" style:family="text">
      <style:text-properties officeooo:rsid="2b315fa9"/>
    </style:style>
    <style:style style:name="T835" style:family="text">
      <style:text-properties officeooo:rsid="2b321316"/>
    </style:style>
    <style:style style:name="T836" style:family="text">
      <style:text-properties officeooo:rsid="2b347c0c"/>
    </style:style>
    <style:style style:name="T837" style:family="text">
      <style:text-properties officeooo:rsid="2b352c6c"/>
    </style:style>
    <style:style style:name="T838" style:family="text">
      <style:text-properties officeooo:rsid="2b36df64"/>
    </style:style>
    <style:style style:name="T839" style:family="text">
      <style:text-properties officeooo:rsid="2b387c75"/>
    </style:style>
    <style:style style:name="T840" style:family="text">
      <style:text-properties officeooo:rsid="2b3c1118"/>
    </style:style>
    <style:style style:name="T841" style:family="text">
      <style:text-properties officeooo:rsid="2b429740"/>
    </style:style>
    <style:style style:name="T842" style:family="text">
      <style:text-properties officeooo:rsid="2b4cf9d6"/>
    </style:style>
    <style:style style:name="T843" style:family="text">
      <style:text-properties officeooo:rsid="2b4d92c9"/>
    </style:style>
    <style:style style:name="T844" style:family="text">
      <style:text-properties officeooo:rsid="2a0e528b"/>
    </style:style>
    <style:style style:name="T845" style:family="text">
      <style:text-properties officeooo:rsid="2b547025"/>
    </style:style>
    <style:style style:name="T846" style:family="text">
      <style:text-properties officeooo:rsid="2b569f14"/>
    </style:style>
    <style:style style:name="T847" style:family="text">
      <style:text-properties officeooo:rsid="2b5efcff"/>
    </style:style>
    <style:style style:name="T848" style:family="text">
      <style:text-properties officeooo:rsid="2b61675f"/>
    </style:style>
    <style:style style:name="T849" style:family="text">
      <style:text-properties officeooo:rsid="2b6ac877"/>
    </style:style>
    <style:style style:name="T850" style:family="text">
      <style:text-properties officeooo:rsid="2b6e4022"/>
    </style:style>
    <style:style style:name="T851" style:family="text">
      <style:text-properties officeooo:rsid="2b70b981"/>
    </style:style>
    <style:style style:name="T852" style:family="text">
      <style:text-properties officeooo:rsid="2b785c7c"/>
    </style:style>
    <style:style style:name="T853" style:family="text">
      <style:text-properties officeooo:rsid="2b79648f"/>
    </style:style>
    <style:style style:name="T854" style:family="text">
      <style:text-properties officeooo:rsid="2b80dd8d"/>
    </style:style>
    <style:style style:name="T855" style:family="text">
      <style:text-properties officeooo:rsid="2b8851dc"/>
    </style:style>
    <style:style style:name="T856" style:family="text">
      <style:text-properties fo:background-color="transparent" loext:char-shading-value="0"/>
    </style:style>
    <style:style style:name="T857" style:family="text">
      <style:text-properties officeooo:rsid="2a37a9e6"/>
    </style:style>
    <style:style style:name="T858" style:family="text">
      <style:text-properties officeooo:rsid="2a8abc6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3">Z<text:span text:style-name="T728">atopený</text:span></text:p>
      <text:p text:style-name="P83">důl</text:p>
      <text:p text:style-name="P80"/>
      <text:p text:style-name="P80"/>
      <text:p text:style-name="P81">dobrodružství pro hru</text:p>
      <text:p text:style-name="P142">D<text:span text:style-name="T728">račák</text:span></text:p>
      <text:p text:style-name="P141"/>
      <text:p text:style-name="P143">podle staré školy</text:p>
      <text:p text:style-name="P140"/>
      <text:p text:style-name="P140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1"><text:a xlink:type="simple" xlink:href="#__RefHeading___Toc13837_1990953305" text:style-name="Internet_20_link" text:visited-style-name="Internet_20_link">TODO</text:a><text:tab/>4</text:p>
          <text:p text:style-name="P171"><text:a xlink:type="simple" xlink:href="#__RefHeading___Toc13839_1990953305" text:style-name="Internet_20_link" text:visited-style-name="Internet_20_link">Karty</text:a><text:tab/>6</text:p>
          <text:p text:style-name="P171"><text:a xlink:type="simple" xlink:href="#__RefHeading___Toc13841_1990953305" text:style-name="Internet_20_link" text:visited-style-name="Internet_20_link">Texty</text:a><text:tab/>9</text:p>
          <text:p text:style-name="P171"><text:a xlink:type="simple" xlink:href="#__RefHeading___Toc13843_1990953305" text:style-name="Internet_20_link" text:visited-style-name="Internet_20_link">NPCs</text:a><text:tab/>11</text:p>
          <text:p text:style-name="P171"><text:a xlink:type="simple" xlink:href="#__RefHeading___Toc13845_1990953305" text:style-name="Internet_20_link" text:visited-style-name="Internet_20_link">Úvod</text:a><text:tab/>12</text:p>
          <text:p text:style-name="P172"><text:a xlink:type="simple" xlink:href="#__RefHeading___Toc13847_1990953305" text:style-name="Internet_20_link" text:visited-style-name="Internet_20_link">Starotrpasličtina</text:a><text:tab/>12</text:p>
          <text:p text:style-name="P171"><text:a xlink:type="simple" xlink:href="#__RefHeading___Toc8508_2080814256" text:style-name="Internet_20_link" text:visited-style-name="Internet_20_link">Příběh</text:a><text:tab/>13</text:p>
          <text:p text:style-name="P171"><text:a xlink:type="simple" xlink:href="#__RefHeading___Toc13849_1990953305" text:style-name="Internet_20_link" text:visited-style-name="Internet_20_link">Místnosti</text:a><text:tab/>17</text:p>
          <text:p text:style-name="P172"><text:a xlink:type="simple" xlink:href="#__RefHeading___Toc13851_1990953305" text:style-name="Internet_20_link" text:visited-style-name="Internet_20_link">Nadzemí</text:a><text:tab/>17</text:p>
          <text:p text:style-name="P172"><text:a xlink:type="simple" xlink:href="#__RefHeading___Toc13853_1990953305" text:style-name="Internet_20_link" text:visited-style-name="Internet_20_link">Důl</text:a><text:tab/>22</text:p>
          <text:p text:style-name="P172"><text:a xlink:type="simple" xlink:href="#__RefHeading___Toc13855_1990953305" text:style-name="Internet_20_link" text:visited-style-name="Internet_20_link">Jeskyně s chrámem</text:a><text:tab/>31</text:p>
          <text:p text:style-name="P171"><text:a xlink:type="simple" xlink:href="#__RefHeading___Toc13857_1990953305" text:style-name="Internet_20_link" text:visited-style-name="Internet_20_link">Konec dobrodružství</text:a><text:tab/>37</text:p>
          <text:p text:style-name="P172"><text:a xlink:type="simple" xlink:href="#__RefHeading___Toc5831_1424409582" text:style-name="Internet_20_link" text:visited-style-name="Internet_20_link">Cena pokladů</text:a><text:tab/>37</text:p>
        </text:index-body>
      </text:table-of-content>
      <text:p text:style-name="P138"/>
      <text:p text:style-name="P82"/>
      <text:p text:style-name="P82"/>
      <text:p text:style-name="P82"/>
      <text:p text:style-name="P82"/>
      <text:p text:style-name="P4"/>
      <text:p text:style-name="P4"/>
      <text:p text:style-name="P4">Verze 0.<text:span text:style-name="T820">3</text:span></text:p>
      <text:p text:style-name="P138">Poděkování</text:p>
      <text:p text:style-name="Table_20_Comments">Rád bych touto cestou poděkoval účastníkům testovacích her a⁠ také všem, kdo přispěli cennými připomínkami.</text:p>
      <text:p text:style-name="Example_20_Header"><text:soft-page-break/>Zpětná vazba</text:p>
      <text:p text:style-name="Table_20_Comments"><text:span text:style-name="T1">Velice ocením Vaše názory a⁠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89" text:outline-level="1"><text:bookmark-start text:name="__RefHeading___Toc13837_1990953305"/>TODO<text:bookmark-end text:name="__RefHeading___Toc13837_1990953305"/></text:h>
      <text:p text:style-name="P176">TODO <text:span text:style-name="T838">(do Úvodu)</text:span>:</text:p>
      <text:list xml:id="list3346864679" text:style-name="L46">
        <text:list-item>
          <text:p text:style-name="P281"><text:span text:style-name="T855">zmínit, že skřetí horníci mají vždy jen jednu kartu. (Asi se to týká víc věcí.)</text:span></text:p>
        </text:list-item>
      </text:list>
      <text:list xml:id="list1557119943" text:style-name="L1">
        <text:list-item>
          <text:p text:style-name="P174">Je to kooperativní dobrodružtví. Postavy by se měly znát</text:p>
        </text:list-item>
        <text:list-item>
          <text:p text:style-name="P177">Měřítko (1 čtverec jsou 2 metry. Na nárysech to je jinak)</text:p>
        </text:list-item>
      </text:list>
      <text:p text:style-name="P282">TODO <text:span text:style-name="T855">(Ceník)</text:span>:</text:p>
      <text:list xml:id="list293412189" text:style-name="L47">
        <text:list-item>
          <text:p text:style-name="P283">Doplnit cen<text:span text:style-name="T4">ík.</text:span></text:p>
        </text:list-item>
        <text:list-item>
          <text:p text:style-name="P284">Dát do ceníku i zbraně (prodejní ceny).</text:p>
        </text:list-item>
      </text:list>
      <text:h text:style-name="P290" text:outline-level="1"><text:bookmark-start text:name="__RefHeading___Toc13845_1990953305"/>Úvod<text:bookmark-end text:name="__RefHeading___Toc13845_1990953305"/></text:h>
      <text:h text:style-name="Heading_20_2" text:outline-level="2"><text:bookmark-start text:name="__RefHeading___Toc13847_1990953305"/>Starotrpasličtina<text:bookmark-end text:name="__RefHeading___Toc13847_1990953305"/></text:h>
      <text:p text:style-name="P130">V tomto dobrodružství je několik textů ve starotrpasličtině, včetně úvodního, ze kterého se postavy dozví, kde se podzemí nachází (text <text:span text:style-name="T187">A0-1</text:span>). <text:span text:style-name="T834">Je tedy potřeba, aby je postavy dokázaly přečíst.</text:span></text:p>
      <text:list xml:id="list672737136" text:style-name="L2">
        <text:list-item>
          <text:p text:style-name="P175">Nejlepší možnost je, když bude starotrpasličtinu umět jedna z postav. Můžeš se pak domluvit s jejím hráčem, že někde narazila na text <text:span text:style-name="T187">A0-1</text:span> a výprava je tedy její nápad.</text:p>
        </text:list-item>
        <text:list-item>
          <text:p text:style-name="P175">Druhá možnost je, že na průzkum tohoto dolu postavy někdo pošle. Měl by po nich něco chtít – třeba obkreslit všechny texty a reliéfy, které tam najdou. Měl by jim také dát s sebou <text:span text:style-name="T95">čelenku starotrpasličtiny</text:span>, což je kouzelný předmět, díky kterému postavy dokáží texty přečíst a mohou si také promluvit s trpaslíkem v C1.</text:p>
          <text:list>
            <text:list-item>
              <text:p text:style-name="P178"><text:span text:style-name="T834">Pokud zvolíš tuto možnost, neměl bys čelenku nechat ve hře, protože by pak pro hráče nemělo smysl brát si dovednost </text:span><text:span text:style-name="T125">starotrpasličtina</text:span><text:span text:style-name="T834">. Můžeš to udělat třeba tak, že kouzlo, kterým je očarovaná, po čase vyprchá (řekni to hráčům předem, ať pak nejsou zklamaní).</text:span></text:p>
            </text:list-item>
          </text:list>
        </text:list-item>
      </text:list>
      <text:h text:style-name="P285" text:outline-level="2">Karty</text:h>
      <text:p text:style-name="P137">TODO: Zbraně skřetů a podobně mají vždy jen jednu kartu.</text:p>
      <text:h text:style-name="Heading_20_2" text:outline-level="2"><text:soft-page-break/>Mapa</text:h>
      <text:p text:style-name="P136">TODO: 1 čtverec na mapě dolu odpovídá dvěma metrům.</text:p>
      <text:p text:style-name="P136">TODO: Měřítko na mapě nadzemí a jeskyně.</text:p>
      <text:h text:style-name="P286" text:outline-level="2"><text:bookmark-start text:name="__RefHeading___Toc13912_368615450"/>Vyjednávání se skřety<text:bookmark-end text:name="__RefHeading___Toc13912_368615450"/></text:h>
      <text:p text:style-name="P106">Se skřety postavy nemusí nutně bojovat, mohou se s nimi domluvit. <text:span text:style-name="T782">Pokud některá umí </text:span><text:span text:style-name="T126">skřetí řeč</text:span><text:span text:style-name="T782">, bude to jednoduché, ale komunikovat nebo obchodovat se dá i pomocí gest a posunků.</text:span></text:p>
      <text:list xml:id="list635421875" text:style-name="L3">
        <text:list-item>
          <text:p text:style-name="P179"><text:span text:style-name="T834">Skřeti jsou ochotni obchodovat. </text:span>Mince jsou <text:span text:style-name="T834">jim </text:span>k ničemu, <text:span text:style-name="T834">z</text:span>ajímají je ale kvalitní zbraně, šperky, nástroje a podobně.</text:p>
        </text:list-item>
      </text:list>
      <text:p text:style-name="P107">Skřeti z <text:span text:style-name="T187">B</text:span><text:span text:style-name="T194">10 </text:span><text:span text:style-name="T202">(zbrojnice)</text:span> <text:span text:style-name="T785">jsou ochotni pouze obchodovat. Pokud budou chtít postavy cokoliv jiného, třeba aby je skřeti pustili do dolu, odvedou je</text:span> k náčelníkovi v <text:span text:style-name="T187">B</text:span><text:span text:style-name="T194">8 </text:span><text:span text:style-name="T202">(obytná místnost)</text:span><text:span text:style-name="T214">, </text:span><text:span text:style-name="T215">aby se domluvily s ním</text:span><text:span text:style-name="T206">.</text:span></text:p>
      <text:list xml:id="list280749528" text:style-name="L4">
        <text:list-item>
          <text:p text:style-name="P180">Náčelník přizná, že důl založil někdo jiný. Bude ale trvat na tom, že teď <text:span text:style-name="T786">patří jemu</text:span>. <text:span text:style-name="T787">Může se také pochlubit tím, že na tahání rudy z dolu měl zlobra – a postěžovat si, že se mu propadl šachtou dolů a zabil tam několik horníků.</text:span></text:p>
        </text:list-item>
        <text:list-item>
          <text:p text:style-name="P181"><text:span text:style-name="T835">Rád postavám povolí</text:span>, aby se postaraly o zlobra v <text:span text:style-name="T187">B1</text:span><text:span text:style-name="T198">4</text:span> <text:span text:style-name="T783">a následně prozkoumaly, co je pod vodou.</text:span></text:p>
        </text:list-item>
        <text:list-item>
          <text:p text:style-name="P182">Nedovolí jim ale otevřít dveře v <text:span text:style-name="T187">B13</text:span> – bude tvrdit, že je určitě dobrý důvod, proč jsou zavřené.</text:p>
        </text:list-item>
        <text:list-item>
          <text:p text:style-name="P182">Rozhodně jim také nedovolí vyhodit cokoliv do vzduchu. Pokud to postavy udělají <text:span text:style-name="T785">(ať už s varováním nebo bez něj)</text:span>, skřeti na ně zaútočí.</text:p>
        </text:list-item>
      </text:list>
      <text:p text:style-name="P108"><text:soft-page-break/><text:span text:style-name="T835">V podzemí </text:span>budou každopádně postavy <text:span text:style-name="T835">neustále</text:span> doprovázet 4 ozbrojení skřeti z <text:span text:style-name="T187">B</text:span><text:span text:style-name="T195">10</text:span>. Pouze pod vodu se s nimi potápět nebudou (počkají tam na ně).</text:p>
      <text:list xml:id="list2690023340" text:style-name="L5">
        <text:list-item>
          <text:p text:style-name="P183"><text:span text:style-name="T835">B</text:span>udou trvat na tom, že postavy musí zůstat pohromadě. Když neposlechnou, dojde k boji.</text:p>
        </text:list-item>
      </text:list>
      <text:list xml:id="list2931075099" text:style-name="L6">
        <text:list-item>
          <text:p text:style-name="P184"><text:span text:style-name="T784">Pokud budou skřeti s postavami, když najdou nějaké poklady v jeskyni </text:span><text:span text:style-name="T192">C1</text:span><text:span text:style-name="T784">, vrátí se pro náčelníka a společně s ním postavy napadnou.</text:span></text:p>
        </text:list-item>
      </text:list>
      <text:h text:style-name="P287" text:outline-level="2">Boj se skřety</text:h>
      <text:list xml:id="list2566988291" text:style-name="L7">
        <text:list-item>
          <text:p text:style-name="P185">Pro snazší přehled o tom, kolik skřetů ještě zbývá, najdeš jejich seznam (spolu s ostatními protivníky) v přiloženém Bestiáři. Co mají skřeti u sebe najdeš vždy v popisu místnosti, odkud pochází.</text:p>
        </text:list-item>
      </text:list>
      <text:list xml:id="list2306822550" text:style-name="L8">
        <text:list-item>
          <text:p text:style-name="P187">Když postavy napadnou libovolného skřeta, zavolá na poplach. Od té chvíle budou skřeti bojovat organizovaně.</text:p>
        </text:list-item>
        <text:list-item>
          <text:p text:style-name="P186"><text:span text:style-name="T836">Horníci z </text:span><text:span text:style-name="T203">B1</text:span><text:span text:style-name="T836">, </text:span><text:span text:style-name="T203">B5</text:span><text:span text:style-name="T836">, </text:span><text:span text:style-name="T203">B9</text:span><text:span text:style-name="T836"> a </text:span><text:span text:style-name="T203">B18</text:span><text:span text:style-name="T836"> se do boje kromě volání na poplach zapojovat nebudou, nechají ho na ozbrojených skřetech z </text:span><text:span text:style-name="T203">B10</text:span><text:span text:style-name="T836"> a na náčelníkovi s </text:span><text:span text:style-name="T203">B8</text:span><text:span text:style-name="T836">. Budou se ale samozřejmě bránit, když je postavy zaženou do úzkých (jinak se jen pokusí utéct).</text:span></text:p>
        </text:list-item>
        <text:list-item>
          <text:p text:style-name="P187">Skřetí kovářka z B7 bude nehledě na poplach pokračovat v práci.</text:p>
        </text:list-item>
        <text:list-item>
          <text:p text:style-name="P189">Skřeti nevidí potmě. Pokud si ale budou svítit postavy, využijí toho a budou útočit ze tmy.</text:p>
        </text:list-item>
        <text:list-item>
          <text:p text:style-name="P187"><text:soft-page-break/>Skřeti, na rozdíl od postav, důl dobře znají. Určitě se tedy pokusí postavy oběhnout nebo obklíčit.</text:p>
        </text:list-item>
        <text:list-item>
          <text:p text:style-name="P188"><text:span text:style-name="T187">Skřeti nejsou sebevrazi.</text:span> Když uvidí, že postavy nedokážou porazit, pokusí se <text:span text:style-name="T837">přivést posily (pokud ještě nějaké zbývají), případně</text:span> utéct nebo vyjednávat.</text:p>
        </text:list-item>
      </text:list>
      <text:h text:style-name="P291" text:outline-level="1"><text:bookmark-start text:name="__RefHeading___Toc8508_2080814256"/>Příběh<text:bookmark-end text:name="__RefHeading___Toc8508_2080814256"/></text:h>
      <text:p text:style-name="P131">V dávných dobách se mladý trpaslík Bregen rozhodl prozkoumat ruiny staré civilizace (podzemní rasa humanoidů se žabíma očima). Požádal o povolení k průzkumu, ale nedostal ho. Nenechal se tím ovšem odradit a požádal jiný úřad o povolení ke zřízení dolu. <text:span text:style-name="T839">To mu bylo uděleno a on tedy se skupinou svých známých najal horníky a začal dolovat s tím, že jeho skutečným cílem byl průzkum podzemních ruin. K ruinám se nakonec skutečně prokopali, ale pobil je rzivý netvor, který poklad střeží.<text:line-break/><text:tab/>Dnes, o několik století později, opuštěný důl obsadili skřeti. Na rozdíl od trpaslíků v něm opravdu těží rudu – není sice moc kvalitní, ale pro jejich potřeby stačí. Jsou docela zruční a dokázali zprovoznit staré trpaslické důlní zařízení, včetně rumpálu – místo koz do něj zapřáhli zlobra. Ten se ale jednoho dne propadl podlahou. Přežil to, protože šachta je dole zatopená, a povraždil skřety, ke kterým se dostal – nedokáže totiž vyšplhat zpět nahoru a má čím dál tím větší hlad. O ruinách, k nimž se kdysi trpaslíci prokopali, skřeti nevědí, jsou totiž pod zatopenou částí dolu za masivními dveřmi chráněnými kouzlem.</text:span></text:p>
      <text:h text:style-name="P292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761">je vidět</text:span> vysok<text:span text:style-name="T761">á</text:span>, <text:span text:style-name="T219">kuželovit</text:span><text:span text:style-name="T237">á</text:span><text:span text:style-name="T219"> budov</text:span><text:span text:style-name="T230">a</text:span>.<text:span text:style-name="T753"> Vedle ní je </text:span><text:span text:style-name="T245">menší </text:span><text:span text:style-name="T231">stavba</text:span><text:span text:style-name="T223"> </text:span><text:span text:style-name="T232">se sedlovou střechou</text:span><text:span text:style-name="T248">, </text:span><text:span text:style-name="T251">ze které</text:span><text:span text:style-name="T753"> vychází tenký sloup kouře. </text:span>Budovy jsou <text:span text:style-name="T773">v celkem dobrém stavu, někdo je zřejmě</text:span> opravil. Byl to ovšem znatelně horší řemeslník než původní stavitelé a <text:span text:style-name="T759">díry ve střechách </text:span>zazáplatova<text:span text:style-name="T759">l jen</text:span> <text:span text:style-name="T759">silnou kůží</text:span>. <text:span text:style-name="T763">Vedle těžební budovy je velká hromada hlíny a kamení </text:span><text:span text:style-name="T167">(ruda vytěžená </text:span><text:span text:style-name="T168">v</text:span><text:span text:style-name="T167"> dol</text:span><text:span text:style-name="T168">e</text:span><text:span text:style-name="T167"> a připraven</text:span><text:span text:style-name="T168">á</text:span><text:span text:style-name="T167"> k odvozu)</text:span><text:span text:style-name="T763">. Opodál</text:span> <text:span text:style-name="T762">je</text:span> do země za<text:span text:style-name="T759">pích</text:span>nut<text:span text:style-name="T762">á</text:span> <text:span text:style-name="T219">lopat</text:span><text:span text:style-name="T225">a</text:span>. <text:span text:style-name="T840">Kus od ní teče potok.</text:span></text:p>
      <text:p text:style-name="P105"><text:span text:style-name="Emphasis"><text:span text:style-name="T607">Pokud postavy obejdou budovy </text:span></text:span><text:span text:style-name="Emphasis"><text:span text:style-name="T609">kolem dokola</text:span></text:span><text:span text:style-name="Emphasis"><text:span text:style-name="T607">:</text:span></text:span></text:p>
      <text:list xml:id="list480839721" text:style-name="L9">
        <text:list-item>
          <text:p text:style-name="P190"><text:span text:style-name="Emphasis"><text:span text:style-name="T524">N</text:span></text:span><text:span text:style-name="Emphasis"><text:span text:style-name="T521">arazí na stopy od vozů </text:span></text:span><text:span text:style-name="Emphasis"><text:span text:style-name="T522">(vedou k hromadě </text:span></text:span><text:span text:style-name="Emphasis"><text:span text:style-name="T571">rudy</text:span></text:span><text:span text:style-name="Emphasis"><text:span text:style-name="T522"> vedle těžební budovy)</text:span></text:span><text:span text:style-name="Emphasis"><text:span text:style-name="T521">.</text:span></text:span></text:p>
        </text:list-item>
      </text:list>
      <text:p text:style-name="P51"><text:span text:style-name="Emphasis"><text:span text:style-name="T607">Když</text:span></text:span><text:span text:style-name="Emphasis"><text:span text:style-name="T602"> stráví nějaký čas pozorováním</text:span></text:span><text:span text:style-name="Emphasis"><text:span text:style-name="T608">:</text:span></text:span></text:p>
      <text:list xml:id="list2002378135" text:style-name="L10">
        <text:list-item>
          <text:p text:style-name="P191"><text:span text:style-name="Emphasis"><text:span text:style-name="T501">V </text:span></text:span><text:span text:style-name="Emphasis"><text:span text:style-name="T523">budově se sedlovou střechou</text:span></text:span><text:span text:style-name="Emphasis"><text:span text:style-name="T501"> pracuje </text:span></text:span><text:span text:style-name="Emphasis"><text:span text:style-name="T507">starý</text:span></text:span><text:span text:style-name="Emphasis"><text:span text:style-name="T501"> skřet (</text:span></text:span><text:span text:style-name="Emphasis"><text:span text:style-name="T572">karta </text:span></text:span><text:span text:style-name="Emphasis"><text:span text:style-name="T704">skřetí kuchař</text:span></text:span><text:span text:style-name="Emphasis"><text:span text:style-name="T572">, </text:span></text:span><text:span text:style-name="Emphasis"><text:span text:style-name="T501">viz </text:span></text:span><text:span text:style-name="Emphasis"><text:span text:style-name="T606">A2</text:span></text:span><text:span text:style-name="Emphasis"><text:span text:style-name="T501">). </text:span></text:span><text:span text:style-name="Emphasis"><text:span text:style-name="T523">Občas chodí pro vodu k potoku.</text:span></text:span></text:p>
          <text:list>
            <text:list-item>
              <text:p text:style-name="P192"><text:span text:style-name="Emphasis"><text:span text:style-name="T523">A</text:span></text:span><text:span text:style-name="Emphasis"><text:span text:style-name="T505">ž </text:span></text:span><text:span text:style-name="Emphasis"><text:span text:style-name="T525">dodělá žebřík, na kterém pracuje</text:span></text:span><text:span text:style-name="Emphasis"><text:span text:style-name="T505"> (někdy další den), odnese ho do těžební budovy </text:span></text:span><text:span text:style-name="Emphasis"><text:span text:style-name="T633">A3</text:span></text:span><text:span text:style-name="Emphasis"><text:span text:style-name="T505">. </text:span></text:span><text:span text:style-name="Emphasis"><text:span text:style-name="T523">Potom z ní</text:span></text:span><text:span text:style-name="Emphasis"><text:span text:style-name="T506"> začnou </text:span></text:span><text:span text:style-name="Emphasis"><text:span text:style-name="T532">dva</text:span></text:span><text:span text:style-name="Emphasis"><text:span text:style-name="T506"> skřet</text:span></text:span><text:span text:style-name="Emphasis"><text:span text:style-name="T573">í horníci</text:span></text:span><text:span text:style-name="Emphasis"><text:span text:style-name="T506"> </text:span></text:span><text:span text:style-name="Emphasis"><text:span text:style-name="T525">z </text:span></text:span><text:span text:style-name="Emphasis"><text:span text:style-name="T633">B16</text:span></text:span><text:span text:style-name="Emphasis"><text:span text:style-name="T506"> vynášet kýble s nakutanou rudou a vysypávat je na hromadu opodál.</text:span></text:span></text:p>
            </text:list-item>
          </text:list>
        </text:list-item>
        <text:list-item>
          <text:p text:style-name="P193"><text:soft-page-break/><text:span text:style-name="Emphasis"><text:span text:style-name="T501">Jednou za čas (zhruba po osmi hodinách) z těžební budovy vyjdou dva skřeti </text:span></text:span><text:span text:style-name="Emphasis"><text:span text:style-name="T526">z </text:span></text:span><text:span text:style-name="Emphasis"><text:span text:style-name="T634">B16</text:span></text:span><text:span text:style-name="Emphasis"><text:span text:style-name="T501">, zajdou do hranaté budovy pro kotel s polévkou a odnesou ho do těžební budovy </text:span></text:span><text:span text:style-name="Emphasis"><text:span text:style-name="T634">A3</text:span></text:span><text:span text:style-name="Emphasis"><text:span text:style-name="T501">. Pak se ještě vrátí pro misky. Asi o čtvrt hodiny později zase misky a prázdný kotel přinesou zpět. </text:span></text:span><text:span text:style-name="Emphasis"><text:span text:style-name="T504">Skřet</text:span></text:span><text:span text:style-name="Emphasis"><text:span text:style-name="T526">í kuchař z </text:span></text:span><text:span text:style-name="Emphasis"><text:span text:style-name="T610">A2</text:span></text:span><text:span text:style-name="Emphasis"><text:span text:style-name="T504"> pak zajde k potoku </text:span></text:span><text:span text:style-name="Emphasis"><text:span text:style-name="T575">nádobí</text:span></text:span><text:span text:style-name="Emphasis"><text:span text:style-name="T504"> umýt a nab</text:span></text:span><text:span text:style-name="Emphasis"><text:span text:style-name="T533">rat</text:span></text:span><text:span text:style-name="Emphasis"><text:span text:style-name="T504"> novou vodu.</text:span></text:span></text:p>
          <text:list>
            <text:list-item>
              <text:p text:style-name="P194"><text:span text:style-name="Emphasis"><text:span text:style-name="T502">S kuchařem </text:span></text:span><text:span text:style-name="Emphasis"><text:span text:style-name="T574">v </text:span></text:span><text:span text:style-name="Emphasis"><text:span text:style-name="T635">A2</text:span></text:span><text:span text:style-name="Emphasis"><text:span text:style-name="T502"> </text:span></text:span><text:span text:style-name="Emphasis"><text:span text:style-name="T534">se</text:span></text:span><text:span text:style-name="Emphasis"><text:span text:style-name="T502"> </text:span></text:span><text:span text:style-name="Emphasis"><text:span text:style-name="T511">nosiči polévky</text:span></text:span><text:span text:style-name="Emphasis"><text:span text:style-name="T502"> bavit </text:span></text:span><text:span text:style-name="Emphasis"><text:span text:style-name="T574">nebudou, je totiž němý</text:span></text:span><text:span text:style-name="Emphasis"><text:span text:style-name="T502">. Mohou se </text:span></text:span><text:span text:style-name="Emphasis"><text:span text:style-name="T574">ale bavit mezi sebou (</text:span></text:span><text:span text:style-name="Emphasis"><text:span text:style-name="T502">samozřejmě ve skřetí řeči</text:span></text:span><text:span text:style-name="Emphasis"><text:span text:style-name="T574">)</text:span></text:span><text:span text:style-name="Emphasis"><text:span text:style-name="T502">, </text:span></text:span><text:span text:style-name="Emphasis"><text:span text:style-name="T574">například o tom,</text:span></text:span><text:span text:style-name="Emphasis"><text:span text:style-name="T502"> když už bude hotový žebřík, </text:span></text:span><text:span text:style-name="Emphasis"><text:span text:style-name="T511">proto</text:span></text:span><text:span text:style-name="Emphasis"><text:span text:style-name="T502">že je nebaví šplhat po provaze, nebo jestli se </text:span></text:span><text:span text:style-name="Emphasis"><text:span text:style-name="T574">kuchař</text:span></text:span><text:span text:style-name="Emphasis"><text:span text:style-name="T502"> konečně naučil vařit i něco jiného než pol</text:span></text:span><text:span text:style-name="Emphasis"><text:span text:style-name="T511">é</text:span></text:span><text:span text:style-name="Emphasis"><text:span text:style-name="T502">vku.</text:span></text:span></text:p>
            </text:list-item>
          </text:list>
        </text:list-item>
        <text:list-item>
          <text:p text:style-name="P195"><text:span text:style-name="Emphasis"><text:span text:style-name="T526">Nezapomeň, že pokud zde postavy pobijí nějaké skřety, budou pak chybět v místnostech, odkud přišli.</text:span></text:span></text:p>
        </text:list-item>
      </text:list>
      <text:p text:style-name="P49"><text:span text:style-name="T187">👣</text:span> <text:span text:style-name="T764">Vedle velké hromady hlíny jsou stopy od těžkého vozu. Vedou pryč od dolu (vůz odvážel natěženou rudu ke zpracování).<text:line-break/></text:span>👣 <text:span text:style-name="T102">(stopování)</text:span><text:span text:style-name="T757"> </text:span>Všude <text:span text:style-name="T818">kolem budov</text:span> jsou <text:span text:style-name="T764">čerstvé</text:span> skřetí stopy. <text:span text:style-name="T818">Další</text:span> <text:span text:style-name="T818">vedou k potoku a zpět.</text:span></text:p>
      <text:p text:style-name="P52"><text:span text:style-name="T187">Pokud budou postavy dělat hluk, skřet</text:span><text:span text:style-name="T204">í kuchař</text:span><text:span text:style-name="T187"> z </text:span><text:span text:style-name="T190">budovy se sedlovou střechou</text:span><text:span text:style-name="T187"> </text:span><text:span text:style-name="T206">(A2)</text:span><text:span text:style-name="T187"> se </text:span><text:span text:style-name="T189">pů</text:span><text:span text:style-name="T187">jde podívat, co se děje.</text:span></text:p>
      <text:list xml:id="list3930377942" text:style-name="L11">
        <text:list-item>
          <text:p text:style-name="P196"><text:span text:style-name="T772">Když je uvidí</text:span>, uteče zpět do kůlny nebo do těžební budovy (podle toho, co je blíž) <text:span text:style-name="T771">a začne do něčeho bušit – volat na poplach nemůže, protože je němý</text:span>.</text:p>
        </text:list-item>
        <text:list-item>
          <text:p text:style-name="P197"><text:span text:style-name="Emphasis"><text:span text:style-name="T611">⚔ </text:span></text:span>Pokud ho postavy nechají bušit, z<text:span text:style-name="T774">e zbrojnice</text:span> <text:span text:style-name="T191">B</text:span><text:span text:style-name="T195">10</text:span><text:span text:style-name="T774"> po několika minutách</text:span> <text:span text:style-name="T775">dorazí</text:span> skřetí hlídka: <text:span text:style-name="T776">2 </text:span><text:span text:style-name="T104">skřeti s lukem</text:span><text:span text:style-name="T776"> (karta) a 2 </text:span><text:span text:style-name="T104">skřeti s kopím</text:span><text:span text:style-name="T776"> (karta).</text:span></text:p>
          <text:list>
            <text:list-item>
              <text:p text:style-name="P198"><text:span text:style-name="T776">Vylezou hlavní šachtou </text:span><text:span text:style-name="T191">B</text:span><text:span text:style-name="T196">13</text:span><text:span text:style-name="T774"> do těžební budovy </text:span><text:span text:style-name="T191">A3</text:span><text:span text:style-name="T774">, odkud je nejspíš postavy uvidí vycházet</text:span>.</text:p>
            </text:list-item>
          </text:list>
        </text:list-item>
      </text:list>
      <text:p text:style-name="P50"><text:soft-page-break/><text:span text:style-name="Emphasis"><text:span text:style-name="T393">▸<text:tab/></text:span></text:span><text:span text:style-name="Emphasis"><text:span text:style-name="T651">Kuželovitá budova</text:span></text:span><text:span text:style-name="Emphasis"><text:span text:style-name="T468">: </text:span></text:span><text:span text:style-name="Emphasis"><text:span text:style-name="T500">Přeskoč na</text:span></text:span><text:span text:style-name="Emphasis"><text:span text:style-name="T468"> </text:span></text:span><text:span text:style-name="Emphasis"><text:span text:style-name="T603">A</text:span></text:span><text:span text:style-name="Emphasis"><text:span text:style-name="T604">3</text:span></text:span><text:span text:style-name="Emphasis"><text:span text:style-name="T469">.</text:span></text:span></text:p>
      <text:p text:style-name="P132"><text:span text:style-name="Emphasis"><text:span text:style-name="T393">▸<text:tab/></text:span></text:span><text:span text:style-name="Emphasis"><text:span text:style-name="T658">Stavba se sedlovou střechou</text:span></text:span><text:span text:style-name="Emphasis"><text:span text:style-name="T492"> je sice nižší než těžební budova, ale zato </text:span></text:span><text:span text:style-name="Emphasis"><text:span text:style-name="T509">mnohem delší</text:span></text:span><text:span text:style-name="Emphasis"><text:span text:style-name="T492">. V obou kratších stěnách jsou dveře a dvě okna, </text:span></text:span><text:span text:style-name="Emphasis"><text:span text:style-name="T576">jedno</text:span></text:span><text:span text:style-name="Emphasis"><text:span text:style-name="T492"> z každé strany dveří. </text:span></text:span><text:span text:style-name="Emphasis"><text:span text:style-name="T510">Dlouhé</text:span></text:span><text:span text:style-name="Emphasis"><text:span text:style-name="T492"> stěny žádná okna ani dveře nemají. Všechna okna jsou vysklená, dají se přes ně ale zavřít okenice. </text:span></text:span><text:span text:style-name="Emphasis"><text:span text:style-name="T576">Co je uvnitř najdeš</text:span></text:span><text:span text:style-name="Emphasis"><text:span text:style-name="T493"> </text:span></text:span><text:span text:style-name="Emphasis"><text:span text:style-name="T576">v</text:span></text:span><text:span text:style-name="Emphasis"><text:span text:style-name="T493"> </text:span></text:span><text:span text:style-name="Emphasis"><text:span text:style-name="T605">A2</text:span></text:span><text:span text:style-name="Emphasis"><text:span text:style-name="T493">.</text:span></text:span></text:p>
      <text:p text:style-name="P50"><text:span text:style-name="Emphasis"><text:span text:style-name="T393">▸<text:tab/></text:span></text:span><text:span text:style-name="Emphasis"><text:span text:style-name="T651">Lopata</text:span></text:span><text:span text:style-name="Emphasis"><text:span text:style-name="T468">: </text:span></text:span><text:span text:style-name="Emphasis"><text:span text:style-name="T493">Přeskoč na </text:span></text:span><text:span text:style-name="Emphasis"><text:span text:style-name="T603">A</text:span></text:span><text:span text:style-name="Emphasis"><text:span text:style-name="T604">1</text:span></text:span><text:span text:style-name="Emphasis"><text:span text:style-name="T469">.</text:span></text:span></text:p>
      <text:h text:style-name="P294" text:outline-level="3">A1 – Zabodnutá lopata</text:h>
      <text:p text:style-name="P119"><text:span text:style-name="T101">D</text:span><text:span text:style-name="T95">o </text:span><text:span text:style-name="T101">trávy je </text:span><text:span text:style-name="T103">tady</text:span><text:span text:style-name="T95"> zabodnutá </text:span><text:span text:style-name="T127">lopata</text:span><text:span text:style-name="T95">.</text:span><text:span text:style-name="Emphasis"><text:span text:style-name="T669"> Vedle ní je zhruba dvoumetrov</text:span></text:span><text:span text:style-name="Emphasis"><text:span text:style-name="T692">ý</text:span></text:span><text:span text:style-name="Emphasis"><text:span text:style-name="T669"> </text:span></text:span><text:span text:style-name="Emphasis"><text:span text:style-name="T692">kruh</text:span></text:span><text:span text:style-name="Emphasis"><text:span text:style-name="T669"> čerstv</text:span></text:span><text:span text:style-name="Emphasis"><text:span text:style-name="T693">é</text:span></text:span><text:span text:style-name="Emphasis"><text:span text:style-name="T669"> hlíny, jako kdyby tu byla velká díra a někdo ji </text:span></text:span><text:span text:style-name="Emphasis"><text:span text:style-name="T693">nedávno</text:span></text:span><text:span text:style-name="Emphasis"><text:span text:style-name="T669"> zasypal. Zhruba uprostřed je malá </text:span></text:span><text:span text:style-name="Emphasis"><text:span text:style-name="T708">trhlina</text:span></text:span><text:span text:style-name="Emphasis"><text:span text:style-name="T669">, kudy se hlína propadává dolů pod zem.</text:span></text:span></text:p>
      <text:p text:style-name="P21"><text:span text:style-name="Emphasis"><text:span text:style-name="T308">👣</text:span></text:span><text:span text:style-name="Emphasis"><text:span text:style-name="T299"> </text:span></text:span><text:span text:style-name="Emphasis"><text:span text:style-name="T339">(stopování)</text:span></text:span><text:span text:style-name="Emphasis"><text:span text:style-name="T300"> </text:span></text:span><text:span text:style-name="Emphasis"><text:span text:style-name="T301">Jsou zde </text:span></text:span><text:span text:style-name="Emphasis"><text:span text:style-name="T302">staré</text:span></text:span><text:span text:style-name="Emphasis"><text:span text:style-name="T301"> </text:span></text:span><text:span text:style-name="Emphasis"><text:span text:style-name="T302">skřetí stopy.</text:span></text:span></text:p>
      <text:p text:style-name="P86"><text:span text:style-name="Emphasis"><text:span text:style-name="T393">▸<text:tab/></text:span></text:span><text:span text:style-name="Emphasis"><text:span text:style-name="T648">Trhlinu</text:span></text:span><text:span text:style-name="Emphasis"><text:span text:style-name="T394"> </text:span></text:span><text:span text:style-name="Emphasis"><text:span text:style-name="T458">je </text:span></text:span><text:span text:style-name="Emphasis"><text:span text:style-name="T465">možné rozšířit </text:span></text:span><text:span text:style-name="Emphasis"><text:span text:style-name="T466">a prokopat se tak do podzemí</text:span></text:span><text:span text:style-name="Emphasis"><text:span text:style-name="T465">. Jednou lopatou to bude práce tak na půl hodiny. Díra vede do </text:span></text:span><text:span text:style-name="Emphasis"><text:span text:style-name="T600">B</text:span></text:span><text:span text:style-name="Emphasis"><text:span text:style-name="T623">3</text:span></text:span><text:span text:style-name="Emphasis"><text:span text:style-name="T470"> </text:span></text:span><text:span text:style-name="Emphasis"><text:span text:style-name="T471">(</text:span></text:span><text:span text:style-name="Emphasis"><text:span text:style-name="T499">Tunel na povrch</text:span></text:span><text:span text:style-name="Emphasis"><text:span text:style-name="T471">)</text:span></text:span><text:span text:style-name="Emphasis"><text:span text:style-name="T465">.</text:span></text:span></text:p>
      <text:h text:style-name="P295" text:outline-level="3">A2 – <text:span text:style-name="T768">Budova se sedlovou střechou</text:span></text:h>
      <text:p text:style-name="P67"><text:span text:style-name="T341">♨<text:tab/></text:span><text:span text:style-name="T357">Ve dne je zde cítit kouř z ohniště, vůně čerstvého dřeva a právě vařené polévky. </text:span><text:span text:style-name="T358">V noci jen vůně čerstvého dřeva.</text:span></text:p>
      <text:p text:style-name="P42"><text:span text:style-name="T4">🔊<text:tab/></text:span><text:span text:style-name="T88">Zevnitř jsou </text:span><text:span text:style-name="T90">ve dne</text:span><text:span text:style-name="T380"> slyšet zvuky práce a praskání ohně, </text:span><text:span text:style-name="T384">v noci oddychování spící osoby (skřetího kuchaře)</text:span><text:span text:style-name="T380">.</text:span></text:p>
      <text:p text:style-name="P73"><text:span text:style-name="T711">🚪<text:tab/></text:span><text:span text:style-name="T329">Z obou stran budovy jsou z</text:span><text:span text:style-name="T325">avřené obyčejné dveře s⁠ </text:span><text:span text:style-name="T326">klik</text:span><text:span text:style-name="T327">ou</text:span><text:span text:style-name="T328">.</text:span></text:p>
      <text:p text:style-name="P12"><text:soft-page-break/><text:span text:style-name="T841">Celý vnitřek budovy zabírá</text:span> dlouhá, obdélníková místnost. U <text:span text:style-name="T770">stěny</text:span> je vyskládaná <text:span text:style-name="T219">hromada dřeva.</text:span><text:span text:style-name="T242"> </text:span><text:span text:style-name="T246">Vedle ní je </text:span><text:span text:style-name="T250">nedodělaný</text:span><text:span text:style-name="T246"> </text:span><text:span text:style-name="T226">žebřík</text:span><text:span text:style-name="T246"> </text:span><text:span text:style-name="T247">a </text:span><text:span text:style-name="T228">tesařské nářadí</text:span><text:span text:style-name="T246">.</text:span> <text:span text:style-name="T766">O kus dál je ohniště s velkým kotlíkem, hromada dřevěných misek </text:span><text:span text:style-name="T140">(12 kusů)</text:span><text:span text:style-name="T765"> a dvě vědra s vodou</text:span><text:span text:style-name="T140">.</text:span> <text:span text:style-name="T769">Vedle ohniště </text:span>ze stropu visí sušené maso a svazečky různých <text:span text:style-name="T219">bylin</text:span><text:span text:style-name="T765">. V poslední třetině místnosti je pelech z trávy a listí</text:span><text:span text:style-name="T140"> (v noci na něm spí skřetí kuchař)</text:span><text:span text:style-name="T765">, hromada písku a další hromada zakrytá hadrem </text:span><text:span text:style-name="T140">(vápno)</text:span><text:span text:style-name="T765">. Vedle nich leží mělká </text:span><text:span text:style-name="T229">kulatá mísa</text:span><text:span text:style-name="T751"> velká asi jako štít. Na ní je naskládané </text:span><text:span text:style-name="T229">zednické nářadí</text:span><text:span text:style-name="T751">. U stěny je vyskládaná řada keramických lahví</text:span><text:span text:style-name="T159"> (je v nich lampový olej)</text:span><text:span text:style-name="T751">.</text:span></text:p>
      <text:p text:style-name="P88"><text:span text:style-name="Emphasis"><text:span text:style-name="T508">Uvnitř</text:span></text:span><text:span text:style-name="Emphasis"><text:span text:style-name="T576"> </text:span></text:span><text:span text:style-name="Emphasis"><text:span text:style-name="T577">je</text:span></text:span><text:span text:style-name="Emphasis"><text:span text:style-name="T501"> </text:span></text:span><text:span text:style-name="Emphasis"><text:span text:style-name="T516">velký </text:span></text:span><text:span text:style-name="Emphasis"><text:span text:style-name="T527">němý</text:span></text:span><text:span text:style-name="Emphasis"><text:span text:style-name="T501"> </text:span></text:span><text:span text:style-name="Emphasis"><text:span text:style-name="T663">skřet</text:span></text:span><text:span text:style-name="Emphasis"><text:span text:style-name="T501"> </text:span></text:span><text:span text:style-name="Emphasis"><text:span text:style-name="T516">(karta </text:span></text:span><text:span text:style-name="Emphasis"><text:span text:style-name="T697">skřetí kuchař</text:span></text:span><text:span text:style-name="Emphasis"><text:span text:style-name="T516">)</text:span></text:span><text:span text:style-name="Emphasis"><text:span text:style-name="T501">. </text:span></text:span><text:span text:style-name="Emphasis"><text:span text:style-name="T577">V dne</text:span></text:span><text:span text:style-name="Emphasis"><text:span text:style-name="T501"> </text:span></text:span><text:span text:style-name="Emphasis"><text:span text:style-name="T535">Vyrábí nový žebřík a přitom vaří polévku</text:span></text:span><text:span text:style-name="Emphasis"><text:span text:style-name="T508">, </text:span></text:span><text:span text:style-name="Emphasis"><text:span text:style-name="T577">v noci spí.</text:span></text:span></text:p>
      <text:list xml:id="list1663201351" text:style-name="L12">
        <text:list-item>
          <text:p text:style-name="P216"><text:span text:style-name="Emphasis"><text:span text:style-name="T528">S postavami bojovat nebude – buď se pokusí </text:span></text:span><text:span text:style-name="Emphasis"><text:span text:style-name="T529">přivolat </text:span></text:span><text:span text:style-name="Emphasis"><text:span text:style-name="T536">pomoc</text:span></text:span><text:span text:style-name="Emphasis"><text:span text:style-name="T528"> bušením (</text:span></text:span><text:span text:style-name="Emphasis"><text:span text:style-name="T537">volat nemůže, protože je němý</text:span></text:span><text:span text:style-name="Emphasis"><text:span text:style-name="T528">), nebo rovnou utéct do těžební budovy A3 </text:span></text:span><text:span text:style-name="Emphasis"><text:span text:style-name="T530">a sešplhat dolů</text:span></text:span><text:span text:style-name="Emphasis"><text:span text:style-name="T528">, </text:span></text:span><text:span text:style-name="Emphasis"><text:span text:style-name="T529">aby </text:span></text:span><text:span text:style-name="Emphasis"><text:span text:style-name="T537">ji</text:span></text:span><text:span text:style-name="Emphasis"><text:span text:style-name="T529"> přivedl osobně</text:span></text:span><text:span text:style-name="Emphasis"><text:span text:style-name="T528">.</text:span></text:span></text:p>
        </text:list-item>
        <text:list-item>
          <text:p text:style-name="P199"><text:span text:style-name="Emphasis"><text:span text:style-name="T611">⚔ </text:span></text:span>Pokud ho postavy nechají bušit, z<text:span text:style-name="T774">e zbrojnice</text:span> <text:span text:style-name="T191">B</text:span><text:span text:style-name="T195">10</text:span><text:span text:style-name="T774"> po několika minutách</text:span> <text:span text:style-name="T775">dorazí</text:span> skřetí hlídka: <text:span text:style-name="T776">2 </text:span><text:span text:style-name="T104">skřeti s lukem</text:span><text:span text:style-name="T776"> (karta) a 2 </text:span><text:span text:style-name="T104">skřeti s kopím</text:span><text:span text:style-name="T776"> (karta).</text:span></text:p>
          <text:list>
            <text:list-item>
              <text:p text:style-name="P199"><text:span text:style-name="Emphasis"><text:span text:style-name="T538">Vylezou hlavní šachtou </text:span></text:span><text:span text:style-name="Emphasis"><text:span text:style-name="T612">B</text:span></text:span><text:span text:style-name="Emphasis"><text:span text:style-name="T626">13</text:span></text:span><text:span text:style-name="Emphasis"><text:span text:style-name="T531"> do těžební budovy </text:span></text:span><text:span text:style-name="Emphasis"><text:span text:style-name="T612">A3</text:span></text:span><text:span text:style-name="Emphasis"><text:span text:style-name="T531">, takže z té je nejspíš postavy uvidí vycházet</text:span></text:span><text:span text:style-name="Emphasis"><text:span text:style-name="T392">.</text:span></text:span></text:p>
            </text:list-item>
            <text:list-item>
              <text:p text:style-name="P200"><text:span text:style-name="Emphasis"><text:span text:style-name="T578">Nebudou nutně hned útočit, viz </text:span></text:span><text:span text:style-name="Emphasis"><text:span text:style-name="T636"><text:bookmark-ref text:reference-format="text" text:ref-name="__RefHeading___Toc13912_368615450">Vyjednávání se skřety</text:bookmark-ref></text:span></text:span><text:span text:style-name="Emphasis"><text:span text:style-name="T578">.</text:span></text:span></text:p>
            </text:list-item>
          </text:list>
        </text:list-item>
        <text:list-item>
          <text:p text:style-name="P217"><text:span text:style-name="Emphasis"><text:span text:style-name="T561">Skřet</text:span></text:span><text:span text:style-name="Emphasis"><text:span text:style-name="T578">í kuchař</text:span></text:span><text:span text:style-name="Emphasis"><text:span text:style-name="T561"> má v kapse křesadlo.</text:span></text:span></text:p>
        </text:list-item>
      </text:list>
      <text:p text:style-name="P99"><text:span text:style-name="Emphasis"><text:span text:style-name="T393">▸<text:tab/></text:span></text:span><text:span text:style-name="Emphasis"><text:span text:style-name="T494">Na </text:span></text:span><text:span text:style-name="Emphasis"><text:span text:style-name="T654">hromadě dřeva</text:span></text:span><text:span text:style-name="Emphasis"><text:span text:style-name="T494"> není jen dřevo na topení, ale také různě velké opracované fošny, plaňky </text:span></text:span><text:span text:style-name="Emphasis"><text:span text:style-name="T495">a prkna</text:span></text:span><text:span text:style-name="Emphasis"><text:span text:style-name="T494">.</text:span></text:span></text:p>
      <text:p text:style-name="P100"><text:soft-page-break/><text:span text:style-name="Emphasis"><text:span text:style-name="T393">▸<text:tab/></text:span></text:span><text:span text:style-name="Emphasis"><text:span text:style-name="T655">Žebřík</text:span></text:span><text:span text:style-name="Emphasis"><text:span text:style-name="T496"> je bytelný </text:span></text:span><text:span text:style-name="Emphasis"><text:span text:style-name="T497">a</text:span></text:span><text:span text:style-name="Emphasis"><text:span text:style-name="T496"> zhruba dva metry dlouhý. Má ale zatím jen několik příček. Zbylé jsou položené vedle, takže ne</text:span></text:span><text:span text:style-name="Emphasis"><text:span text:style-name="T517">ní</text:span></text:span><text:span text:style-name="Emphasis"><text:span text:style-name="T496"> problém ho dodělat. Zkušenému tesaři to zabere zhruba </text:span></text:span><text:span text:style-name="Emphasis"><text:span text:style-name="T517">dvě</text:span></text:span><text:span text:style-name="Emphasis"><text:span text:style-name="T496"> hodin</text:span></text:span><text:span text:style-name="Emphasis"><text:span text:style-name="T517">y</text:span></text:span><text:span text:style-name="Emphasis"><text:span text:style-name="T496">, někomu jinému </text:span></text:span><text:span text:style-name="Emphasis"><text:span text:style-name="T517">půl dne</text:span></text:span><text:span text:style-name="Emphasis"><text:span text:style-name="T496">.</text:span></text:span></text:p>
      <text:list xml:id="list779755795" text:style-name="L13">
        <text:list-item>
          <text:p text:style-name="P218"><text:span text:style-name="Emphasis"><text:span text:style-name="T498">Pokud postavy stráví alespoň jeden den pozorováním, skřetí </text:span></text:span><text:span text:style-name="Emphasis"><text:span text:style-name="T578">kuchař</text:span></text:span><text:span text:style-name="Emphasis"><text:span text:style-name="T498"> ho dodělá </text:span></text:span><text:span text:style-name="Emphasis"><text:span text:style-name="T578">a skřeti z </text:span></text:span><text:span text:style-name="Emphasis"><text:span text:style-name="T636">B16</text:span></text:span><text:span text:style-name="Emphasis"><text:span text:style-name="T578"> ho pak odnesou dolů do dolu</text:span></text:span><text:span text:style-name="Emphasis"><text:span text:style-name="T498">.</text:span></text:span></text:p>
        </text:list-item>
      </text:list>
      <text:p text:style-name="P101"><text:span text:style-name="Emphasis"><text:span text:style-name="T393">▸<text:tab/></text:span></text:span><text:span text:style-name="Emphasis"><text:span text:style-name="T656">T</text:span></text:span><text:span text:style-name="Emphasis"><text:span text:style-name="T655">e</text:span></text:span><text:span text:style-name="Emphasis"><text:span text:style-name="T656">sařské nářadí</text:span></text:span><text:span text:style-name="Emphasis"><text:span text:style-name="T503">:</text:span></text:span><text:span text:style-name="Emphasis"><text:span text:style-name="T496"> </text:span></text:span><text:span text:style-name="Emphasis"><text:span text:style-name="T503">sekera, </text:span></text:span><text:span text:style-name="Emphasis"><text:span text:style-name="T512">dláto, pila a kladivo. </text:span></text:span><text:span text:style-name="Emphasis"><text:span text:style-name="T518">Jsou to velmi staré, ale kvalitní trpaslické nástroje.</text:span></text:span></text:p>
      <text:p text:style-name="P102"><text:span text:style-name="Emphasis"><text:span text:style-name="T393">▸<text:tab/></text:span></text:span><text:span text:style-name="T227">Byliny</text:span><text:span text:style-name="T249">:</text:span><text:span text:style-name="T767"> </text:span>cibule, česnek, <text:span text:style-name="T765">hořčice, kmín a planý kopr.</text:span></text:p>
      <text:p text:style-name="P103"><text:span text:style-name="Emphasis"><text:span text:style-name="T393">▸<text:tab/></text:span></text:span><text:span text:style-name="Emphasis"><text:span text:style-name="T654">K</text:span></text:span><text:span text:style-name="T224">ulatá mísa</text:span><text:span text:style-name="T760"> je zanesená silnou vrstvou drolivé hmoty – někdo v ní nejspíš rozmíchával maltu. Na dotek brní (je to totiž ve skutečnosti kouzelný štít – karta </text:span><text:span text:style-name="T100">jehelníček</text:span><text:span text:style-name="T751">. Po očištění od malty bude plně funkční).</text:span></text:p>
      <text:p text:style-name="P104"><text:span text:style-name="Emphasis"><text:span text:style-name="T393">▸<text:tab/></text:span></text:span><text:span text:style-name="Emphasis"><text:span text:style-name="T657">Zednické nářadí</text:span></text:span><text:span text:style-name="Emphasis"><text:span text:style-name="T512">:</text:span></text:span><text:span text:style-name="Emphasis"><text:span text:style-name="T515"> </text:span></text:span><text:span text:style-name="Emphasis"><text:span text:style-name="T512">špach</text:span></text:span><text:span text:style-name="Emphasis"><text:span text:style-name="T514">t</text:span></text:span><text:span text:style-name="Emphasis"><text:span text:style-name="T512">le, </text:span></text:span><text:span text:style-name="Emphasis"><text:span text:style-name="T519">dřevěné </text:span></text:span><text:span text:style-name="Emphasis"><text:span text:style-name="T512">hladítko </text:span></text:span><text:span text:style-name="Emphasis"><text:span text:style-name="T513">a zednická lžíce. </text:span></text:span><text:span text:style-name="Emphasis"><text:span text:style-name="T520">Lžíce je trpaslické výroby, špachtli a hladítko vyrobili skřeti.</text:span></text:span></text:p>
      <text:h text:style-name="Heading_20_3" text:outline-level="3"><text:span text:style-name="T778">A3 – T</text:span>ěžební budov<text:span text:style-name="T753">a</text:span></text:h>
      <text:p text:style-name="P36"><text:span text:style-name="T825">Celý vnitřek této kamenné, kuželovité stavby</text:span> <text:span text:style-name="T825">zabírá</text:span> jedna<text:span text:style-name="T823"> místnost. Uprostřed je otočný </text:span><text:span text:style-name="T238">žentour</text:span><text:span text:style-name="T823"> se dvěma rameny pro tažná zvířata. Velká ozubená kola přenášejí pohyb na masivní </text:span><text:span text:style-name="T238">naviják</text:span><text:span text:style-name="T261">, </text:span><text:span text:style-name="T262">ze kterého někam dolů zhruba metrovou čtvercovou dírou vede lano a masivní řetěz.</text:span><text:span text:style-name="T823"> Vedle je stejná čtvercová díra, ze které čouhá konec žebříku. Podlaha mezi žentourem a navijákem zřejmě neunesla váhu jednoho z tažných zvířat, takže je v ní ještě jedna nepravidelná </text:span><text:span text:style-name="T238">díra</text:span><text:span text:style-name="T823">, mnohem větší</text:span><text:span text:style-name="T258"> </text:span><text:span text:style-name="T259">než ty </text:span><text:span text:style-name="T262">čtvercové</text:span><text:span text:style-name="T823">.</text:span></text:p>
      <text:p text:style-name="P22"><text:soft-page-break/><text:span text:style-name="T310">👣</text:span><text:span text:style-name="T276"> </text:span><text:span text:style-name="T378">(stopování)</text:span><text:span text:style-name="T278"> </text:span><text:span text:style-name="T285">J</text:span><text:span text:style-name="T279">sou</text:span><text:span text:style-name="T282"> </text:span><text:span text:style-name="T285">zde</text:span><text:span text:style-name="T282"> čerstvé</text:span><text:span text:style-name="T279"> </text:span><text:span text:style-name="T280">skřetí stopy. </text:span><text:span text:style-name="T282">Vedou od </text:span><text:span text:style-name="T288">díry s žebříkem</text:span><text:span text:style-name="T282"> k </text:span><text:span text:style-name="T286">východu k</text:span><text:span text:style-name="T282"> budově </text:span><text:span text:style-name="T311">A2</text:span><text:span text:style-name="T282">.</text:span></text:p>
      <text:p text:style-name="P91"><text:span text:style-name="Emphasis"><text:span text:style-name="T393">▸<text:tab/></text:span></text:span><text:span text:style-name="Emphasis"><text:span text:style-name="T667">Žentour</text:span></text:span><text:span text:style-name="Emphasis"><text:span text:style-name="T580"> je stále funkční. </text:span></text:span><text:span text:style-name="Emphasis"><text:span text:style-name="T581">K</text:span></text:span><text:span text:style-name="Emphasis"><text:span text:style-name="T580">dyž jím </text:span></text:span><text:span text:style-name="Emphasis"><text:span text:style-name="T581">ale</text:span></text:span><text:span text:style-name="Emphasis"><text:span text:style-name="T580"> postavy zkusí otáčet, zjistí, </text:span></text:span><text:span text:style-name="Emphasis"><text:span text:style-name="T468">že jim </text:span></text:span><text:span text:style-name="Emphasis"><text:span text:style-name="T580">překáží</text:span></text:span><text:span text:style-name="Emphasis"><text:span text:style-name="T468"> díra v podlaze.</text:span></text:span></text:p>
      <text:p text:style-name="P91"><text:span text:style-name="Emphasis"><text:span text:style-name="T393">▸<text:tab/></text:span></text:span><text:span text:style-name="Emphasis"><text:span text:style-name="T580">Řetěz na </text:span></text:span><text:span text:style-name="Emphasis"><text:span text:style-name="T667">n</text:span></text:span><text:span text:style-name="Emphasis"><text:span text:style-name="T650">aviják</text:span></text:span><text:span text:style-name="Emphasis"><text:span text:style-name="T667">u</text:span></text:span><text:span text:style-name="Emphasis"><text:span text:style-name="T468"> je </text:span></text:span><text:span text:style-name="Emphasis"><text:span text:style-name="T580">přetr</text:span></text:span><text:span text:style-name="Emphasis"><text:span text:style-name="T579">žený, zbývá z něj jen malý kus. Místo něj je teď provaz, který se </text:span></text:span><text:span text:style-name="Emphasis"><text:span text:style-name="T580">nevytahuje točením žentourem, ale</text:span></text:span><text:span text:style-name="Emphasis"><text:span text:style-name="T579"> ručně.</text:span></text:span></text:p>
      <text:list xml:id="list2799985552" text:style-name="L14">
        <text:list-item>
          <text:p text:style-name="P219"><text:span text:style-name="Emphasis"><text:span text:style-name="T564">Provaz</text:span></text:span><text:span text:style-name="Emphasis"><text:span text:style-name="T468"> </text:span></text:span><text:span text:style-name="Emphasis"><text:span text:style-name="T564">je dlouhý 20 metrů, </text:span></text:span><text:span text:style-name="Emphasis"><text:span text:style-name="T565">na konci je železný hák.</text:span></text:span></text:p>
        </text:list-item>
      </text:list>
      <text:p text:style-name="P87"><text:span text:style-name="Emphasis"><text:span text:style-name="T393">▸<text:tab/></text:span></text:span><text:span text:style-name="Emphasis"><text:span text:style-name="T467">Pod </text:span></text:span><text:span text:style-name="Emphasis"><text:span text:style-name="T649">dírou</text:span></text:span><text:span text:style-name="Emphasis"><text:span text:style-name="T394"> </text:span></text:span><text:span text:style-name="Emphasis"><text:span text:style-name="T467">v podlaze je hluboká těžební šachta </text:span></text:span><text:span text:style-name="Emphasis"><text:span text:style-name="T632">B13</text:span></text:span><text:span text:style-name="Emphasis"><text:span text:style-name="T467">. Na dně se se něco leskne </text:span></text:span><text:span text:style-name="Emphasis"><text:span text:style-name="T580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33"><text:span text:style-name="T778">Š</text:span>toly jsou zhruba dva metry vysoké a metr a půl široké. <text:span text:style-name="T778">V části vybudované v dávných dobách trpaslíky (na mapě černou) jsou stěny</text:span> zpevněné kamennými opěrami. <text:span text:style-name="T778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34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296" text:outline-level="3"><text:soft-page-break/><text:span text:style-name="T71">B</text:span><text:span text:style-name="T81">1</text:span><text:span text:style-name="T71"> – </text:span><text:span text:style-name="T70">D</text:span><text:span text:style-name="T4">olující brouk,</text:span><text:span text:style-name="T81"> horník </text:span><text:span text:style-name="T91">a ploštice</text:span></text:h>
      <text:p text:style-name="P58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42"><text:span text:style-name="T4">🔊<text:tab/></text:span><text:span text:style-name="T83">Zvuky hrabání </text:span><text:span text:style-name="T86">a nakládání lopatou</text:span><text:span text:style-name="T83">.</text:span></text:p>
      <text:p text:style-name="P112"><text:span text:style-name="T17">Ú</text:span><text:span text:style-name="T14">plně na konci štoly je vidět zadek </text:span><text:span text:style-name="T15">obřího brouka </text:span><text:span text:style-name="T39">(karta </text:span><text:span text:style-name="T20">obří hrabavý brouk</text:span><text:span text:style-name="T39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7">(kart</text:span><text:span text:style-name="T53">a</text:span><text:span text:style-name="T47"> </text:span><text:span text:style-name="T17">skřet s lopatou</text:span><text:span text:style-name="T47">)</text:span><text:span text:style-name="T6"> </text:span><text:span text:style-name="T17">nakládá do kýble upevněného na zádech obří ploštice</text:span><text:span text:style-name="T47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5"> (s vodou)</text:span><text:span text:style-name="T16">.</text:span></text:p>
      <text:list xml:id="list1743007085" text:style-name="L15">
        <text:list-item>
          <text:p text:style-name="P220"><text:span text:style-name="T46">Skřet, brouk ani ploštice si nebudou postav všímat</text:span><text:span text:style-name="T39">.</text:span></text:p>
        </text:list-item>
        <text:list-item>
          <text:p text:style-name="P221">Pokud postavy napadnou ploštici, pokusí se kolem nich proběhnout a utéct. <text:span text:style-name="T725">Po žebřících ani po stěnách ale šplhat nedokáž</text:span><text:span text:style-name="T724">e</text:span><text:span text:style-name="T725">, takže j</text:span><text:span text:style-name="T724">i</text:span><text:span text:style-name="T725"> postavy snadno zaženou do </text:span><text:span text:style-name="T726">kouta</text:span><text:span text:style-name="T725">.</text:span> Skřet na ně při tom bude chrlit proud nadávek <text:span text:style-name="T842">ve skřetí řeči</text:span>.</text:p>
        </text:list-item>
        <text:list-item>
          <text:p text:style-name="P222">Když napadnou skřeta, začne volat o pomoc a bude se bránit motykou. Pokud ještě žijí skřeti ve zbrojnici <text:span text:style-name="T187">B10</text:span>, přijdou mu na pomoc.</text:p>
          <text:list>
            <text:list-item>
              <text:p text:style-name="P223">Skřet má v kapse křesadlo.</text:p>
            </text:list-item>
          </text:list>
        </text:list-item>
        <text:list-item>
          <text:p text:style-name="P201"><text:span text:style-name="T4">Brouk si nebude ničeho všímat (ani souboje se skřetem </text:span><text:span text:style-name="T92">či s plošticí</text:span><text:span text:style-name="T4">) a bude dál hrabat, dokud ho postavy nenapadnou. Pak se teprve bude bránit.</text:span></text:p>
        </text:list-item>
      </text:list>
      <text:h text:style-name="P297" text:outline-level="3"><text:span text:style-name="T798">B2 – </text:span>Vnitřní šachta</text:h>
      <text:p text:style-name="P124"><text:span text:style-name="T205">💡</text:span><text:span text:style-name="T844"> Dole v šachtě je velmi slabé, namodralé světlo (viz jeskyně C1)</text:span>. <text:span text:style-name="T826">Horní část se topí ve tmě.</text:span></text:p>
      <text:p text:style-name="P30"><text:soft-page-break/><text:span text:style-name="T89">Šachta je čtvercová, v průřezu má zhruba 2x2 metry. </text:span><text:span text:style-name="T80">M</text:span><text:span text:style-name="T4">ístnost nad </text:span><text:span text:style-name="T89">ní </text:span><text:span text:style-name="T92">je kuželovitá,</text:span><text:span text:style-name="T4"> trochu připomíná těžební budovu na povrchu. Je zde také rumpál, ale pouze ruční. </text:span><text:span text:style-name="T82">Není na něm provaz ani řetěz.</text:span></text:p>
      <text:p text:style-name="P57"><text:span text:style-name="T62">👣<text:tab/></text:span><text:span text:style-name="T80">Vrstva prachu na podlaze je netknutá, dlouho tu nikdo nebyl.</text:span></text:p>
      <text:p text:style-name="P55"><text:span text:style-name="T82">K</text:span><text:span text:style-name="T4">aždý čtvereček na mapě představuje dva metry, takže dolů na jednu ze zbylých příček je to osm metrů.</text:span></text:p>
      <text:list xml:id="list3887076275" text:style-name="L16">
        <text:list-item>
          <text:p text:style-name="P224">Rumpál je stále funkční, stačí na něj přivázat řetěz nebo lano.</text:p>
        </text:list-item>
        <text:list-item>
          <text:p text:style-name="P225">Stěny šachty jsou vyložené kamennými deskami, do spár by šly zatlouct skoby nebo hřeby.</text:p>
        </text:list-item>
      </text:list>
      <text:h text:style-name="P298" text:outline-level="3"><text:span text:style-name="T804">B2d1 – Masivní d</text:span>veře</text:h>
      <text:p text:style-name="P123">⬤<text:tab/>Je zde tma.</text:p>
      <text:p text:style-name="P20"><text:span text:style-name="T755">M</text:span>asivní kamenné dveře <text:span text:style-name="T755">s madlem a vnitřním zámkem</text:span>.</text:p>
      <text:p text:style-name="P23"><text:span text:style-name="T57">👣</text:span><text:span text:style-name="T41"> </text:span><text:span text:style-name="T48">(stopování) Ve štole jsou stopy skřetů, </text:span><text:span text:style-name="T58">u dveří ale nejsou</text:span><text:span text:style-name="T48">.</text:span></text:p>
      <text:p text:style-name="P79">Když se <text:span text:style-name="T754">k nim</text:span> někdo přiblíží, rozsvítí se na nich kruhový runový symbol <text:span text:style-name="T206">(stejný jako na kartě </text:span><text:span text:style-name="T129">runová stráž</text:span><text:span text:style-name="T181"> – </text:span><text:span text:style-name="T182">dej hráčům kartu s obrázkem</text:span><text:span text:style-name="T206">)</text:span>. Pokud hned neodstoupí, ozve se hlasité poplašné bzučení a bude pokračovat, dokud <text:span text:style-name="T845">se </text:span>nevzdálí.</text:p>
      <text:list xml:id="list2537812264" text:style-name="L17">
        <text:list-item>
          <text:p text:style-name="P228">Symbol <text:span text:style-name="T756">byl</text:span> vytvořen <text:span text:style-name="T793">svitkem</text:span> <text:span text:style-name="T95">runová stráž</text:span>, který mohou postavy najít v Runotepecké dílně <text:span text:style-name="T193">B1</text:span><text:span text:style-name="T197">7</text:span>.</text:p>
          <text:list>
            <text:list-item>
              <text:p text:style-name="P229">Runa má propouštěcí formuli (<text:span text:style-name="T130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28"><text:soft-page-break/>Runovou stráž jde rozbít násilím – stačí <text:span text:style-name="T846">přerušit některou z čar</text:span>. Je ale vytepaný do pevných kamenných dveří, takže na to bude potřeba nějaký nástroj, nejlépe perlík a kladivo.</text:p>
        </text:list-item>
        <text:list-item>
          <text:p text:style-name="P230">Poplach vzburcuje zbylé skřety v podzemí. <text:span text:style-name="T752">Pokud jich ještě žije hodně, shluknou se a zaútočí na postavy společně. Pokud už jich je jen pár, nejspíš se pokusí z dolu utéct.</text:span></text:p>
        </text:list-item>
      </text:list>
      <text:p text:style-name="P98">Do zámku ve dveřích pasuje <text:span text:style-name="T112">velký </text:span><text:span text:style-name="Emphasis"><text:span text:style-name="T688">mosazný klíč</text:span></text:span><text:span text:style-name="Emphasis"><text:span text:style-name="T457">, </text:span></text:span><text:span text:style-name="Emphasis"><text:span text:style-name="T472">který má u sebe trpaslík zarostlý houbami v jeskyni </text:span></text:span><text:span text:style-name="Emphasis"><text:span text:style-name="T617">C1</text:span></text:span><text:span text:style-name="Emphasis"><text:span text:style-name="T472">.</text:span></text:span></text:p>
      <text:list xml:id="list3771437714" text:style-name="L18">
        <text:list-item>
          <text:p text:style-name="P231"><text:span text:style-name="Emphasis"><text:span text:style-name="T473">Zloděj nebo někdo s </text:span></text:span><text:span text:style-name="Emphasis"><text:span text:style-name="T694">otevíráním zámků</text:span></text:span><text:span text:style-name="Emphasis"><text:span text:style-name="T473"> </text:span></text:span><text:span text:style-name="Emphasis"><text:span text:style-name="T474">jej </text:span></text:span><text:span text:style-name="Emphasis"><text:span text:style-name="T473">dokáže otevřít pomocí </text:span></text:span><text:span text:style-name="Emphasis"><text:span text:style-name="T474">šperháků</text:span></text:span><text:span text:style-name="Emphasis"><text:span text:style-name="T473">, ale zabere mu to několik desítek minut – zámek je velmi složitý.</text:span></text:span></text:p>
        </text:list-item>
        <text:list-item>
          <text:p text:style-name="P231"><text:span text:style-name="Emphasis"><text:span text:style-name="T475">Dveře není možné vyrazit. </text:span></text:span><text:span text:style-name="Emphasis"><text:span text:style-name="T476">J</text:span></text:span><text:span text:style-name="Emphasis"><text:span text:style-name="T552">dou ale</text:span></text:span><text:span text:style-name="Emphasis"><text:span text:style-name="T476"> </text:span></text:span><text:span text:style-name="Emphasis"><text:span text:style-name="T477">například</text:span></text:span><text:span text:style-name="Emphasis"><text:span text:style-name="T476"> rozbít </text:span></text:span><text:span text:style-name="Emphasis"><text:span text:style-name="T552">krumpáčem </text:span></text:span><text:span text:style-name="Emphasis"><text:span text:style-name="T582">(což bude práce na několik hodin)</text:span></text:span><text:span text:style-name="Emphasis"><text:span text:style-name="T476"> nebo </text:span></text:span><text:span text:style-name="Emphasis"><text:span text:style-name="T583">pro</text:span></text:span><text:span text:style-name="Emphasis"><text:span text:style-name="T476">razit výbušninami z </text:span></text:span><text:span text:style-name="Emphasis"><text:span text:style-name="T616">B</text:span></text:span><text:span text:style-name="Emphasis"><text:span text:style-name="T625">16</text:span></text:span><text:span text:style-name="Emphasis"><text:span text:style-name="T476">.</text:span></text:span></text:p>
          <text:list>
            <text:list-item>
              <text:p text:style-name="P231"><text:span text:style-name="Emphasis"><text:span text:style-name="T478">Výbuch bude samozřejmě slyšet po celém dole. </text:span></text:span><text:span text:style-name="Emphasis"><text:span text:style-name="T479">Pokud ještě žije zlobr v </text:span></text:span><text:span text:style-name="Emphasis"><text:span text:style-name="T616">B1</text:span></text:span><text:span text:style-name="Emphasis"><text:span text:style-name="T627">4</text:span></text:span><text:span text:style-name="Emphasis"><text:span text:style-name="T479">, ozve se jeho zaryčení. </text:span></text:span><text:span text:style-name="Emphasis"><text:span text:style-name="T480">Rána také vzburcuje všechny zbylé skřety v podzemí</text:span></text:span><text:span text:style-name="Emphasis"><text:span text:style-name="T552"> – vyrazí sem jak skřeti z </text:span></text:span><text:span text:style-name="Emphasis"><text:span text:style-name="T616">B</text:span></text:span><text:span text:style-name="Emphasis"><text:span text:style-name="T624">10</text:span></text:span><text:span text:style-name="Emphasis"><text:span text:style-name="T552">, tak náčelník z </text:span></text:span><text:span text:style-name="Emphasis"><text:span text:style-name="T616">B</text:span></text:span><text:span text:style-name="Emphasis"><text:span text:style-name="T624">8</text:span></text:span><text:span text:style-name="Emphasis"><text:span text:style-name="T552"> se svojí družkou, pokud ještě žijí</text:span></text:span><text:span text:style-name="Emphasis"><text:span text:style-name="T480">.</text:span></text:span></text:p>
            </text:list-item>
          </text:list>
        </text:list-item>
      </text:list>
      <text:h text:style-name="P299" text:outline-level="3"><text:span text:style-name="T71">B</text:span><text:span text:style-name="T79">3</text:span><text:span text:style-name="T4"> – </text:span><text:span text:style-name="T72">T</text:span><text:span text:style-name="T4">unel na povrch</text:span></text:h>
      <text:p text:style-name="P120"><text:span text:style-name="T312">⬤</text:span><text:span text:style-name="T316"><text:tab/>Je zde tma.</text:span></text:p>
      <text:p text:style-name="P40">Pokud se sem postavy právě prokopaly z povrchu:</text:p>
      <text:p text:style-name="P39"><text:span text:style-name="T4">Prokopali jste se do </text:span><text:span text:style-name="T73">vodorovné</text:span><text:span text:style-name="T4"> důlní štoly. </text:span><text:span text:style-name="T93">Na zemi je povalený prohnutý dřevěný rošt, který nejspíš držel hlínu v tunelu.</text:span></text:p>
      <text:p text:style-name="P78"><text:span text:style-name="T4">Pokud se sem </text:span><text:span text:style-name="T72">přišly </text:span><text:span text:style-name="T74">skrz důl</text:span><text:span text:style-name="T4">:</text:span></text:p>
      <text:p text:style-name="P118"><text:soft-page-break/><text:span text:style-name="T21">Konec štoly přehrazuje proh</text:span><text:span text:style-name="T29">nutý</text:span><text:span text:style-name="T21">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21"><text:span text:style-name="T57">👣</text:span><text:span text:style-name="T41"> </text:span><text:span text:style-name="T50">Ve vrstvě hlíny na podlaze j</text:span><text:span text:style-name="T41">sou </text:span><text:span text:style-name="T44">zřetelné </text:span><text:span text:style-name="T49">humanoidní</text:span><text:span text:style-name="T41"> stopy.<text:line-break/>👣 </text:span><text:span text:style-name="T10">(stopování)</text:span><text:span text:style-name="T42"> </text:span><text:span text:style-name="T54">Z</text:span><text:span text:style-name="T49">anechali </text:span><text:span text:style-name="T54">je zde</text:span><text:span text:style-name="T49"> skřeti. Kromě nich </text:span><text:span text:style-name="T43">jsou </text:span><text:span text:style-name="T49">tu</text:span><text:span text:style-name="T43"> ještě jedny:</text:span><text:span text:style-name="T44"> úzké a hluboké, jako od hmyzích nohou – pokud by tedy ten hmyz měřil víc než metr </text:span><text:span text:style-name="T55">(jsou to stopy obřího hrabavého brouka z </text:span><text:span text:style-name="T59">B1</text:span><text:span text:style-name="T55">)</text:span><text:span text:style-name="T44">.</text:span></text:p>
      <text:h text:style-name="P296" text:outline-level="3"><text:span text:style-name="T799">B4 – L</text:span>íheň obřích brouků</text:h>
      <text:p text:style-name="P125">⬤<text:tab/>Je zde tma.</text:p>
      <text:p text:style-name="P66"><text:span text:style-name="T341">♨<text:tab/></text:span><text:span text:style-name="T342">J</text:span><text:span text:style-name="T343">e zde </text:span><text:span text:style-name="T344">silný zápach </text:span><text:span text:style-name="T359">výkalů a</text:span><text:span text:style-name="T344"> tlejícího odpadu</text:span><text:span text:style-name="T343">.</text:span></text:p>
      <text:p text:style-name="P31"><text:span text:style-name="T264">Vstup do této místnosti, </text:span><text:span text:style-name="T359">kterou zřejmě někdo používá jako latrínu,</text:span><text:span text:style-name="T264"> není u podlahy, ale zhruba v půlce stěny. Z pohledu ze štoly </text:span><text:span text:style-name="T360">to</text:span><text:span text:style-name="T264"> tedy vypadá jako </text:span><text:span text:style-name="T360">jímka</text:span><text:span text:style-name="T264"> zapuštěná do podlahy. Na dně, </text:span><text:span text:style-name="T348">zhruba o metr níž,</text:span><text:span text:style-name="T264"> je</text:span><text:span text:style-name="T345"> </text:span><text:span text:style-name="T348">rozrytý</text:span><text:span text:style-name="T264"> </text:span><text:span text:style-name="T349">kompost</text:span><text:span text:style-name="T354">.</text:span><text:span text:style-name="T374"> Na něm je hromada výkalů</text:span><text:span text:style-name="T375">.</text:span></text:p>
      <text:p text:style-name="P24"><text:span text:style-name="T310">👣</text:span><text:span text:style-name="T276"> </text:span><text:span text:style-name="T377">(stopování)</text:span><text:span text:style-name="T277"> Rýhy v kompostu jsou od nějakého velkého červa (alespoň metrového).</text:span></text:p>
      <text:p text:style-name="P43"><text:span text:style-name="Emphasis"><text:span text:style-name="T393">▸<text:tab/></text:span></text:span><text:span text:style-name="T264">Když budou postavy </text:span><text:span text:style-name="T350">kompost</text:span><text:span text:style-name="T264"> chvíli pozorovat, všimnou si, že se místy vzdouvá.</text:span></text:p>
      <text:p text:style-name="P48"><text:span text:style-name="T361">⚔</text:span><text:span text:style-name="T346"> </text:span><text:span text:style-name="T264">V </text:span><text:span text:style-name="T345">kompostu jsou tři </text:span><text:span text:style-name="T323">larvy obřího brouka</text:span><text:span text:style-name="T345"> (karta). Nahoru do štoly vyšplhat nedokážou. Pokud ale některá z postav sleze dolů, larvy se </text:span><text:span text:style-name="T347">vyhrabou z kompostu a s chutí se na ni</text:span><text:span text:style-name="T345"> vrhnou.</text:span></text:p>
      <text:list xml:id="list530252383" text:style-name="L19">
        <text:list-item>
          <text:p text:style-name="P232"><text:span text:style-name="T289">K</text:span><text:span text:style-name="T265">dyž je larva zraněna </text:span><text:span text:style-name="T290">za víc než polovinu životů</text:span><text:span text:style-name="T265">, zahrabe se zase do kompostu.</text:span></text:p>
        </text:list-item>
      </text:list>
      <text:h text:style-name="P300" text:outline-level="3"><text:soft-page-break/>B5 – Skřetí horník <text:span text:style-name="T829">s krumpáčem</text:span></text:h>
      <text:p text:style-name="P58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714">Pravidelné nárazy těžkého železného nástroje do </text:span><text:span text:style-name="T716">podloží</text:span><text:span text:style-name="T714">.</text:span></text:p>
      <text:p text:style-name="P113"><text:span text:style-name="T95">Na konci štoly se činí skřetí horník </text:span><text:span text:style-name="T116">s krumpáčem</text:span><text:span text:style-name="T95"> </text:span><text:span text:style-name="T131">(kart</text:span><text:span text:style-name="T165">a</text:span><text:span text:style-name="T131"> </text:span><text:span text:style-name="T95">skřet s krumpáčem</text:span><text:span text:style-name="T131">)</text:span><text:span text:style-name="T95">. </text:span><text:span text:style-name="T117">N</text:span><text:span text:style-name="T95">a výdřevě </text:span><text:span text:style-name="T117">má</text:span><text:span text:style-name="T95"> zavěšený zapálený kahan. Na zemi stojí hliněná láhev</text:span><text:span text:style-name="T131"> (s vodou)</text:span><text:span text:style-name="T95">.</text:span></text:p>
      <text:list xml:id="list3991643835" text:style-name="L20">
        <text:list-item>
          <text:p text:style-name="P202">Když <text:s/>postavy nechají <text:span text:style-name="T847">skřeta</text:span> být, <text:span text:style-name="T810">nebude si jich všímat.</text:span></text:p>
        </text:list-item>
        <text:list-item>
          <text:p text:style-name="P202"><text:span text:style-name="T810">Když ho napadnou, bude se bránit a volat o pomoc. Skřeti v </text:span><text:span text:style-name="T199">B10</text:span><text:span text:style-name="T810"> ho ale neuslyší, takže se sem nejdřív po žebříku vyleze podívat skřetí horník z </text:span><text:span text:style-name="T199">B1</text:span><text:span text:style-name="T810"> (pokud ještě žije) a když uvidí postavy, sleze zase honem dolů a poběží pro skřety z </text:span><text:span text:style-name="T199">B10</text:span><text:span text:style-name="T810">.</text:span></text:p>
        </text:list-item>
        <text:list-item>
          <text:p text:style-name="P206">Skřet má v kapse křesadlo.</text:p>
        </text:list-item>
      </text:list>
      <text:h text:style-name="P304" text:outline-level="3">B6 – Štola s<text:span text:style-name="T843">e stopami</text:span> ploštic<text:span text:style-name="T843">e</text:span></text:h>
      <text:p text:style-name="P74">⬤<text:tab/>Je zde tma.</text:p>
      <text:p text:style-name="P29"><text:span text:style-name="T310">👣</text:span><text:span text:style-name="T317"><text:tab/></text:span><text:span text:style-name="T318">Na podlaze je rozsypaná natěžená hornina, </text:span><text:span text:style-name="T320">zřejmě ji tudy někdo nosí ven</text:span><text:span text:style-name="T319">. </text:span><text:span text:style-name="T318">V ní jsou vidět dvě řady stop, </text:span><text:span text:style-name="T320">zřejmě</text:span><text:span text:style-name="T318"> od nějakého ostrého tenkého nástroje. </text:span><text:span text:style-name="T321">Vypadá to jako dvě hustě tečkované čáry.</text:span></text:p>
      <text:list xml:id="list967074329" text:style-name="L21">
        <text:list-item>
          <text:p text:style-name="P233"><text:span text:style-name="T331">(stopování)</text:span><text:span text:style-name="T277"> </text:span><text:span text:style-name="T292">Stopy zde zanechala</text:span><text:span text:style-name="T291"> </text:span><text:span text:style-name="T330">obří ploštice</text:span><text:span text:style-name="T291"> z </text:span><text:span text:style-name="T313">B1</text:span><text:span text:style-name="T291">, kterou skřeti používají na převoz natěžené horniny.</text:span></text:p>
        </text:list-item>
      </text:list>
      <text:h text:style-name="P305" text:outline-level="3"><text:span text:style-name="T76">B7 – </text:span><text:span text:style-name="T77">Kovárna</text:span></text:h>
      <text:p text:style-name="P11"><text:span text:style-name="T283">🔊<text:tab/></text:span><text:span text:style-name="T284">Zvuky práce kováře.</text:span></text:p>
      <text:p text:style-name="P60"><text:span text:style-name="T64">💡</text:span><text:span text:style-name="T85"> V místnosti je světlo od hornického kahanu.</text:span></text:p>
      <text:p text:style-name="P109"><text:soft-page-break/><text:span text:style-name="T7">V</text:span><text:span text:style-name="T6">e stěně místnosti je </text:span><text:span text:style-name="T26">vyhaslá</text:span><text:span text:style-name="T6"> </text:span><text:span text:style-name="T30">výheň</text:span><text:span text:style-name="T6">. Vedle ní </text:span><text:span text:style-name="T27">je</text:span><text:span text:style-name="T6"> kovadlina </text:span><text:span text:style-name="T12">a vědro s vodou</text:span><text:span text:style-name="T6">. </text:span><text:span text:style-name="T8">Na polici je vyskládané </text:span><text:span text:style-name="T31">kovářské nářadí</text:span><text:span text:style-name="T33">,</text:span><text:span text:style-name="T34"> zapálený kahan </text:span><text:span text:style-name="T35">a křesadlo</text:span><text:span text:style-name="T8">.</text:span><text:span text:style-name="T6"> </text:span><text:span text:style-name="T7">N</text:span><text:span text:style-name="T9">a stěně naproti výhni je </text:span><text:span text:style-name="T32">šmouha</text:span><text:span text:style-name="T9"> od sazí. </text:span><text:span text:style-name="T11">U kovadliny pracuje </text:span><text:span text:style-name="T56">skřetí kovářka</text:span><text:span text:style-name="T40"> (karta).</text:span><text:span text:style-name="T11"> </text:span><text:span text:style-name="T13">V ruce má trpaslické kovářské kladivo</text:span><text:span text:style-name="T51"> </text:span><text:span text:style-name="T52">(karta)</text:span><text:span text:style-name="T11">.</text:span><text:span text:style-name="T36"> </text:span><text:span text:style-name="T37">Kove jeden z velkých hřebů, kterým se spojuje výdřeva, nemá ho ale vůbec nažhavený.</text:span></text:p>
      <text:list xml:id="list3236502061" text:style-name="L22">
        <text:list-item>
          <text:p text:style-name="P226">Kovářka nepotřebuje výheň, protože má kouzelné trpaslické kovářské kladivo (viz text na kartě <text:span text:style-name="T848">s kladivem</text:span>). <text:span text:style-name="T390">U</text:span><text:span text:style-name="T391">kaž hráčům kartu s obrázkem, ať mají po čem toužit.</text:span></text:p>
        </text:list-item>
        <text:list-item>
          <text:p text:style-name="P227">Pokud <text:span text:style-name="T827">ji</text:span> postavy nechají být <text:span text:style-name="T827">a nebudou se jí hrabat v nástrojích a podobně</text:span>, bude si dál hledět své práce.</text:p>
        </text:list-item>
        <text:list-item>
          <text:p text:style-name="P213"><text:span text:style-name="T346">⚔ </text:span><text:span text:style-name="T78">Když na ni zaútočí, nebo jí zkusí něco ukrást, bude se bránit.</text:span></text:p>
        </text:list-item>
      </text:list>
      <text:p text:style-name="P46"><text:span text:style-name="Emphasis"><text:span text:style-name="T393">▸<text:tab/></text:span></text:span><text:span text:style-name="Emphasis"><text:span text:style-name="T664">V</text:span></text:span><text:span text:style-name="Emphasis"><text:span text:style-name="T315">ýheň</text:span></text:span><text:span text:style-name="Emphasis"><text:span text:style-name="T303"> má úzký, do skály vyražený komín. </text:span></text:span><text:span text:style-name="Emphasis"><text:span text:style-name="T304">Zřejmě ji někdo občas používá, teď je ale studená.</text:span></text:span></text:p>
      <text:p text:style-name="P44"><text:span text:style-name="Emphasis"><text:span text:style-name="T393">▸<text:tab/></text:span></text:span><text:span text:style-name="T353">Kovářské nářadí:</text:span><text:span text:style-name="T363"> </text:span><text:span text:style-name="T364">kleště</text:span><text:span text:style-name="T365">, </text:span><text:span text:style-name="T366">průbojník, </text:span><text:span text:style-name="T373">pilník, sekáč, raznice</text:span><text:span text:style-name="T367">.</text:span></text:p>
      <text:p text:style-name="P44"><text:span text:style-name="Emphasis"><text:span text:style-name="T393">▸<text:tab/></text:span></text:span><text:span text:style-name="Emphasis"><text:span text:style-name="T481">Pod</text:span></text:span><text:span text:style-name="T264"> </text:span><text:span text:style-name="T351">šmouh</text:span><text:span text:style-name="T352">ou</text:span><text:span text:style-name="T264"> </text:span><text:span text:style-name="T355">je ve stěně </text:span><text:span text:style-name="T356">malá páčka. Po jejím zmáčknutí ze stěny o kus vedle vyjede kamenný šuplík</text:span><text:span text:style-name="T355">. </text:span></text:p>
      <text:list xml:id="list3749812634" text:style-name="L23">
        <text:list-item>
          <text:p text:style-name="P234"><text:span text:style-name="T267">U</text:span><text:span text:style-name="T265">vnitř je svitek </text:span><text:span text:style-name="T293">s rituálem</text:span><text:span text:style-name="T265"> </text:span><text:span text:style-name="T332">o</text:span><text:span text:style-name="T322">prava</text:span><text:span text:style-name="T265"> (karta) a </text:span><text:span text:style-name="T322">malý stříbrný ingot</text:span><text:span text:style-name="T265"> </text:span><text:span text:style-name="T268">(karta)</text:span><text:span text:style-name="T265">.</text:span></text:p>
        </text:list-item>
      </text:list>
      <text:p text:style-name="P44"><text:span text:style-name="Emphasis"><text:span text:style-name="T393">▸<text:tab/></text:span></text:span><text:span text:style-name="Emphasis"><text:span text:style-name="T314">Skřetí kovářka</text:span></text:span><text:span text:style-name="Emphasis"><text:span text:style-name="T297"> má </text:span></text:span><text:span text:style-name="Emphasis"><text:span text:style-name="T298">na sobě koženou kovářskou zástěru.</text:span></text:span><text:span text:style-name="Emphasis"><text:span text:style-name="T297"> </text:span></text:span><text:span text:style-name="Emphasis"><text:span text:style-name="T298">V</text:span></text:span><text:span text:style-name="Emphasis"><text:span text:style-name="T297"> ruce </text:span></text:span><text:span text:style-name="Emphasis"><text:span text:style-name="T298">drží </text:span></text:span><text:span text:style-name="Emphasis"><text:span text:style-name="T338">trpaslické </text:span></text:span><text:span text:style-name="T334">kovářské </text:span><text:span text:style-name="T333">kladivo</text:span><text:span text:style-name="T366"> </text:span><text:span text:style-name="T367">(karta)</text:span><text:span text:style-name="T335">.</text:span><text:span text:style-name="T367"> </text:span><text:span text:style-name="T368">V kapse má křesadlo.</text:span></text:p>
      <text:h text:style-name="P306" text:outline-level="3">B8 – Obytná místnost</text:h>
      <text:p text:style-name="P135"><text:span text:style-name="T180">💡</text:span><text:span text:style-name="T144"> V místnosti je světlo od hornického kahanu.</text:span></text:p>
      <text:p text:style-name="P65"><text:span text:style-name="T341">♨<text:tab/></text:span><text:span text:style-name="T376">Vzduch je tu zatuchlý jako v nevětrané místnosti.</text:span></text:p>
      <text:p text:style-name="P37"><text:soft-page-break/>Stěny této místnosti jsou vyloženy kamennými dlaždicemi. <text:span text:style-name="T750">Je zde velká postel s kožešinami, </text:span><text:span text:style-name="T222">železná skříň</text:span><text:span text:style-name="T750"> a kamenný psací stolek. Na něm je křesadlo, hliněná láhev</text:span><text:span text:style-name="T161"> (s vodou)</text:span><text:span text:style-name="T750"> a rozsvícený hornický kahan. </text:span>Pod stropem je zavěšený trojramenný železný svícen, <text:span text:style-name="T750">svíčky v něm ovšem nejsou</text:span>. <text:span text:style-name="T788">Na posteli se rozvaluje </text:span><text:span text:style-name="T236">skřetice</text:span><text:span text:style-name="T788"> </text:span><text:span text:style-name="T145">(karta </text:span><text:span text:style-name="T807">skřetice s vrhacími noži</text:span><text:span text:style-name="T145">)</text:span><text:span text:style-name="T788">. Vedle ní stojí </text:span><text:span text:style-name="T184">skřetí náčelník</text:span><text:span text:style-name="T788"> </text:span><text:span text:style-name="T145">(karta)</text:span><text:span text:style-name="T788"> s dvoubřitou sekerou. Na krku má náhrdelník z medvědích drápů </text:span><text:span text:style-name="T145">(karta)</text:span><text:span text:style-name="T788">.</text:span></text:p>
      <text:list xml:id="list2882341077" text:style-name="L24">
        <text:list-item>
          <text:p text:style-name="P207"><text:span text:style-name="T368">U</text:span><text:span text:style-name="T369">kaž hráčům kart</text:span><text:span text:style-name="T372">y</text:span><text:span text:style-name="T369"> s obrázk</text:span><text:span text:style-name="T372">em</text:span><text:span text:style-name="T369"> </text:span><text:span text:style-name="T336">dvoubřité sekery</text:span><text:span text:style-name="T370"> </text:span><text:span text:style-name="T372">a </text:span><text:span text:style-name="T337">náhrdelníku z medvědích drápů</text:span><text:span text:style-name="T372"> </text:span><text:span text:style-name="T371">(bez textu)</text:span><text:span text:style-name="T369">, ať mají po čem toužit.</text:span></text:p>
        </text:list-item>
        <text:list-item>
          <text:p text:style-name="P235"><text:span text:style-name="T142">Pokud </text:span><text:span text:style-name="T143">sem</text:span><text:span text:style-name="T142"> postavy </text:span><text:span text:style-name="T143">přišly v doprovodu čtyř skřetů z </text:span><text:span text:style-name="T175">B</text:span><text:span text:style-name="T176">10</text:span><text:span text:style-name="T143"> a chtějí</text:span><text:span text:style-name="T142"> vyjednávat, přeskoč na kapitolu </text:span><text:span text:style-name="T174">Vyjednávání se skřety</text:span><text:span text:style-name="T142">.</text:span></text:p>
        </text:list-item>
        <text:list-item>
          <text:p text:style-name="P236"><text:span text:style-name="T142">P</text:span><text:span text:style-name="T131">okud přišly bez doprovodu a chtějí vyjednávat, náčelníkovi bude jasné, co se muselo stát. </text:span><text:span text:style-name="T146">I tak se s nimi bude bavit</text:span><text:span text:style-name="T144">, ale bude si </text:span><text:span text:style-name="T147">na ně</text:span><text:span text:style-name="T144"> dávat pozor a pokud se mu naskytne příležitost zlikvidovat </text:span><text:span text:style-name="T147">je</text:span><text:span text:style-name="T144"> po jedné, určitě ji využije.</text:span></text:p>
        </text:list-item>
        <text:list-item>
          <text:p text:style-name="P236"><text:span text:style-name="T309">⚔</text:span><text:span text:style-name="T269"> </text:span><text:span text:style-name="T270">Když dojde k boji, </text:span><text:span text:style-name="T271">náčelník </text:span><text:span text:style-name="T270">se vrhne dopředu a skřetice bude zpoza něj házet vrhací nože.</text:span></text:p>
        </text:list-item>
      </text:list>
      <text:p text:style-name="P89"><text:span text:style-name="Emphasis"><text:span text:style-name="T393">▸<text:tab/></text:span></text:span><text:span text:style-name="Emphasis"><text:span text:style-name="T712">Železná skř</text:span></text:span><text:span text:style-name="Emphasis"><text:span text:style-name="T647">íň</text:span></text:span><text:span text:style-name="Emphasis"><text:span text:style-name="T394"> </text:span></text:span><text:span text:style-name="Emphasis"><text:span text:style-name="T458">je silně zrezivělá. Jedno křídlo dveří je odchlípnuté a jsou na něm stopy po kovovém nástroji, zřejmě </text:span></text:span><text:span text:style-name="Emphasis"><text:span text:style-name="T566">se ji</text:span></text:span><text:span text:style-name="Emphasis"><text:span text:style-name="T458"> někdo neúspěšně snažil otevřít násilím.</text:span></text:span></text:p>
      <text:list xml:id="list695135980" text:style-name="L25">
        <text:list-item>
          <text:p text:style-name="P238"><text:span text:style-name="Emphasis"><text:span text:style-name="T566">J</text:span></text:span><text:span text:style-name="Emphasis"><text:span text:style-name="T460">e zamčená, odemyká ji </text:span></text:span><text:span text:style-name="Emphasis"><text:span text:style-name="T690">malý železný klíč</text:span></text:span><text:span text:style-name="Emphasis"><text:span text:style-name="T460">, který má u sebe trpaslík zarostlý fialovou houbou v jeskyni C1.</text:span></text:span></text:p>
          <text:list>
            <text:list-item>
              <text:p text:style-name="P240"><text:span text:style-name="Emphasis"><text:span text:style-name="T584">J</text:span></text:span><text:span text:style-name="Emphasis"><text:span text:style-name="T462">de </text:span></text:span><text:span text:style-name="Emphasis"><text:span text:style-name="T461">odemknout </text:span></text:span><text:span text:style-name="Emphasis"><text:span text:style-name="T566">paklíčem</text:span></text:span><text:span text:style-name="Emphasis"><text:span text:style-name="T461">.</text:span></text:span></text:p>
            </text:list-item>
          </text:list>
        </text:list-item>
        <text:list-item>
          <text:p text:style-name="P238"><text:soft-page-break/><text:span text:style-name="Emphasis"><text:span text:style-name="T487">Když postavy skříň otevřou </text:span></text:span><text:span text:style-name="Emphasis"><text:span text:style-name="T584">nebo odstrčí</text:span></text:span><text:span text:style-name="Emphasis"><text:span text:style-name="T487">, uvidí, že</text:span></text:span><text:span text:style-name="Emphasis"><text:span text:style-name="T482"> nemá zadní stěnu – je skrz ni vidět </text:span></text:span><text:span text:style-name="Emphasis"><text:span text:style-name="T652">stěna místnosti</text:span></text:span><text:span text:style-name="Emphasis"><text:span text:style-name="T482">.</text:span></text:span></text:p>
        </text:list-item>
        <text:list-item>
          <text:p text:style-name="P239"><text:span text:style-name="Emphasis"><text:span text:style-name="T585">Skříň má tři police. Na nich</text:span></text:span><text:span text:style-name="Emphasis"><text:span text:style-name="T482"> j</text:span></text:span><text:span text:style-name="Emphasis"><text:span text:style-name="T556">e dokument s povolením k důlní činnosti</text:span></text:span><text:span text:style-name="Emphasis"><text:span text:style-name="T482"> </text:span></text:span><text:span text:style-name="Emphasis"><text:span text:style-name="T628">B8-1</text:span></text:span><text:span text:style-name="Emphasis"><text:span text:style-name="T460">,</text:span></text:span><text:span text:style-name="Emphasis"><text:span text:style-name="T482"> </text:span></text:span><text:span text:style-name="Emphasis"><text:span text:style-name="T695">p</text:span></text:span><text:span text:style-name="Emphasis"><text:span text:style-name="T691">řívěsek se sekerou</text:span></text:span><text:span text:style-name="Emphasis"><text:span text:style-name="T464"> (karta) </text:span></text:span><text:span text:style-name="Emphasis"><text:span text:style-name="T555">a </text:span></text:span><text:span text:style-name="Emphasis"><text:span text:style-name="T701">bronzový klíč na šňůrce</text:span></text:span><text:span text:style-name="Emphasis"><text:span text:style-name="T551"> </text:span></text:span><text:span text:style-name="Emphasis"><text:span text:style-name="T555">(karta)</text:span></text:span><text:span text:style-name="Emphasis"><text:span text:style-name="T463">.</text:span></text:span></text:p>
          <text:p text:style-name="P241"><text:span text:style-name="Emphasis"><text:span text:style-name="T393">▸ </text:span></text:span><text:span text:style-name="Emphasis"><text:span text:style-name="T653">Na</text:span></text:span><text:span text:style-name="Emphasis"><text:span text:style-name="T652"> stěně za skříní</text:span></text:span><text:span text:style-name="Emphasis"><text:span text:style-name="T482"> je </text:span></text:span><text:span text:style-name="Emphasis"><text:span text:style-name="T488">tenká</text:span></text:span><text:span text:style-name="Emphasis"><text:span text:style-name="T482"> </text:span></text:span><text:span text:style-name="Emphasis"><text:span text:style-name="T483">čtvercová spára zhruba půl metru na půl metru. U pravé </text:span></text:span><text:span text:style-name="Emphasis"><text:span text:style-name="T546">strany</text:span></text:span><text:span text:style-name="Emphasis"><text:span text:style-name="T483"> </text:span></text:span><text:span text:style-name="Emphasis"><text:span text:style-name="T546">čtverce</text:span></text:span><text:span text:style-name="Emphasis"><text:span text:style-name="T483"> je stěna zašpiněná (často se tam na ni sahalo).</text:span></text:span></text:p>
          <text:list>
            <text:list-item>
              <text:p text:style-name="P241"><text:span text:style-name="Emphasis"><text:span text:style-name="T483">Spára ohraničuje dvířka zabudované schránky. Otevírají se zatlačením vedle pravé spáry – tam, kde je stěna ušpiněná. </text:span></text:span><text:span text:style-name="Emphasis"><text:span text:style-name="T489">Pravá strana dvířek jde zatlačit dovnitř a levá se tím otevře ven.</text:span></text:span></text:p>
            </text:list-item>
            <text:list-item>
              <text:p text:style-name="P241"><text:span text:style-name="Emphasis"><text:span text:style-name="T601">Dvířka jdou otevřít ztuha, něco je táhne zase zpět.</text:span></text:span></text:p>
              <text:list>
                <text:list-item>
                  <text:p text:style-name="P241"><text:span text:style-name="Emphasis"><text:span text:style-name="T485">Pokud někdo prohmatá horní </text:span></text:span><text:span text:style-name="Emphasis"><text:span text:style-name="T586">hranu</text:span></text:span><text:span text:style-name="Emphasis"><text:span text:style-name="T485"> dvířek, nade tam malý čudlík. Jeho zmačknutím se deaktivuje šipková past.</text:span></text:span></text:p>
                </text:list-item>
                <text:list-item>
                  <text:p text:style-name="P241"><text:span text:style-name="Emphasis"><text:span text:style-name="T486">Na </text:span></text:span><text:span text:style-name="Emphasis"><text:span text:style-name="T586">hraně,</text:span></text:span><text:span text:style-name="Emphasis"><text:span text:style-name="T486"> která se otevírá směrem k postavám, je </text:span></text:span><text:span text:style-name="Emphasis"><text:span text:style-name="T587">malá</text:span></text:span><text:span text:style-name="Emphasis"><text:span text:style-name="T486"> dírk</text:span></text:span><text:span text:style-name="Emphasis"><text:span text:style-name="T587">a</text:span></text:span><text:span text:style-name="Emphasis"><text:span text:style-name="T486"> (odtud vylétává šipka).</text:span></text:span></text:p>
                </text:list-item>
              </text:list>
            </text:list-item>
            <text:list-item>
              <text:p text:style-name="P241"><text:span text:style-name="Emphasis"><text:span text:style-name="T601">Jakmile jsou dvířka otevřena zhruba do půlky, ozve se tiché klapnutí.</text:span></text:span><text:span text:style-name="Emphasis"><text:span text:style-name="T483"> Od té chvíle přestanou klást odpor a jdou snadno otevřít.</text:span></text:span></text:p>
            </text:list-item>
            <text:list-item>
              <text:p text:style-name="P241"><text:span text:style-name="Emphasis"><text:span text:style-name="T296">⚠</text:span></text:span><text:span text:style-name="Emphasis"><text:span text:style-name="T410"> </text:span></text:span><text:span text:style-name="Emphasis"><text:span text:style-name="T601">Při otevření dvířek úplně dokořán z nich vyletí šipka</text:span></text:span><text:span text:style-name="Emphasis"><text:span text:style-name="T483"> (otevřením dvířek se natáhla pružina, která ji vystřeluje)</text:span></text:span><text:span text:style-name="Emphasis"><text:span text:style-name="T601">.</text:span></text:span></text:p>
              <text:list>
                <text:list-item>
                  <text:p text:style-name="P241"><text:span text:style-name="Emphasis"><text:span text:style-name="T484">Jde o útok </text:span></text:span><text:span text:style-name="Emphasis"><text:span text:style-name="T485">8</text:span></text:span><text:span text:style-name="Emphasis"><text:span text:style-name="T484"> + k</text:span></text:span><text:span text:style-name="Emphasis"><text:span text:style-name="T559">6</text:span></text:span><text:span text:style-name="Emphasis"><text:span text:style-name="T484">, zranění +1.</text:span></text:span></text:p>
                </text:list-item>
              </text:list>
            </text:list-item>
            <text:list-item>
              <text:p text:style-name="P241"><text:soft-page-break/><text:span text:style-name="Emphasis"><text:span text:style-name="T490">Uvnitř </text:span></text:span><text:span text:style-name="Emphasis"><text:span text:style-name="T491">tajné schránky je </text:span></text:span><text:span text:style-name="Emphasis"><text:span text:style-name="T696">pavoučí lektvar</text:span></text:span><text:span text:style-name="Emphasis"><text:span text:style-name="T491"> (karta), </text:span></text:span><text:span text:style-name="Emphasis"><text:span text:style-name="T696">lektvar vodního dechu</text:span></text:span><text:span text:style-name="Emphasis"><text:span text:style-name="T491"> (karta) </text:span></text:span><text:span text:style-name="Emphasis"><text:span text:style-name="T556">a </text:span></text:span><text:span text:style-name="Emphasis"><text:span text:style-name="T557">dva svitky: </text:span></text:span><text:span text:style-name="Emphasis"><text:span text:style-name="T588">z</text:span></text:span><text:span text:style-name="Emphasis"><text:span text:style-name="T558">amítnutí žádosti o provedení hloubkového průzkumu </text:span></text:span><text:span text:style-name="Emphasis"><text:span text:style-name="T629">B8-2</text:span></text:span><text:span text:style-name="Emphasis"><text:span text:style-name="T558"> a výpisky z pojednání o dávné civilizaci v oblasti severně od Královské cesty </text:span></text:span><text:span text:style-name="Emphasis"><text:span text:style-name="T629">B8-3</text:span></text:span><text:span text:style-name="Emphasis"><text:span text:style-name="T491">.</text:span></text:span></text:p>
            </text:list-item>
          </text:list>
        </text:list-item>
      </text:list>
      <text:p text:style-name="P14"><text:span text:style-name="Emphasis"><text:span text:style-name="T393">▸<text:tab/></text:span></text:span><text:span text:style-name="Emphasis"><text:span text:style-name="T661">Skřetice</text:span></text:span><text:span text:style-name="Emphasis"><text:span text:style-name="T544"> </text:span></text:span><text:span text:style-name="Emphasis"><text:span text:style-name="T545">má </text:span></text:span><text:span text:style-name="Emphasis"><text:span text:style-name="T563">u sebe</text:span></text:span><text:span text:style-name="Emphasis"><text:span text:style-name="T544"> </text:span></text:span><text:span text:style-name="Emphasis"><text:span text:style-name="T700">skřetí vrhací nože</text:span></text:span><text:span text:style-name="Emphasis"><text:span text:style-name="T544"> (karta), pokud je tedy nehodila po postavách. V kapse má </text:span></text:span><text:span text:style-name="Emphasis"><text:span text:style-name="T700">duhový kámen</text:span></text:span><text:span text:style-name="Emphasis"><text:span text:style-name="T544"> (karta).</text:span></text:span></text:p>
      <text:p text:style-name="P54"><text:span text:style-name="Emphasis"><text:span text:style-name="T393">▸<text:tab/></text:span></text:span><text:span text:style-name="T185">Skřetí náčelník</text:span><text:span text:style-name="T149"> má </text:span><text:span text:style-name="T108">trpaslický nůž</text:span><text:span text:style-name="T150"> (karta) a</text:span><text:span text:style-name="T149"> </text:span><text:span text:style-name="T808">sekeru</text:span><text:span text:style-name="T149"> </text:span><text:span text:style-name="T151">(karta </text:span><text:span text:style-name="T95">dvoubřit</text:span><text:span text:style-name="T115">á</text:span><text:span text:style-name="T95"> seker</text:span><text:span text:style-name="T115">a</text:span><text:span text:style-name="T151">)</text:span><text:span text:style-name="T149">. </text:span><text:span text:style-name="T152">Na krku má </text:span><text:span text:style-name="T105">náhrdelník z medvědích drápů</text:span><text:span text:style-name="T152"> (karta) a na sobě </text:span><text:span text:style-name="T105">lehkou skřetí zbroj</text:span><text:span text:style-name="T152"> (karta).</text:span></text:p>
      <text:h text:style-name="P307" text:outline-level="3">B8d1 – Dveře do obytné místnosti</text:h>
      <text:p text:style-name="P38">Bytelné dřevěné dveře s klikou.</text:p>
      <text:list xml:id="list4139288534" text:style-name="L26">
        <text:list-item>
          <text:p text:style-name="P248"><text:span text:style-name="T169">N</text:span><text:span text:style-name="T163">ejsou zamčené, jdou normálně otevřít</text:span><text:span text:style-name="T121">.</text:span><text:span text:style-name="T163"> </text:span><text:span text:style-name="T170">Otevírají se do místnosti.</text:span></text:p>
        </text:list-item>
      </text:list>
      <text:p text:style-name="P129"><text:span text:style-name="T28">🔊<text:tab/></text:span><text:span text:style-name="T713">Z</text:span><text:span text:style-name="T715"> </text:span><text:span text:style-name="T718">B8</text:span><text:span text:style-name="T713"> je slyšet </text:span><text:span text:style-name="T717">rozhovor</text:span><text:span text:style-name="T713"> mužského a ženského hlasu. Oba mluví chrčivou, hrdelní řečí (skřetí jazyk). Zní to jako partnerské škádlení.</text:span></text:p>
      <text:p text:style-name="P25"><text:span text:style-name="T310">👣</text:span><text:span text:style-name="T276"> </text:span><text:span text:style-name="T377">(stopování)</text:span><text:span text:style-name="T277"> </text:span><text:span text:style-name="T287">Jsou zde čerstvé stopy skřetů, do dveří se často chodí.</text:span></text:p>
      <text:h text:style-name="P301" text:outline-level="3">B9 – Skřetí horník <text:span text:style-name="T830">s motykou</text:span></text:h>
      <text:p text:style-name="P61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41">🔊<text:tab/>Pravidelné nárazy těžkého železného nástroje do stěny dolu.</text:p>
      <text:p text:style-name="P114"><text:span text:style-name="T95">Na konci štoly se činí skřetí horník </text:span><text:span text:style-name="T116">s </text:span><text:span text:style-name="T118">motykou</text:span><text:span text:style-name="T95"> </text:span><text:span text:style-name="T131">(kart</text:span><text:span text:style-name="T166">a</text:span><text:span text:style-name="T131"> </text:span><text:span text:style-name="T95">skřet s </text:span><text:span text:style-name="T118">motykou</text:span><text:span text:style-name="T131">)</text:span><text:span text:style-name="T95">. </text:span><text:span text:style-name="T117">N</text:span><text:span text:style-name="T95">a výdřevě </text:span><text:span text:style-name="T117">má</text:span><text:span text:style-name="T95"> zavěšený zapálený kahan. Na zemi stojí hliněná láhev</text:span><text:span text:style-name="T131"> (s vodou)</text:span><text:span text:style-name="T95">.</text:span></text:p>
      <text:list xml:id="list140104081361080" text:continue-list="list3991643835" text:style-name="L20">
        <text:list-item>
          <text:p text:style-name="P203"><text:soft-page-break/>Když ho postavy nechají být, <text:span text:style-name="T810">nebude si jich všímat.</text:span></text:p>
        </text:list-item>
        <text:list-item>
          <text:p text:style-name="P203"><text:span text:style-name="T810">Když ho napadnou, bude se bránit a volat o pomoc. Skřeti v </text:span><text:span text:style-name="T199">B10</text:span><text:span text:style-name="T810"> ho ale neuslyší, takže se sem nejdřív po žebříku vyleze podívat skřetí horník z </text:span><text:span text:style-name="T199">B1</text:span><text:span text:style-name="T810"> (pokud ještě žije) a když uvidí postavy, sleze zase honem dolů a poběží pro skřety z </text:span><text:span text:style-name="T199">B10</text:span><text:span text:style-name="T810">.</text:span></text:p>
        </text:list-item>
      </text:list>
      <text:p text:style-name="P56">Skřet má v kapse <text:span text:style-name="T817">dřevěnou lžíci </text:span>a křesadlo.</text:p>
      <text:h text:style-name="P308" text:outline-level="3">B<text:span text:style-name="T799">10</text:span> – Zbrojnice</text:h>
      <text:p text:style-name="P128"><text:span text:style-name="T205">💡/</text:span>⬤<text:tab/><text:span text:style-name="T849">V noci tu je tma, přes den svítí kahan</text:span>.</text:p>
      <text:p text:style-name="P62"><text:span text:style-name="T341">♨<text:tab/></text:span><text:span text:style-name="T376">Vzduch je tu zatuchlý jako v nevětrané místnosti.</text:span></text:p>
      <text:p text:style-name="P64"><text:span text:style-name="T376">🔊<text:tab/></text:span><text:span text:style-name="T385">(Pokud tu skřeti ještě jsou): přes den h</text:span><text:span text:style-name="T720">ovor čtyř skřetů</text:span><text:span text:style-name="T381">, </text:span><text:span text:style-name="T385">v noci oddechování čtyř spících skřetů.</text:span></text:p>
      <text:p text:style-name="P15"><text:span text:style-name="T781">Na zemi jsou 4 skřetí pelechy, zhasnutý hornický kahan a vědro s vodou. </text:span>U stěn jsou <text:span text:style-name="T779">dřevěné</text:span> stojany na zbraně<text:span text:style-name="T141">,</text:span><text:span text:style-name="T781"> v jednom z nich je </text:span><text:span text:style-name="T233">rozbitá kuše</text:span><text:span text:style-name="T780">.</text:span></text:p>
      <text:list xml:id="list2550442861" text:style-name="L27">
        <text:list-item>
          <text:p text:style-name="P249"><text:span text:style-name="T273">V této místnosti </text:span><text:span text:style-name="T294">bydlí</text:span><text:span text:style-name="T273"> </text:span><text:span text:style-name="T272">2 </text:span><text:span text:style-name="T324">skřeti s lukem</text:span><text:span text:style-name="T272"> (karta) a 2 </text:span><text:span text:style-name="T324">skřeti s kopím</text:span><text:span text:style-name="T272"> (karta)</text:span><text:span text:style-name="T274">. Pokud už je </text:span><text:span text:style-name="T272">ale </text:span><text:span text:style-name="T274">postavy potkaly jinde, tak tu samozřejmě ne</text:span><text:span text:style-name="T275">jsou</text:span><text:span text:style-name="T274">. </text:span><text:span text:style-name="T294">V noci spí, přes den si svítí kahanem a tráví čas hovorem a hrou s kamínky s vyrytými značkami.</text:span></text:p>
        </text:list-item>
      </text:list>
      <text:list xml:id="list3932295182" text:style-name="L28">
        <text:list-item>
          <text:p text:style-name="P250"><text:span text:style-name="T309">⚔</text:span><text:span text:style-name="T269"> </text:span><text:span text:style-name="T272">Když dojde k boji, skřeti s lukem se budou držet vzadu.</text:span></text:p>
        </text:list-item>
        <text:list-item>
          <text:p text:style-name="P251"><text:span text:style-name="T849">Oba skřeti s lukem mají </text:span><text:span text:style-name="T107">skřetí</text:span><text:span text:style-name="T106"> nůž</text:span><text:span text:style-name="T789"> (karta), </text:span><text:span text:style-name="T106">skřetí luk</text:span><text:span text:style-name="T789"> (karta) a toulec s 12 šípy (mínus vystřílené).</text:span></text:p>
          <text:list>
            <text:list-item>
              <text:p text:style-name="P253">Jeden z nich <text:span text:style-name="T790">má kolem paže omotaného živého hada (je neškodný a přítulný).</text:span> <text:span text:style-name="T790">D</text:span>ruhý <text:span text:style-name="T790">má jedno oko dřevěné.</text:span></text:p>
            </text:list-item>
          </text:list>
        </text:list-item>
        <text:list-item>
          <text:p text:style-name="P252"><text:soft-page-break/><text:span text:style-name="T849">Oba skřeti s kopím mají </text:span><text:span text:style-name="T107">skřetí</text:span><text:span text:style-name="T106"> nůž</text:span><text:span text:style-name="T789"> (karta), </text:span><text:span text:style-name="T106">skřetí kopí</text:span><text:span text:style-name="T789"> (karta) a oblečenou </text:span><text:span text:style-name="T106">lehkou skřetí zbroj</text:span><text:span text:style-name="T789"> (karta).</text:span></text:p>
          <text:list>
            <text:list-item>
              <text:p text:style-name="P253">Jeden z nich <text:span text:style-name="T790">má v nose </text:span><text:span text:style-name="T109">stříbrný kroužek</text:span><text:span text:style-name="T790"> (karta)</text:span> a druhý <text:span text:style-name="T790">má v kapse pytlík kamínků s vyrytými značkami (pokud s nimi zrovna skřeti nehrají).</text:span></text:p>
            </text:list-item>
          </text:list>
        </text:list-item>
      </text:list>
      <text:p text:style-name="P47"><text:span text:style-name="Emphasis"><text:span text:style-name="T393">▸<text:tab/></text:span></text:span><text:span text:style-name="Emphasis"><text:span text:style-name="T659">Rozbit</text:span></text:span><text:span text:style-name="Emphasis"><text:span text:style-name="T660">á</text:span></text:span><text:span text:style-name="Emphasis"><text:span text:style-name="T659"> kuš</text:span></text:span><text:span text:style-name="Emphasis"><text:span text:style-name="T660">e</text:span></text:span><text:span text:style-name="Emphasis"><text:span text:style-name="T542"> je nějaká divná </text:span></text:span><text:span text:style-name="Emphasis"><text:span text:style-name="T590">(</text:span></text:span><text:span text:style-name="Emphasis"><text:span text:style-name="T542">je to totiž </text:span></text:span><text:span text:style-name="Emphasis"><text:span text:style-name="T699">opakovací kuše</text:span></text:span><text:span text:style-name="Emphasis"><text:span text:style-name="T542"> </text:span></text:span><text:span text:style-name="Emphasis"><text:span text:style-name="T590">(karta))</text:span></text:span><text:span text:style-name="Emphasis"><text:span text:style-name="T542">.</text:span></text:span></text:p>
      <text:list xml:id="list2624111559" text:style-name="L29">
        <text:list-item>
          <text:p text:style-name="P254"><text:span text:style-name="Emphasis"><text:span text:style-name="T589">Ukaž hráčům jen obrázek. </text:span></text:span><text:span text:style-name="Emphasis"><text:span text:style-name="T590">Kartu s pravidly jim dej, až kuši opraví</text:span></text:span><text:span text:style-name="Emphasis"><text:span text:style-name="T589">.</text:span></text:span></text:p>
        </text:list-item>
      </text:list>
      <text:list xml:id="list2796919462" text:style-name="L30">
        <text:list-item>
          <text:p text:style-name="P255"><text:span text:style-name="Emphasis"><text:span text:style-name="T539">Je ji možno spravit svitk</text:span></text:span><text:span text:style-name="Emphasis"><text:span text:style-name="T548">em</text:span></text:span><text:span text:style-name="Emphasis"><text:span text:style-name="T539"> </text:span></text:span><text:span text:style-name="Emphasis"><text:span text:style-name="T698">Oprava</text:span></text:span><text:span text:style-name="Emphasis"><text:span text:style-name="T540"> z </text:span></text:span><text:span text:style-name="Emphasis"><text:span text:style-name="T539">tajné</text:span></text:span><text:span text:style-name="Emphasis"><text:span text:style-name="T540">ho šuplíku ve stěně</text:span></text:span><text:span text:style-name="Emphasis"><text:span text:style-name="T539"> v kovárně </text:span></text:span><text:span text:style-name="Emphasis"><text:span text:style-name="T613">B7</text:span></text:span><text:span text:style-name="Emphasis"><text:span text:style-name="T539"> </text:span></text:span><text:span text:style-name="Emphasis"><text:span text:style-name="T540">nebo pomocí vhodných nástrojů </text:span></text:span><text:span text:style-name="Emphasis"><text:span text:style-name="T541">(například tesařské nástroje z </text:span></text:span><text:span text:style-name="Emphasis"><text:span text:style-name="T622">A</text:span></text:span><text:span text:style-name="Emphasis"><text:span text:style-name="T614">2</text:span></text:span><text:span text:style-name="Emphasis"><text:span text:style-name="T541">).</text:span></text:span></text:p>
        </text:list-item>
        <text:list-item>
          <text:p text:style-name="P256"><text:span text:style-name="Emphasis"><text:span text:style-name="T543">Střílí standardní šipky do kuše.</text:span></text:span></text:p>
        </text:list-item>
      </text:list>
      <text:h text:style-name="P302" text:outline-level="3">B11 – Ústí štoly do šachty</text:h>
      <text:p text:style-name="Text_20_body">⬤<text:span text:style-name="T131"><text:tab/>Je zde tma.</text:span></text:p>
      <text:p text:style-name="P18">U stěny stojí <text:span text:style-name="T816">vědro s vodou a</text:span> několik kýblů. <text:span text:style-name="T850">Některé jsou plné</text:span> <text:span text:style-name="T816">čerstvě</text:span> vytěžené horniny, <text:span text:style-name="T850">ostatní jsou prázdné</text:span>.</text:p>
      <text:p text:style-name="P26"><text:span text:style-name="T310">👣</text:span><text:span text:style-name="T276"> </text:span><text:span text:style-name="T378">(stopování)</text:span><text:span text:style-name="T278"> </text:span><text:span text:style-name="T295">Jsou zde stopy skřetů, kteří sem nosí kýble s natěženou rudou.</text:span></text:p>
      <text:h text:style-name="P303" text:outline-level="3">B12 – Ústí štoly do šachty</text:h>
      <text:p text:style-name="P126">⬤<text:tab/>Je zde tma.</text:p>
      <text:p text:style-name="P19">U stěny stojí vědro s vodou <text:span text:style-name="T816">a několik hliněných lahví </text:span><text:span text:style-name="T158">(s lampovým olejem).</text:span><text:span text:style-name="T816"> Vedle je opřená lopata.</text:span></text:p>
      <text:p text:style-name="P27"><text:span text:style-name="T310">👣</text:span><text:span text:style-name="T276"> </text:span><text:span text:style-name="T378">(stopování)</text:span><text:span text:style-name="T278"> </text:span><text:span text:style-name="T295">Často tudy chodí skřeti.</text:span></text:p>
      <text:h text:style-name="P298" text:outline-level="3"><text:soft-page-break/><text:span text:style-name="T800">B13 – </text:span>Hlavní důlní šachta</text:h>
      <text:p text:style-name="P126">⬤<text:tab/>Je zde tma.</text:p>
      <text:p text:style-name="P70"><text:span text:style-name="T341">♨<text:tab/></text:span><text:span text:style-name="T264">V šachtě je cítit slabý</text:span><text:span text:style-name="T342"> zápach moči a výkalů.</text:span></text:p>
      <text:p text:style-name="P35"><text:span text:style-name="T821">Š</text:span>achta má čtvercový průřez zhruba 4x4 metry. Má několik mezipater tvořených kamen<text:span text:style-name="T822">n</text:span>ou podlahou, ve které <text:span text:style-name="T822">jsou vždy tři díry: dvě čtvercové zhruba metr na metr a třetí, nepravidelná, ale mnohem větší, která zřejmě vznikla pádem velkého, těžkého předmětu. Jednou ze čtvercových děr vede žebřík, druhou se vytahuje náklad</text:span>. <text:span text:style-name="T824">Skrz díry je vidět, jak se na dně šachty leskne vodní hladina.</text:span></text:p>
      <text:h text:style-name="P298" text:outline-level="3"><text:span text:style-name="T803">B14 – </text:span>Štola se zlobrem</text:h>
      <text:p text:style-name="P110">⬤<text:tab/><text:span text:style-name="T131">Je zde tma.</text:span></text:p>
      <text:p text:style-name="P75">🔊<text:tab/><text:span text:style-name="T386">(Pokud ještě žije zlobr): </text:span><text:span text:style-name="T723">Je slyšet, jak se nějaký velký tvor při pohybu otírá o stěny štoly</text:span><text:span text:style-name="T819">.</text:span></text:p>
      <text:p text:style-name="P71"><text:span text:style-name="T341">♨<text:tab/></text:span><text:span text:style-name="T342">Je zde silný zápach moči a výkalů.</text:span></text:p>
      <text:p text:style-name="P32"><text:span text:style-name="T217">N</text:span>a podlaze štoly je trus <text:span text:style-name="T794">nějakého velkého tvora</text:span> a zbytky lebek a kostí <text:span text:style-name="T131">(skřetích)</text:span>.</text:p>
      <text:p text:style-name="P97"><text:span text:style-name="T173">⚔</text:span><text:span text:style-name="T132"> </text:span>V této <text:span text:style-name="T748">štole</text:span> je vyhladovělý <text:span text:style-name="T95">zlobr</text:span> <text:span text:style-name="T809">(karta)</text:span>, který se sem před časem propadl důlní šachtou. <text:span text:style-name="T747">Přežil to díky tomu, že je dole zatopená. J</text:span><text:span text:style-name="T134">e vyzáblý, ale pořád extrémně nebezpečný. </text:span><text:span text:style-name="T148">Zaútočí na cokoliv, co může sníst.</text:span></text:p>
      <text:list xml:id="list1261230034" text:style-name="L31">
        <text:list-item>
          <text:p text:style-name="P209">Přestože se sem propadl šachtou, nemá žádná viditelná zranění (protože velmi rychle regeneruje, viz karta).</text:p>
        </text:list-item>
        <text:list-item>
          <text:p text:style-name="P258"><text:span text:style-name="T135">N</text:span><text:span text:style-name="T131">ahoru vylézt nemůže, žebříky ho neudrží.</text:span></text:p>
        </text:list-item>
        <text:list-item>
          <text:p text:style-name="P259"><text:soft-page-break/><text:span text:style-name="T131">Bojuje masivním důlním kladivem </text:span><text:span text:style-name="T137">(karta </text:span><text:span text:style-name="T99">zlobří kladivo</text:span><text:span text:style-name="T137">)</text:span><text:span text:style-name="T131"> – pro něj je jednoruční, pro postavy dvojruční.</text:span></text:p>
        </text:list-item>
        <text:list-item>
          <text:p text:style-name="P257"><text:span text:style-name="T135">V</text:span><text:span text:style-name="T136">e</text:span><text:span text:style-name="T135"> </text:span><text:span text:style-name="T136">štole</text:span><text:span text:style-name="T135"> se musí plazit po čtyřech, bojuje </text:span><text:span text:style-name="T136">tam</text:span><text:span text:style-name="T135"> tedy s nevýhodou </text:span><text:span text:style-name="T136">a nemůže se otočit – může jen vycouvat zpět do šachty</text:span><text:span text:style-name="T135">. </text:span><text:span text:style-name="T136">Když se mu postavy dostanou do zad, může je pouze kopat nohama a bude </text:span><text:span text:style-name="T138">mít</text:span><text:span text:style-name="T136"> dokonce dvě nevýhody – jednu za stísněný prostor a druhou za to, že </text:span><text:span text:style-name="T171">mu postavy útočí do zad</text:span><text:span text:style-name="T136">.</text:span></text:p>
        </text:list-item>
        <text:list-item>
          <text:p text:style-name="P210">V šachtě také bojuje s nevýhodou, protože plave ve vodě, může se ale libovolně otáčet. Může se také zhruba na minutu ponořit pod vodu, čímž se skryje před střelbou. <text:span text:style-name="T851">Pod vodou také zregeneruje všechna zrnění (případné šípy z něj vypadnou).</text:span></text:p>
        </text:list-item>
        <text:list-item>
          <text:p text:style-name="P211">Alchymista může z krve mrtvého zlobra <text:span text:style-name="T832">vytěžit</text:span> 5 <text:span text:style-name="T832">magů a vyrobit jeden </text:span><text:span text:style-name="T122">lektvar regenerace</text:span><text:span text:style-name="T832"> (karta). Na výrobu tohoto lektvaru nemusí znát recept.</text:span></text:p>
        </text:list-item>
      </text:list>
      <text:h text:style-name="P298" text:outline-level="3"><text:span text:style-name="T801">B15 – Zatopené d</text:span>no <text:span text:style-name="T749">hlavní</text:span> šachty</text:h>
      <text:p text:style-name="P127">⬤<text:tab/>Je zde tma.</text:p>
      <text:p text:style-name="P68"><text:span text:style-name="T342">🔊<text:tab/></text:span><text:span text:style-name="T386">(Pokud ještě žije zlobr</text:span><text:span text:style-name="T387">)</text:span><text:span text:style-name="T386">: </text:span><text:span text:style-name="T382">Ze štoly </text:span><text:span text:style-name="T721">(</text:span><text:span text:style-name="T722">B14</text:span><text:span text:style-name="T721">)</text:span><text:span text:style-name="T382"> j</text:span><text:span text:style-name="T719">e slyšet, jak se nějaký velký tvor při pohybu otírá o stěny</text:span><text:span text:style-name="T381">.</text:span></text:p>
      <text:p text:style-name="P9">Na hladině plavou zbytky rozlámaných žebříků.</text:p>
      <text:list xml:id="list3970455612" text:style-name="L32">
        <text:list-item>
          <text:p text:style-name="P214">Dno šachty je zhruba dva metry pod hladinou.</text:p>
        </text:list-item>
      </text:list>
      <text:list xml:id="list739382029" text:style-name="L33">
        <text:list-item>
          <text:p text:style-name="P260"><text:soft-page-break/><text:span text:style-name="T749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10">ruční plamenomet</text:span><text:span text:style-name="T749"> (karta).</text:span></text:p>
          <text:list>
            <text:list-item>
              <text:p text:style-name="P261"><text:span text:style-name="Emphasis"><text:span text:style-name="T553">Dokud ho nespraví, dej jim pouze kartu s obrázkem (bez textu).</text:span></text:span></text:p>
            </text:list-item>
            <text:list-item>
              <text:p text:style-name="P260"><text:span text:style-name="Emphasis"><text:span text:style-name="T547">Plamenomet je</text:span></text:span><text:span text:style-name="Emphasis"><text:span text:style-name="T539"> možno spravit </text:span></text:span><text:span text:style-name="Emphasis"><text:span text:style-name="T547">svitkem</text:span></text:span><text:span text:style-name="Emphasis"><text:span text:style-name="T539"> </text:span></text:span><text:span text:style-name="Emphasis"><text:span text:style-name="T698">Oprava</text:span></text:span><text:span text:style-name="Emphasis"><text:span text:style-name="T539"> </text:span></text:span><text:span text:style-name="Emphasis"><text:span text:style-name="T540">z </text:span></text:span><text:span text:style-name="Emphasis"><text:span text:style-name="T539">tajné</text:span></text:span><text:span text:style-name="Emphasis"><text:span text:style-name="T540">ho šuplíku ve stěně</text:span></text:span><text:span text:style-name="Emphasis"><text:span text:style-name="T539"> v kovárně </text:span></text:span><text:span text:style-name="Emphasis"><text:span text:style-name="T613">B7 </text:span></text:span><text:span text:style-name="Emphasis"><text:span text:style-name="T540">nebo pomocí vhodných nástrojů </text:span></text:span><text:span text:style-name="Emphasis"><text:span text:style-name="T541">(například </text:span></text:span><text:span text:style-name="Emphasis"><text:span text:style-name="T549">kovářské</text:span></text:span><text:span text:style-name="Emphasis"><text:span text:style-name="T541"> </text:span></text:span><text:span text:style-name="Emphasis"><text:span text:style-name="T549">nářadí </text:span></text:span><text:span text:style-name="Emphasis"><text:span text:style-name="T550">z </text:span></text:span><text:span text:style-name="Emphasis"><text:span text:style-name="T615">B7</text:span></text:span><text:span text:style-name="Emphasis"><text:span text:style-name="T541">).</text:span></text:span></text:p>
            </text:list-item>
          </text:list>
        </text:list-item>
      </text:list>
      <text:h text:style-name="P309" text:outline-level="3">B16 – Sklad trhavin</text:h>
      <text:p text:style-name="P126">⬤<text:tab/>Je zde tma.</text:p>
      <text:p text:style-name="P63"><text:span text:style-name="T341">♨<text:tab/></text:span><text:span text:style-name="T376">Vzduch je tu zatuchlý jako v nevětrané místnosti.</text:span></text:p>
      <text:p text:style-name="P64"><text:span text:style-name="T376">🔊<text:tab/></text:span><text:span text:style-name="T388">(Pokud skřeti z této místnosti ještě žijí): </text:span><text:span text:style-name="T720">Uvnitř někdo spí</text:span><text:span text:style-name="T381">.</text:span></text:p>
      <text:p text:style-name="P16"><text:span text:style-name="T781">Na zemi je 6 skřetích pelechů. Ve dvou z nich spí </text:span><text:span text:style-name="T234">skřeti</text:span><text:span text:style-name="T252"> </text:span><text:span text:style-name="T186">(karty, viz dále)</text:span><text:span text:style-name="T781">. U stěny je železná </text:span><text:span text:style-name="T234">truhl</text:span><text:span text:style-name="T239">ice</text:span><text:span text:style-name="T252"> </text:span><text:span text:style-name="T253">s masivním visacím zámkem </text:span><text:span text:style-name="T257">a vědro s vodou.</text:span></text:p>
      <text:p text:style-name="P17"><text:span text:style-name="Emphasis"><text:span text:style-name="T393">▸<text:tab/></text:span></text:span><text:span text:style-name="Emphasis"><text:span text:style-name="T562">Dva s</text:span></text:span><text:span text:style-name="T131">pící </text:span><text:span text:style-name="T183">skřeti</text:span><text:span text:style-name="T131"> jsou horníci, kteří zrovna nemají službu. Nemají žádné zbraně ani nástroje – krumpáč, motyku nebo lopatu vždy předají při střídání směn. </text:span><text:span text:style-name="T154">Směny se střídají po osmi hodinách. </text:span><text:span text:style-name="T172">Při střídání také</text:span><text:span text:style-name="T162"> vždy dva z horníků </text:span><text:span text:style-name="T172">zajdou</text:span><text:span text:style-name="T162"> na povrch (do </text:span><text:span text:style-name="T179">A2</text:span><text:span text:style-name="T162">) pro misky </text:span><text:span text:style-name="T172">a</text:span><text:span text:style-name="T162"> kotel s polévkou, kterou následně roznesou všem skřetům v podzemí. Po jídle kotel vrátí do </text:span><text:span text:style-name="T179">A2</text:span><text:span text:style-name="T162">.</text:span></text:p>
      <text:list xml:id="list3367908804" text:style-name="L34">
        <text:list-item>
          <text:p text:style-name="P262"><text:soft-page-break/><text:span text:style-name="T154">Použij pro ně </text:span><text:span text:style-name="T155">libovolné dvě z karet</text:span><text:span text:style-name="T154"> </text:span><text:span text:style-name="T120">skřet s krumpáčem</text:span><text:span text:style-name="T154">, </text:span><text:span text:style-name="T120">skřet s motykou</text:span><text:span text:style-name="T154"> nebo </text:span><text:span text:style-name="T120">skřet s lopatou</text:span><text:span text:style-name="T154"> a v případě boje počítej zranění 0 </text:span><text:span text:style-name="T172">(za boj beze zbraně)</text:span><text:span text:style-name="T154">.</text:span></text:p>
        </text:list-item>
        <text:list-item>
          <text:p text:style-name="P263"><text:span text:style-name="T160">Jeden z nich má u sebe b</text:span><text:span text:style-name="T154">alíček ručně umotaných cigaret se silně zemitým zápachem (silné halucinogenní narkotikum) </text:span><text:span text:style-name="T160">a křesadlo</text:span><text:span text:style-name="T154">. </text:span><text:span text:style-name="T160">Druhý má kapsy prázdné.</text:span></text:p>
        </text:list-item>
      </text:list>
      <text:p text:style-name="P45"><text:span text:style-name="Emphasis"><text:span text:style-name="T393">▸<text:tab/></text:span></text:span><text:span text:style-name="Emphasis"><text:span text:style-name="T560">Na </text:span></text:span><text:span text:style-name="Emphasis"><text:span text:style-name="T662">truhl</text:span></text:span><text:span text:style-name="Emphasis"><text:span text:style-name="T665">ici</text:span></text:span><text:span text:style-name="Emphasis"><text:span text:style-name="T560"> je nápis ve starotrpasličtině: </text:span></text:span><text:span text:style-name="Emphasis"><text:span text:style-name="T702">„Nebezpečí výbuchu! Chraňte před ohněm!“</text:span></text:span></text:p>
      <text:list xml:id="list2401570122" text:style-name="L35">
        <text:list-item>
          <text:p text:style-name="P264"><text:span text:style-name="T164">Má vnitřní zámek</text:span><text:span text:style-name="T156">. </text:span><text:span text:style-name="T164">Je omlácený, zřejmě se ho někdo neúspěšně snažil otevřít násilím.</text:span></text:p>
          <text:list>
            <text:list-item>
              <text:p text:style-name="P264"><text:span text:style-name="T156">Pasuje do něj </text:span><text:span text:style-name="T113">bronzový klíč na šňůrce</text:span><text:span text:style-name="T156"> z tajné schránky za skříní v místnosti </text:span><text:span text:style-name="T177">B</text:span><text:span text:style-name="T178">8</text:span><text:span text:style-name="T156">. Lze ho také otevřít šperhákem.</text:span></text:p>
            </text:list-item>
          </text:list>
        </text:list-item>
      </text:list>
      <text:list xml:id="list1603815394" text:style-name="L36">
        <text:list-item>
          <text:p text:style-name="P265"><text:span text:style-name="T153">Uvnitř jsou </text:span><text:span text:style-name="T792">3 válečky zabalené v mastném papíru. Z každého čouhá kus provázku (karta </text:span><text:span text:style-name="T111">důlní výbušnina</text:span><text:span text:style-name="T792">).</text:span></text:p>
        </text:list-item>
      </text:list>
      <text:h text:style-name="P310" text:outline-level="3">B1<text:span text:style-name="T802">7</text:span> – Runotepecká dílna</text:h>
      <text:p text:style-name="P72">⬤<text:tab/><text:span text:style-name="T795">V místnosti j</text:span>e tma.</text:p>
      <text:p text:style-name="P33"><text:span text:style-name="T797">Většinu této malé místnůstky zabírá</text:span> velký <text:span text:style-name="T219">stůl</text:span><text:span text:style-name="T242"> </text:span><text:span text:style-name="T260">z masivního dřeva.</text:span> <text:span text:style-name="T797">Před ním je podobně robutstní</text:span> židle.</text:p>
      <text:p text:style-name="P28"><text:span text:style-name="T310">👣</text:span><text:span text:style-name="T276"> </text:span><text:span text:style-name="T378">(stopování)</text:span><text:span text:style-name="T278"> </text:span><text:span text:style-name="T279">Jsou zde </text:span><text:span text:style-name="T281">velmi</text:span><text:span text:style-name="T279"> </text:span><text:span text:style-name="T280">staré</text:span><text:span text:style-name="T279"> </text:span><text:span text:style-name="T280">skřetí stopy.</text:span></text:p>
      <text:p text:style-name="P53"><text:span text:style-name="Emphasis"><text:span text:style-name="T393">▸<text:tab/></text:span></text:span><text:span text:style-name="Emphasis"><text:span text:style-name="T666">S</text:span></text:span><text:span text:style-name="T235">tůl</text:span><text:span text:style-name="T254"> má velmi silnou desku. </text:span><text:span text:style-name="T255">Je do ní vyrytý </text:span><text:span text:style-name="T256">nepříliš povedený</text:span><text:span text:style-name="T255"> falický symbol.</text:span></text:p>
      <text:list xml:id="list184113522" text:style-name="L37">
        <text:list-item>
          <text:p text:style-name="P215">Deska je dutá, vnitřek se dá celý vysunout dopředu jako velký šuplík.</text:p>
          <text:list>
            <text:list-item>
              <text:p text:style-name="P266"><text:soft-page-break/><text:span text:style-name="T795">Uvnitř je </text:span><text:span text:style-name="T114">runotepecké pero</text:span><text:span text:style-name="T796"> (karta), svitek s rituálem </text:span><text:span text:style-name="T114">runová stráž</text:span><text:span text:style-name="T796"> (karta) a dopis </text:span><text:span text:style-name="T201">B17-1</text:span><text:span text:style-name="T796">.</text:span></text:p>
            </text:list-item>
          </text:list>
        </text:list-item>
      </text:list>
      <text:h text:style-name="P311" text:outline-level="3">B<text:span text:style-name="T806">18</text:span> – <text:span text:style-name="T805">S</text:span>křetí horník <text:span text:style-name="T831">s krumpáčem</text:span></text:h>
      <text:p text:style-name="P59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38">Pravidelné nárazy těžkého železného nástroje do stěny dolu.</text:span></text:p>
      <text:p text:style-name="P115"><text:span text:style-name="T95">Na konci štoly se činí skřetí horník </text:span><text:span text:style-name="T116">s </text:span><text:span text:style-name="T119">krumpáčem</text:span><text:span text:style-name="T95"> </text:span><text:span text:style-name="T131">(kart </text:span><text:span text:style-name="T95">skřet s </text:span><text:span text:style-name="T119">krumpáčem</text:span><text:span text:style-name="T131">)</text:span><text:span text:style-name="T95">. </text:span><text:span text:style-name="T117">N</text:span><text:span text:style-name="T95">a výdřevě </text:span><text:span text:style-name="T117">má</text:span><text:span text:style-name="T95"> zavěšený zapálený kahan. Na zemi stojí hliněná láhev</text:span><text:span text:style-name="T131"> (s vodou)</text:span><text:span text:style-name="T95">.</text:span></text:p>
      <text:list xml:id="list140104151749596" text:continue-list="list140104081361080" text:style-name="L20">
        <text:list-item>
          <text:p text:style-name="P204">Když ho postavy nechají být, <text:span text:style-name="T810">nebude si jich všímat.</text:span></text:p>
        </text:list-item>
        <text:list-item>
          <text:p text:style-name="P205"><text:span text:style-name="T810">Když ho napadnou, </text:span><text:span text:style-name="T210">pokusí se proběhnout do </text:span><text:span text:style-name="T200">B10</text:span><text:span text:style-name="T210"> </text:span><text:span text:style-name="T211">pro pomoc</text:span><text:span text:style-name="T209">.</text:span></text:p>
        </text:list-item>
        <text:list-item>
          <text:p text:style-name="P205"><text:span text:style-name="T216">V</text:span><text:span text:style-name="T209"> kapse </text:span><text:span text:style-name="T216">má</text:span><text:span text:style-name="T209"> křesadlo.</text:span></text:p>
        </text:list-item>
      </text:list>
      <text:h text:style-name="Heading_20_2" text:outline-level="2"><text:bookmark-start text:name="__RefHeading___Toc13855_1990953305"/>Jeskyně <text:span text:style-name="T746">s chrámem</text:span><text:bookmark-end text:name="__RefHeading___Toc13855_1990953305"/></text:h>
      <text:h text:style-name="Heading_20_3" text:outline-level="3"><text:span text:style-name="T729">C1 – </text:span>Jeskyně</text:h>
      <text:p text:style-name="P69"><text:span text:style-name="T362">💡</text:span><text:span text:style-name="T341"><text:tab/></text:span><text:span text:style-name="T389">V jeskyni je</text:span><text:span text:style-name="T341"> </text:span><text:span text:style-name="T379">slabé, namodralé světlo</text:span><text:span text:style-name="T341">.</text:span></text:p>
      <text:p text:style-name="P64"><text:span text:style-name="T341">🔊<text:tab/></text:span><text:span text:style-name="T383">Tichounké kapání vody na dno jeskyně.</text:span></text:p>
      <text:p text:style-name="P122"><text:span text:style-name="T188">Modře a zeleně nakreslené místnosti uvnitř kamenného bloku jsou tajné </text:span><text:span text:style-name="T213">(C</text:span><text:span text:style-name="T212">3</text:span><text:span text:style-name="T213"> a C</text:span><text:span text:style-name="T212">4</text:span><text:span text:style-name="T213">)</text:span><text:span text:style-name="T188">. Nekresli je hráčům, dokud postavy nenajdou vstup.</text:span></text:p>
      <text:p text:style-name="P77"><text:span text:style-name="T75">👣<text:tab/></text:span><text:span text:style-name="T25">(stopování)</text:span><text:span text:style-name="T87"> </text:span><text:span text:style-name="T84">Nejsou tu žádné stopy</text:span><text:span text:style-name="T80">.</text:span></text:p>
      <text:p text:style-name="P6"><text:soft-page-break/>Jeskyně <text:span text:style-name="T731">j</text:span>e ozářena slabým, namodralým svitem. <text:span text:style-name="T734">Uprostřed je</text:span> <text:span text:style-name="T745">primitivní chrám postavený na obřím</text:span>, zhruba čtyři metry vysok<text:span text:style-name="T745">ém</text:span> kamenn<text:span text:style-name="T745">ém</text:span> <text:span text:style-name="T745">kvádru. Stěny bloku jsou</text:span> <text:span text:style-name="T733">pokryty </text:span><text:span text:style-name="T240">reliéfy</text:span><text:span text:style-name="T733"> zobrazujícími shrbené humanoidy s žabíma očima, jak provádí obřad v chrámu nahoře.</text:span> <text:span text:style-name="T852">K</text:span>olem <text:span text:style-name="T852">celého podstavce pod</text:span> <text:span text:style-name="T733">chrámem</text:span> rost<text:span text:style-name="T730">ou</text:span> <text:span text:style-name="T730">velké trsy</text:span> modře světélkující <text:span text:style-name="T219">houb</text:span><text:span text:style-name="T220">y</text:span>.<text:line-break/><text:tab/><text:span text:style-name="T739">V západní části jeskyně jsou houby v jednom místě menší, jako kdyby skrz ně někdo vyčistil cestu k chrámu a ta pak znovu zarostla. Na stěně kamenného bloku nad touto „zarostlou cestou“ visí </text:span><text:span text:style-name="T220">mrtvola</text:span><text:span text:style-name="T730">.<text:line-break/><text:tab/>Ve východní části jeskyně houba porůstá malý </text:span><text:span text:style-name="T220">hrbolek</text:span><text:span text:style-name="T730">.</text:span></text:p>
      <text:p text:style-name="P111"><text:span text:style-name="T263">⚠</text:span><text:span text:style-name="T132"> </text:span><text:span text:style-name="T133">Když</text:span> se postavy budou chtít dostat <text:span text:style-name="T732">ke kamennému bloku s chrámem, třeba aby si zblízka prohlédly reliéf,</text:span> budou si muset nějak poradit s <text:span text:style-name="T740">fialovou</text:span> <text:span text:style-name="T97">masožravou </text:span><text:span text:style-name="T128">houbou</text:span> (karta), <text:span text:style-name="T732">která ho obrůstá ze všech stran.</text:span></text:p>
      <text:list xml:id="list1127633335" text:style-name="L38">
        <text:list-item>
          <text:p text:style-name="P268">Když se k <text:span text:style-name="T740">houbě</text:span> někdo přiblíží, <text:span text:style-name="T853">nebo ji něčím vydráždí,</text:span> vypustí <text:span text:style-name="T741">dusivý</text:span> oblak spór.</text:p>
          <text:p text:style-name="P269">Zeptej se hráčů, jejichž postavy jsou v kontaktní vzdálenosti, co udělají:</text:p>
          <text:list>
            <text:list-item>
              <text:p text:style-name="P270">Zalehnutím se spórám úplně vyhnou (<text:span text:style-name="T828">oblak nejprve vystoupá nahoru, pak se začne zase snášet dolů</text:span>). Nemusí si házet na obranu.</text:p>
            </text:list-item>
            <text:list-item>
              <text:p text:style-name="P271">Když budou chtít uskočit, hází si <text:span text:style-name="T735">Finesou proti útoku 6 + k6 (zranění 12kz).</text:span></text:p>
            </text:list-item>
            <text:list-item>
              <text:p text:style-name="P271">Když zadrží dech, <text:span text:style-name="T828">zranění se sníží na 6 kz</text:span>.</text:p>
            </text:list-item>
            <text:list-item>
              <text:p text:style-name="P272">Postavy, které útok vyřadí, upadnou do bezvědomí. Když je někdo z oblaku spór vytáhne, po několika minutách se jim vrátí vědomí i ztracené životy.</text:p>
            </text:list-item>
            <text:list-item>
              <text:p text:style-name="P271"><text:soft-page-break/>Kůže při kontaktu se spórami zčervená a začne silně pálit. Pomůže opláchnutí vodou (pálení do hodiny odezní).</text:p>
            </text:list-item>
          </text:list>
        </text:list-item>
        <text:list-item>
          <text:p text:style-name="P267"><text:span text:style-name="T736">Alchymista může z houby vytěžit celkem 6 </text:span><text:span text:style-name="T123">magů</text:span><text:span text:style-name="T736">. Houby je tady opravdu hodně, takže mu to zabere mu to několik desítek minut. Jako vedlejší produkt při tom získá </text:span><text:span text:style-name="T96">světélkující pastu</text:span><text:span text:style-name="T736"> (karta).</text:span></text:p>
        </text:list-item>
        <text:list-item>
          <text:p text:style-name="P273">Houbu lze například spálit (<text:span text:style-name="T742">pak z ní ovšem alchymista už nic nevytěží)</text:span>, zdálky něčím posekat a podobně. <text:span text:style-name="T854">Z jeskyně pak samozřejmě zmizí namodralé světlo.</text:span></text:p>
        </text:list-item>
      </text:list>
      <text:p text:style-name="P90"><text:span text:style-name="Emphasis"><text:span text:style-name="T393">▸<text:tab/></text:span></text:span><text:span text:style-name="Emphasis"><text:span text:style-name="T641">Mrtvola</text:span></text:span><text:span text:style-name="Emphasis"><text:span text:style-name="T394"> </text:span></text:span><text:span text:style-name="Emphasis"><text:span text:style-name="T418">pověšená na západní stěně kamenného bloku visí na dvou </text:span></text:span><text:span text:style-name="Emphasis"><text:span text:style-name="T443">do něj zaseknutých </text:span></text:span><text:span text:style-name="Emphasis"><text:span text:style-name="T418">cepínech (</text:span></text:span><text:span text:style-name="Emphasis"><text:span text:style-name="T424">2 </text:span></text:span><text:span text:style-name="Emphasis"><text:span text:style-name="T418">kart</text:span></text:span><text:span text:style-name="Emphasis"><text:span text:style-name="T424">y</text:span></text:span><text:span text:style-name="Emphasis"><text:span text:style-name="T418"> </text:span></text:span><text:span text:style-name="Emphasis"><text:span text:style-name="T675">Trpaslický cepín</text:span></text:span><text:span text:style-name="Emphasis"><text:span text:style-name="T418">) </text:span></text:span><text:span text:style-name="Emphasis"><text:span text:style-name="T421">zhruba půl metru pod </text:span></text:span><text:span text:style-name="Emphasis"><text:span text:style-name="T423">úrovní chrámu</text:span></text:span><text:span text:style-name="Emphasis"><text:span text:style-name="T418">. Je </text:span></text:span><text:span text:style-name="Emphasis"><text:span text:style-name="T567">úplně svraštělá</text:span></text:span><text:span text:style-name="Emphasis"><text:span text:style-name="T418">, zjevně tu </text:span></text:span><text:span text:style-name="Emphasis"><text:span text:style-name="T444">je</text:span></text:span><text:span text:style-name="Emphasis"><text:span text:style-name="T418"> už stovky let. </text:span></text:span><text:span text:style-name="Emphasis"><text:span text:style-name="T567">Její šaty už dávno zetlely</text:span></text:span><text:span text:style-name="Emphasis"><text:span text:style-name="T420">.<text:line-break/><text:tab/>Ve stěně pod mrtvolou jsou pravidelné záseky do skály </text:span></text:span><text:span text:style-name="Emphasis"><text:span text:style-name="T445">(</text:span></text:span><text:span text:style-name="Emphasis"><text:span text:style-name="T591">od šplhání s pomocí cepínů</text:span></text:span><text:span text:style-name="Emphasis"><text:span text:style-name="T445">)</text:span></text:span><text:span text:style-name="Emphasis"><text:span text:style-name="T420">.</text:span></text:span></text:p>
      <text:list xml:id="list792093375" text:style-name="L39">
        <text:list-item>
          <text:p text:style-name="P242"><text:span text:style-name="Emphasis"><text:span text:style-name="T418">Cepíny jsou kouzlené, </text:span></text:span><text:span text:style-name="Emphasis"><text:span text:style-name="T419">na dotek brní</text:span></text:span><text:span text:style-name="Emphasis"><text:span text:style-name="T418">. </text:span></text:span><text:span text:style-name="Emphasis"><text:span text:style-name="T419">Ze skály jdou vytáhnou</text:span></text:span><text:span text:style-name="Emphasis"><text:span text:style-name="T425">t,</text:span></text:span><text:span text:style-name="Emphasis"><text:span text:style-name="T419"> jedině když si je někdo připoutá a vysloví formuli </text:span></text:span><text:span text:style-name="Emphasis"><text:span text:style-name="T707">„Abador horb!“</text:span></text:span><text:span text:style-name="Emphasis"><text:span text:style-name="T419"> (tu se dozví tím, že si </text:span></text:span><text:span text:style-name="Emphasis"><text:span text:style-name="T592">je</text:span></text:span><text:span text:style-name="Emphasis"><text:span text:style-name="T419"> připoutá).</text:span></text:span></text:p>
        </text:list-item>
        <text:list-item>
          <text:p text:style-name="P243"><text:span text:style-name="Emphasis"><text:span text:style-name="T421">Mrtvola má na hlavě zranění, zřejmě na ni něco útočilo </text:span></text:span><text:span text:style-name="Emphasis"><text:span text:style-name="T422">z plošiny s chrámem </text:span></text:span><text:span text:style-name="Emphasis"><text:span text:style-name="T568">(způsobil ho </text:span></text:span><text:span text:style-name="Emphasis"><text:span text:style-name="T703">rzivý netvor</text:span></text:span><text:span text:style-name="Emphasis"><text:span text:style-name="T568"> svými </text:span></text:span><text:span text:style-name="Emphasis"><text:span text:style-name="T592">tykadly</text:span></text:span><text:span text:style-name="Emphasis"><text:span text:style-name="T568">, viz C2)</text:span></text:span><text:span text:style-name="Emphasis"><text:span text:style-name="T421">.</text:span></text:span></text:p>
        </text:list-item>
        <text:list-item>
          <text:p text:style-name="P244"><text:span text:style-name="Emphasis"><text:span text:style-name="T420">Na </text:span></text:span><text:span text:style-name="Emphasis"><text:span text:style-name="T446">dně jeskyně dole</text:span></text:span><text:span text:style-name="Emphasis"><text:span text:style-name="T420"> pod mrtvolou </text:span></text:span><text:span text:style-name="Emphasis"><text:span text:style-name="T593">je</text:span></text:span><text:span text:style-name="Emphasis"><text:span text:style-name="T420"> </text:span></text:span><text:span text:style-name="Emphasis"><text:span text:style-name="T426">mezi trsy masožravé houby</text:span></text:span><text:span text:style-name="Emphasis"><text:span text:style-name="T420"> možno najít 8 starých stříbrných mincí (cena 8 st), které </text:span></text:span><text:span text:style-name="Emphasis"><text:span text:style-name="T447">měl původně </text:span></text:span><text:span text:style-name="Emphasis"><text:span text:style-name="T420">trpaslík </text:span></text:span><text:span text:style-name="Emphasis"><text:span text:style-name="T447">v</text:span></text:span><text:span text:style-name="Emphasis"><text:span text:style-name="T420"> měšc</text:span></text:span><text:span text:style-name="Emphasis"><text:span text:style-name="T447">i</text:span></text:span><text:span text:style-name="Emphasis"><text:span text:style-name="T420">.</text:span></text:span></text:p>
        </text:list-item>
      </text:list>
      <text:p text:style-name="P84"><text:span text:style-name="Emphasis"><text:span text:style-name="T393">▸<text:tab/></text:span></text:span><text:span text:style-name="Emphasis"><text:span text:style-name="T638">Hrbolek</text:span></text:span><text:span text:style-name="Emphasis"><text:span text:style-name="T394"> </text:span></text:span><text:span text:style-name="Emphasis"><text:span text:style-name="T398">je </text:span></text:span><text:span text:style-name="Emphasis"><text:span text:style-name="T405">modrou</text:span></text:span><text:span text:style-name="Emphasis"><text:span text:style-name="T398"> houbou porostlý, ale stále ještě živý trpaslík. Žije díky tomu, že </text:span></text:span><text:span text:style-name="Emphasis"><text:span text:style-name="T402">v ruce drží</text:span></text:span><text:span text:style-name="Emphasis"><text:span text:style-name="T398"> </text:span></text:span><text:span text:style-name="Emphasis"><text:span text:style-name="T405">aktivovanou</text:span></text:span><text:span text:style-name="Emphasis"><text:span text:style-name="T398"> </text:span></text:span><text:span text:style-name="Emphasis"><text:span text:style-name="T670">runu věčnosti</text:span></text:span><text:span text:style-name="Emphasis"><text:span text:style-name="T398"> (karta).</text:span></text:span></text:p>
      <text:list xml:id="list410419802" text:style-name="L40">
        <text:list-item>
          <text:p text:style-name="P208"><text:soft-page-break/><text:span text:style-name="Emphasis"><text:span text:style-name="T298">U</text:span></text:span><text:span text:style-name="Emphasis"><text:span text:style-name="T305">kaž hráčům kartu s obrázkem </text:span></text:span><text:span text:style-name="Emphasis"><text:span text:style-name="T340">runy věčnosti</text:span></text:span><text:span text:style-name="Emphasis"><text:span text:style-name="T306"> </text:span></text:span><text:span text:style-name="Emphasis"><text:span text:style-name="T307">(bez textu)</text:span></text:span><text:span text:style-name="Emphasis"><text:span text:style-name="T305">, ať mají po čem toužit.</text:span></text:span></text:p>
        </text:list-item>
        <text:list-item>
          <text:p text:style-name="P245"><text:span text:style-name="Emphasis"><text:span text:style-name="T569">Je úplně nahý, jeho oblečení už dávno zetlelo. </text:span></text:span><text:span text:style-name="Emphasis"><text:span text:style-name="T449">Má zlomené obě nohy, j</text:span></text:span><text:span text:style-name="Emphasis"><text:span text:style-name="T399">e omámený houbou a skoro mrtvý </text:span></text:span><text:span text:style-name="Emphasis"><text:span text:style-name="T400">(má nula životů)</text:span></text:span><text:span text:style-name="Emphasis"><text:span text:style-name="T399">. Je možné ho vyléčit kouzly nebo lektvary</text:span></text:span><text:span text:style-name="Emphasis"><text:span text:style-name="T401">, </text:span></text:span><text:span text:style-name="Emphasis"><text:span text:style-name="T594">pak se probere</text:span></text:span><text:span text:style-name="Emphasis"><text:span text:style-name="T399">.</text:span></text:span></text:p>
        </text:list-item>
        <text:list-item>
          <text:p text:style-name="P245"><text:span text:style-name="Emphasis"><text:span text:style-name="T399">Pokud mu postavy </text:span></text:span><text:span text:style-name="Emphasis"><text:span text:style-name="T671">runu věčnosti</text:span></text:span><text:span text:style-name="Emphasis"><text:span text:style-name="T399"> seberou, čas </text:span></text:span><text:span text:style-name="Emphasis"><text:span text:style-name="T594">ve chvilce</text:span></text:span><text:span text:style-name="Emphasis"><text:span text:style-name="T399"> dožene vše, co za staletí zameškal a trpaslík se rozpadne v prach – a to i když ho předtím postavy vyléčí.</text:span></text:span></text:p>
        </text:list-item>
        <text:list-item>
          <text:p text:style-name="P246"><text:span text:style-name="Emphasis"><text:span text:style-name="T402">Kromě </text:span></text:span><text:span text:style-name="Emphasis"><text:span text:style-name="T672">runy věčnosti</text:span></text:span><text:span text:style-name="Emphasis"><text:span text:style-name="T402"> má u sebe </text:span></text:span><text:span text:style-name="Emphasis"><text:span text:style-name="T688">mosazný klíč</text:span></text:span><text:span text:style-name="Emphasis"><text:span text:style-name="T457"> </text:span></text:span><text:span text:style-name="Emphasis"><text:span text:style-name="T554">(karta), </text:span></text:span><text:span text:style-name="Emphasis"><text:span text:style-name="T595">který</text:span></text:span><text:span text:style-name="Emphasis"><text:span text:style-name="T402"> od</text:span></text:span><text:span text:style-name="Emphasis"><text:span text:style-name="T554">emyká</text:span></text:span><text:span text:style-name="Emphasis"><text:span text:style-name="T402"> dveř</text:span></text:span><text:span text:style-name="Emphasis"><text:span text:style-name="T554">e</text:span></text:span><text:span text:style-name="Emphasis"><text:span text:style-name="T402"> do vnitřní šachty </text:span></text:span><text:span text:style-name="Emphasis"><text:span text:style-name="T618">B13d1</text:span></text:span><text:span text:style-name="Emphasis"><text:span text:style-name="T402">, </text:span></text:span><text:span text:style-name="Emphasis"><text:span text:style-name="T689">malý železný klíč</text:span></text:span><text:span text:style-name="Emphasis"><text:span text:style-name="T459"> (karta), </text:span></text:span><text:span text:style-name="Emphasis"><text:span text:style-name="T595">který</text:span></text:span><text:span text:style-name="Emphasis"><text:span text:style-name="T459"> pasuje do zámku skříně v obytné místnosti </text:span></text:span><text:span text:style-name="Emphasis"><text:span text:style-name="T618">B10</text:span></text:span><text:span text:style-name="Emphasis"><text:span text:style-name="T554"> </text:span></text:span><text:span text:style-name="Emphasis"><text:span text:style-name="T427">a pod ním leží pět starobylých zlatých mincí (</text:span></text:span><text:span text:style-name="Emphasis"><text:span text:style-name="T554">stejná c</text:span></text:span><text:span text:style-name="Emphasis"><text:span text:style-name="T427">ena </text:span></text:span><text:span text:style-name="Emphasis"><text:span text:style-name="T554">jako zlaťáky</text:span></text:span><text:span text:style-name="Emphasis"><text:span text:style-name="T427">).</text:span></text:span></text:p>
        </text:list-item>
        <text:list-item>
          <text:p text:style-name="P245"><text:span text:style-name="Emphasis"><text:span text:style-name="T402">Jmenuje se B</text:span></text:span><text:span text:style-name="Emphasis"><text:span text:style-name="T404">r</text:span></text:span><text:span text:style-name="Emphasis"><text:span text:style-name="T402">egen. </text:span></text:span><text:span text:style-name="Emphasis"><text:span text:style-name="T403">Je to vůdce skupiny starých trpaslíků, kteří zde </text:span></text:span><text:span text:style-name="Emphasis"><text:span text:style-name="T406">před několika staletími</text:span></text:span><text:span text:style-name="Emphasis"><text:span text:style-name="T403"> založili důl jako zástěrku pro průzkum ruin </text:span></text:span><text:span text:style-name="Emphasis"><text:span text:style-name="T448">staré</text:span></text:span><text:span text:style-name="Emphasis"><text:span text:style-name="T403"> civilizace.</text:span></text:span></text:p>
          <text:list>
            <text:list-item>
              <text:p text:style-name="P247"><text:span text:style-name="Emphasis"><text:span text:style-name="T406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19">C</text:span></text:span><text:span text:style-name="Emphasis"><text:span text:style-name="T631">2</text:span></text:span><text:span text:style-name="Emphasis"><text:span text:style-name="T406">) poté, co odklopili víko oltáře. </text:span></text:span><text:span text:style-name="Emphasis"><text:span text:style-name="T407">On se zachránil tím, že si připoutal </text:span></text:span><text:span text:style-name="Emphasis"><text:span text:style-name="T705">runu věčnosti</text:span></text:span><text:span text:style-name="Emphasis"><text:span text:style-name="T407"> a skočil dolů do houby.</text:span></text:span></text:p>
            </text:list-item>
          </text:list>
        </text:list-item>
      </text:list>
      <text:p text:style-name="P85"><text:soft-page-break/><text:span text:style-name="Emphasis"><text:span text:style-name="T393">▸<text:tab/></text:span></text:span><text:span text:style-name="Emphasis"><text:span text:style-name="T436">Pokud </text:span></text:span><text:span text:style-name="Emphasis"><text:span text:style-name="T596">se</text:span></text:span><text:span text:style-name="Emphasis"><text:span text:style-name="T436"> postavy </text:span></text:span><text:span text:style-name="Emphasis"><text:span text:style-name="T596">dostanou přes houbu a</text:span></text:span><text:span text:style-name="Emphasis"><text:span text:style-name="T436"> prozkoumají jižní stěnu kamenného bloku s chrámem, všimnou si na </text:span></text:span><text:span text:style-name="Emphasis"><text:span text:style-name="T643">reliéfu</text:span></text:span><text:span text:style-name="Emphasis"><text:span text:style-name="T434"> </text:span></text:span><text:span text:style-name="Emphasis"><text:span text:style-name="T597">lesknoucí se </text:span></text:span><text:span text:style-name="Emphasis"><text:span text:style-name="T434">žáby, jako kdyby na ni někdo často sahal. V natažené ruce ji drží </text:span></text:span><text:span text:style-name="Emphasis"><text:span text:style-name="T394">humanoid s žabíma </text:span></text:span><text:span text:style-name="Emphasis"><text:span text:style-name="T434">očima</text:span></text:span><text:span text:style-name="Emphasis"><text:span text:style-name="T394"> </text:span></text:span><text:span text:style-name="Emphasis"><text:span text:style-name="T435">a</text:span></text:span><text:span text:style-name="Emphasis"><text:span text:style-name="T434"> náhrdelníkem na krku</text:span></text:span><text:span text:style-name="Emphasis"><text:span text:style-name="T394"> </text:span></text:span><text:span text:style-name="Emphasis"><text:span text:style-name="T434">klečící</text:span></text:span><text:span text:style-name="Emphasis"><text:span text:style-name="T432"> před</text:span></text:span><text:span text:style-name="Emphasis"><text:span text:style-name="T428"> </text:span></text:span><text:span text:style-name="Emphasis"><text:span text:style-name="T429">velký</text:span></text:span><text:span text:style-name="Emphasis"><text:span text:style-name="T432">m</text:span></text:span><text:span text:style-name="Emphasis"><text:span text:style-name="T396"> oltář</text:span></text:span><text:span text:style-name="Emphasis"><text:span text:style-name="T432">em</text:span></text:span><text:span text:style-name="Emphasis"><text:span text:style-name="T394">.</text:span></text:span><text:span text:style-name="Emphasis"><text:span text:style-name="T395"> </text:span></text:span><text:span text:style-name="Emphasis"><text:span text:style-name="T397">Za oltářem je vyobrazen netvor připomínající obřího brouka se čtyřm</text:span></text:span><text:span text:style-name="Emphasis"><text:span text:style-name="T430">i</text:span></text:span><text:span text:style-name="Emphasis"><text:span text:style-name="T397"> noham</text:span></text:span><text:span text:style-name="Emphasis"><text:span text:style-name="T430">i</text:span></text:span><text:span text:style-name="Emphasis"><text:span text:style-name="T397">, dvěma chlupatým</text:span></text:span><text:span text:style-name="Emphasis"><text:span text:style-name="T430">i</text:span></text:span><text:span text:style-name="Emphasis"><text:span text:style-name="T397"> tykadly a dlouhým ocasem.</text:span></text:span></text:p>
      <text:list xml:id="list4189515106" text:style-name="L41">
        <text:list-item>
          <text:p text:style-name="P274">Při podrobném prohledání této části reliéfu si postavy všimnou spáry ve tvaru dveří (lesknoucí se žába je v jejím středu).</text:p>
        </text:list-item>
        <text:list-item>
          <text:p text:style-name="P275">Zmačknutí lesknoucího se reliéfu žáby otevře tajné dveře do <text:span text:style-name="T187">C3</text:span> (modře naznačené schody uvnitř kamenného bloku).</text:p>
        </text:list-item>
      </text:list>
      <text:h text:style-name="P312" text:outline-level="3"><text:span text:style-name="T737">C2 – </text:span>Chrám</text:h>
      <text:p text:style-name="P69"><text:span text:style-name="T362">💡</text:span><text:span text:style-name="T341"><text:tab/>Je zde </text:span><text:span text:style-name="T379">slabé, namodralé světlo od hub dole v jeskyni</text:span><text:span text:style-name="T341">.</text:span></text:p>
      <text:p text:style-name="P64"><text:span text:style-name="T341">🔊<text:tab/></text:span><text:span text:style-name="T383">Tichounké kapání vody ze stropu jeskyně na skalní podloží chrámu.</text:span></text:p>
      <text:p text:style-name="P34">Chrám sestává z <text:span text:style-name="T219">megalit</text:span><text:span text:style-name="T241">ických sloup</text:span><text:span text:style-name="T219">ů</text:span> pokrytých stejnými <text:span text:style-name="T242">reliéfy</text:span> jako skalní útvar, na kterém stojí. <text:span text:style-name="T738">Uprostřed je masivní kamenný </text:span><text:span text:style-name="T221">oltář</text:span><text:span text:style-name="T243"> </text:span><text:span text:style-name="T244">s odklopeným víkem</text:span><text:span text:style-name="T738">. Na </text:span><text:span text:style-name="T221">podlaze</text:span><text:span text:style-name="T738"> jsou </text:span><text:span text:style-name="T221">rezavé skvrny</text:span><text:span text:style-name="T738">.</text:span></text:p>
      <text:p text:style-name="P77"><text:span text:style-name="T75">👣<text:tab/></text:span><text:span text:style-name="T84">(stopování) Ve vrstvě prachu pokrývajícího kamenné podloží chrámu jsou staré stopy velkého čtyřnohého tvora. Určitě to nebylo žádné známé zvíře.</text:span></text:p>
      <text:p text:style-name="P8"><text:span text:style-name="Emphasis"><text:span text:style-name="T393">▸<text:tab/></text:span></text:span><text:span text:style-name="Emphasis"><text:span text:style-name="T597">Reliéf</text:span></text:span><text:span text:style-name="Emphasis"><text:span text:style-name="T416"> z </text:span></text:span><text:span text:style-name="Emphasis"><text:span text:style-name="T640">megal</text:span></text:span><text:span text:style-name="Emphasis"><text:span text:style-name="T645">i</text:span></text:span><text:span text:style-name="Emphasis"><text:span text:style-name="T640">t</text:span></text:span><text:span text:style-name="Emphasis"><text:span text:style-name="T668">ických sloupů</text:span></text:span><text:span text:style-name="Emphasis"><text:span text:style-name="T416"> </text:span></text:span><text:span text:style-name="Emphasis"><text:span text:style-name="T597">zobrazuje lesknoucí se</text:span></text:span><text:span text:style-name="Emphasis"><text:span text:style-name="T416"> žáb</text:span></text:span><text:span text:style-name="Emphasis"><text:span text:style-name="T597">u</text:span></text:span><text:span text:style-name="Emphasis"><text:span text:style-name="T416"> </text:span></text:span><text:span text:style-name="Emphasis"><text:span text:style-name="T597">(jako by na ni někdo často sahal)</text:span></text:span><text:span text:style-name="Emphasis"><text:span text:style-name="T416">. </text:span></text:span><text:span text:style-name="Emphasis"><text:span text:style-name="T597">V ruce ji</text:span></text:span><text:span text:style-name="Emphasis"><text:span text:style-name="T434"> drží </text:span></text:span><text:span text:style-name="Emphasis"><text:span text:style-name="T394">humanoid s žabíma </text:span></text:span><text:span text:style-name="Emphasis"><text:span text:style-name="T434">očima</text:span></text:span><text:span text:style-name="Emphasis"><text:span text:style-name="T394"> </text:span></text:span><text:span text:style-name="Emphasis"><text:span text:style-name="T435">a</text:span></text:span><text:span text:style-name="Emphasis"><text:span text:style-name="T434"> náhrdelníkem, </text:span></text:span><text:span text:style-name="Emphasis"><text:span text:style-name="T597">který zrovna přichází k oltáři uprostřed chrámu.</text:span></text:span></text:p>
      <text:list xml:id="list914659798" text:style-name="L42">
        <text:list-item>
          <text:p text:style-name="P237"><text:span text:style-name="Emphasis"><text:span text:style-name="T416">Jejím stisknutím se </text:span></text:span><text:span text:style-name="Emphasis"><text:span text:style-name="T417">vedle</text:span></text:span><text:span text:style-name="Emphasis"><text:span text:style-name="T416"> otevře propadlo </text:span></text:span><text:span text:style-name="Emphasis"><text:span text:style-name="T417">v podlaze</text:span></text:span><text:span text:style-name="Emphasis"><text:span text:style-name="T416"> (vede do </text:span></text:span><text:span text:style-name="Emphasis"><text:span text:style-name="T620">C3</text:span></text:span><text:span text:style-name="Emphasis"><text:span text:style-name="T416">).</text:span></text:span></text:p>
        </text:list-item>
      </text:list>
      <text:p text:style-name="P7"><text:soft-page-break/><text:span text:style-name="Emphasis"><text:span text:style-name="T393">▸<text:tab/></text:span></text:span><text:span text:style-name="Emphasis"><text:span text:style-name="T415">Při prohledávání </text:span></text:span><text:span text:style-name="Emphasis"><text:span text:style-name="T639">podlahy</text:span></text:span><text:span text:style-name="Emphasis"><text:span text:style-name="T415"> nebo </text:span></text:span><text:span text:style-name="Emphasis"><text:span text:style-name="T639">rezavých skvrn</text:span></text:span><text:span text:style-name="Emphasis"><text:span text:style-name="T415"> postavy u jednoho z m</text:span></text:span><text:span text:style-name="Emphasis"><text:span text:style-name="T450">ega</text:span></text:span><text:span text:style-name="Emphasis"><text:span text:style-name="T415">lit</text:span></text:span><text:span text:style-name="Emphasis"><text:span text:style-name="T597">ických sloupů</text:span></text:span><text:span text:style-name="Emphasis"><text:span text:style-name="T415"> najdou </text:span></text:span><text:span text:style-name="Emphasis"><text:span text:style-name="T416">obrysy</text:span></text:span><text:span text:style-name="Emphasis"><text:span text:style-name="T415"> propadl</text:span></text:span><text:span text:style-name="Emphasis"><text:span text:style-name="T416">a</text:span></text:span><text:span text:style-name="Emphasis"><text:span text:style-name="T415">.</text:span></text:span></text:p>
      <text:list xml:id="list3231758825" text:style-name="L43">
        <text:list-item>
          <text:p text:style-name="P276"><text:span text:style-name="Emphasis"><text:span text:style-name="T451">Rezavé skvrny jsou tvořeny tenkou vrstvou jemné rzi, asi jako kdyby </text:span></text:span><text:span text:style-name="Emphasis"><text:span text:style-name="T452">to původně byly hromádky</text:span></text:span><text:span text:style-name="Emphasis"><text:span text:style-name="T451">, ale někdo j</text:span></text:span><text:span text:style-name="Emphasis"><text:span text:style-name="T452">e</text:span></text:span><text:span text:style-name="Emphasis"><text:span text:style-name="T451"> důkladně zametl.</text:span></text:span></text:p>
        </text:list-item>
      </text:list>
      <text:list xml:id="list2793746955" text:style-name="L44">
        <text:list-item>
          <text:p text:style-name="P277"><text:span text:style-name="Emphasis"><text:span text:style-name="T416">Propadlo v</text:span></text:span><text:span text:style-name="Emphasis"><text:span text:style-name="T415">ede co </text:span></text:span><text:span text:style-name="Emphasis"><text:span text:style-name="T621">C3</text:span></text:span><text:span text:style-name="Emphasis"><text:span text:style-name="T415">. </text:span></text:span><text:span text:style-name="Emphasis"><text:span text:style-name="T416">O</text:span></text:span><text:span text:style-name="Emphasis"><text:span text:style-name="T415">tevírá se stisknutím </text:span></text:span><text:span text:style-name="Emphasis"><text:span text:style-name="T416">vyleštěné</text:span></text:span><text:span text:style-name="Emphasis"><text:span text:style-name="T415"> hlavy žáby, která je </text:span></text:span><text:span text:style-name="Emphasis"><text:span text:style-name="T416">součástí</text:span></text:span><text:span text:style-name="Emphasis"><text:span text:style-name="T415"> reliéfu na </text:span></text:span><text:span text:style-name="Emphasis"><text:span text:style-name="T597">sloupu</text:span></text:span><text:span text:style-name="Emphasis"><text:span text:style-name="T415"> vedle propadla.</text:span></text:span></text:p>
        </text:list-item>
      </text:list>
      <text:p text:style-name="P92"><text:span text:style-name="Emphasis"><text:span text:style-name="T393">▸<text:tab/></text:span></text:span><text:span text:style-name="Emphasis"><text:span text:style-name="T637">Oltář</text:span></text:span><text:span text:style-name="Emphasis"><text:span text:style-name="T392"> </text:span></text:span><text:span text:style-name="Emphasis"><text:span text:style-name="T408">je dut</text:span></text:span><text:span text:style-name="Emphasis"><text:span text:style-name="T409">ý</text:span></text:span><text:span text:style-name="Emphasis"><text:span text:style-name="T408"> kamenn</text:span></text:span><text:span text:style-name="Emphasis"><text:span text:style-name="T409">ý</text:span></text:span><text:span text:style-name="Emphasis"><text:span text:style-name="T408"> </text:span></text:span><text:span text:style-name="Emphasis"><text:span text:style-name="T409">kvádr zhruba metr dvacet vysoký, metr a půl široký a dva metry dlouhý</text:span></text:span><text:span text:style-name="Emphasis"><text:span text:style-name="T408">. </text:span></text:span><text:span text:style-name="Emphasis"><text:span text:style-name="T409">K</text:span></text:span><text:span text:style-name="Emphasis"><text:span text:style-name="T408">amenn</text:span></text:span><text:span text:style-name="Emphasis"><text:span text:style-name="T411">á</text:span></text:span><text:span text:style-name="Emphasis"><text:span text:style-name="T408"> desk</text:span></text:span><text:span text:style-name="Emphasis"><text:span text:style-name="T409">a</text:span></text:span><text:span text:style-name="Emphasis"><text:span text:style-name="T408"> s reliéfy žab v každém z rohů, </text:span></text:span><text:span text:style-name="Emphasis"><text:span text:style-name="T409">která </text:span></text:span><text:span text:style-name="Emphasis"><text:span text:style-name="T453">jej původně zakrývala</text:span></text:span><text:span text:style-name="Emphasis"><text:span text:style-name="T409">, je teď o něj opřená</text:span></text:span><text:span text:style-name="Emphasis"><text:span text:style-name="T408">. </text:span></text:span><text:span text:style-name="Emphasis"><text:span text:style-name="T414">Zevnitř vyčuhují dvě zhruba půl metru dlouhé, chlupaté tyče (konce tykadel </text:span></text:span><text:span text:style-name="Emphasis"><text:span text:style-name="T674">rzivého netvora</text:span></text:span><text:span text:style-name="Emphasis"><text:span text:style-name="T414">).</text:span></text:span></text:p>
      <text:list xml:id="list1029178194" text:style-name="L45">
        <text:list-header>
          <text:p text:style-name="P278"><text:span text:style-name="Emphasis"><text:span text:style-name="T611">⚔</text:span></text:span><text:span text:style-name="Emphasis"><text:span text:style-name="T410"> </text:span></text:span><text:span text:style-name="Emphasis"><text:span text:style-name="T409">Uvnitř je</text:span></text:span><text:span text:style-name="Emphasis"><text:span text:style-name="T392"> </text:span></text:span><text:span text:style-name="Emphasis"><text:span text:style-name="T669">rzivý netvor</text:span></text:span><text:span text:style-name="Emphasis"><text:span text:style-name="T392"> </text:span></text:span><text:span text:style-name="Emphasis"><text:span text:style-name="T409">(karta)</text:span></text:span><text:span text:style-name="Emphasis"><text:span text:style-name="T392">. Pokud mají postavy </text:span></text:span><text:span text:style-name="Emphasis"><text:span text:style-name="T673">zlatou sošku žáby</text:span></text:span><text:span text:style-name="Emphasis"><text:span text:style-name="T392">, zůstane spát. V opačném případě se na ně vrhne </text:span></text:span><text:span text:style-name="Emphasis"><text:span text:style-name="T454">(navíc s výhodou za překvapení, pokud to postavy nečekají)</text:span></text:span><text:span text:style-name="Emphasis"><text:span text:style-name="T392">.</text:span></text:span></text:p>
          <text:list>
            <text:list-item>
              <text:p text:style-name="P279"><text:span text:style-name="Emphasis"><text:span text:style-name="T412">Netvor je velmi nebezpečný – za úspěch se může jedním ze svých tykadel dotknout něčeho kovového </text:span></text:span><text:span text:style-name="Emphasis"><text:span text:style-name="T413">(</text:span></text:span><text:span text:style-name="Emphasis"><text:span text:style-name="T412">zbraně, zbroje a podobně</text:span></text:span><text:span text:style-name="Emphasis"><text:span text:style-name="T413">)</text:span></text:span><text:span text:style-name="Emphasis"><text:span text:style-name="T412"> a změnit to v hromádku rzi.</text:span></text:span></text:p>
            </text:list-item>
            <text:list-item>
              <text:p text:style-name="P280"><text:span text:style-name="Emphasis"><text:span text:style-name="T392">Netvor neopustí chrám (leda by ho postavy shodily dolů).</text:span></text:span></text:p>
            </text:list-item>
            <text:list-item>
              <text:p text:style-name="P212">Alchymista může z <text:span text:style-name="T833">tykadel</text:span> mrtvého <text:span text:style-name="T833">rzivého netvora</text:span> <text:span text:style-name="T832">vytěžit</text:span> <text:span text:style-name="T833">3</text:span> <text:span text:style-name="T832">magy a vyrobit </text:span><text:span text:style-name="T124">rzivý prach</text:span><text:span text:style-name="T832"> (karta). </text:span><text:span text:style-name="Emphasis"><text:span text:style-name="T570">Na </text:span></text:span><text:span text:style-name="Emphasis"><text:span text:style-name="T598">jeho</text:span></text:span><text:span text:style-name="Emphasis"><text:span text:style-name="T570"> výrobu nemusí znát recept.</text:span></text:span></text:p>
            </text:list-item>
          </text:list>
        </text:list-header>
      </text:list>
      <text:h text:style-name="P313" text:outline-level="3">C<text:span text:style-name="T811">3</text:span> – Schody uvnitř kamenného bloku</text:h>
      <text:p text:style-name="P126">⬤<text:tab/>Je zde tma.</text:p>
      <text:p text:style-name="P76"><text:soft-page-break/>Zele<text:span text:style-name="T743">ně nakreslená</text:span> místnost <text:span text:style-name="T206">(C</text:span><text:span text:style-name="T212">4</text:span><text:span text:style-name="T206">)</text:span> je za dalšími tajnými dveřmi. Nekresli ji <text:span text:style-name="T744">hráčům</text:span>, dokud je postavy nenajdou.</text:p>
      <text:p text:style-name="P116"><text:span text:style-name="T95">Místnost i schody jsou tesané dovnitř kamenného bloku, na kterém stojí chrám. </text:span><text:span text:style-name="T98">Na stěně naproti schodům je reliéf zobrazující </text:span><text:span text:style-name="Emphasis"><text:span text:style-name="T676">humanoid</text:span></text:span><text:span text:style-name="Emphasis"><text:span text:style-name="T677">a</text:span></text:span><text:span text:style-name="Emphasis"><text:span text:style-name="T676"> s žabíma očima </text:span></text:span><text:span text:style-name="Emphasis"><text:span text:style-name="T683">a náhrdelníkem na krku</text:span></text:span><text:span text:style-name="Emphasis"><text:span text:style-name="T676"> </text:span></text:span><text:span text:style-name="Emphasis"><text:span text:style-name="T678">klečícího před</text:span></text:span><text:span text:style-name="Emphasis"><text:span text:style-name="T679"> </text:span></text:span><text:span text:style-name="Emphasis"><text:span text:style-name="T680">velký</text:span></text:span><text:span text:style-name="Emphasis"><text:span text:style-name="T678">m</text:span></text:span><text:span text:style-name="Emphasis"><text:span text:style-name="T681"> oltář</text:span></text:span><text:span text:style-name="Emphasis"><text:span text:style-name="T678">em.</text:span></text:span><text:span text:style-name="Emphasis"><text:span text:style-name="T682"> </text:span></text:span><text:span text:style-name="Emphasis"><text:span text:style-name="T683">N</text:span></text:span><text:span text:style-name="Emphasis"><text:span text:style-name="T682">a otevřené dlani natažené ruky mu sedí </text:span></text:span><text:span text:style-name="Emphasis"><text:span text:style-name="T709">žába</text:span></text:span><text:span text:style-name="Emphasis"><text:span text:style-name="T682">. </text:span></text:span><text:span text:style-name="Emphasis"><text:span text:style-name="T684">Ostatní stěny jsou holé.</text:span></text:span></text:p>
      <text:p text:style-name="P116"><text:span text:style-name="Emphasis"><text:span text:style-name="T437">Dveře </text:span></text:span><text:span text:style-name="Emphasis"><text:span text:style-name="T438">do</text:span></text:span><text:span text:style-name="Emphasis"><text:span text:style-name="T437"> jeskyně a </text:span></text:span><text:span text:style-name="Emphasis"><text:span text:style-name="T599">padací dveře</text:span></text:span><text:span text:style-name="Emphasis"><text:span text:style-name="T437"> na plošinu s chrámem se otevírají pákami ve stěně </text:span></text:span><text:span text:style-name="Emphasis"><text:span text:style-name="T439">(z této strany tyto vstupy nejsou tajné)</text:span></text:span><text:span text:style-name="Emphasis"><text:span text:style-name="T437">.</text:span></text:span></text:p>
      <text:p text:style-name="P94"><text:span text:style-name="Emphasis"><text:span text:style-name="T393">▸<text:tab/></text:span></text:span><text:span text:style-name="Emphasis"><text:span text:style-name="T440">T</text:span></text:span><text:span text:style-name="Emphasis"><text:span text:style-name="T441">ato</text:span></text:span><text:span text:style-name="Emphasis"><text:span text:style-name="T440"> </text:span></text:span><text:span text:style-name="Emphasis"><text:span text:style-name="T642">žáb</text:span></text:span><text:span text:style-name="Emphasis"><text:span text:style-name="T644">a</text:span></text:span><text:span text:style-name="Emphasis"><text:span text:style-name="T431"> se </text:span></text:span><text:span text:style-name="Emphasis"><text:span text:style-name="T440">ne</text:span></text:span><text:span text:style-name="Emphasis"><text:span text:style-name="T431">leskne</text:span></text:span><text:span text:style-name="Emphasis"><text:span text:style-name="T440">, protože do pokladnice se tak často nechodilo</text:span></text:span><text:span text:style-name="Emphasis"><text:span text:style-name="T431">. Je</text:span></text:span><text:span text:style-name="Emphasis"><text:span text:style-name="T442">jí</text:span></text:span><text:span text:style-name="Emphasis"><text:span text:style-name="T431"> zmačknutí otevře tajné dveře do </text:span></text:span><text:span text:style-name="Emphasis"><text:span text:style-name="T630">C</text:span></text:span><text:span text:style-name="Emphasis"><text:span text:style-name="T631">4</text:span></text:span><text:span text:style-name="Emphasis"><text:span text:style-name="T433">.</text:span></text:span></text:p>
      <text:h text:style-name="Heading_20_3" text:outline-level="3"><text:span text:style-name="Emphasis"><text:span text:style-name="T131">C</text:span></text:span><text:span text:style-name="Emphasis"><text:span text:style-name="T157">4</text:span></text:span><text:span text:style-name="Emphasis"><text:span text:style-name="T131"> – </text:span></text:span><text:span text:style-name="Emphasis"><text:span text:style-name="T139">P</text:span></text:span><text:span text:style-name="Emphasis"><text:span text:style-name="T131">okladnice</text:span></text:span></text:h>
      <text:p text:style-name="P10"><text:span text:style-name="Emphasis"><text:span text:style-name="T266">⬤<text:tab/>Je zde tma.</text:span></text:span></text:p>
      <text:p text:style-name="P117"><text:span text:style-name="Emphasis"><text:span text:style-name="T686">Tajné dveře se otevírají do mal</text:span></text:span><text:span text:style-name="Emphasis"><text:span text:style-name="T687">é</text:span></text:span><text:span text:style-name="Emphasis"><text:span text:style-name="T686"> místnůstk</text:span></text:span><text:span text:style-name="Emphasis"><text:span text:style-name="T687">y</text:span></text:span><text:span text:style-name="Emphasis"><text:span text:style-name="T686"> s kamenným stolem u stěny naproti dveřím. Na </text:span></text:span><text:span text:style-name="Emphasis"><text:span text:style-name="T706">něm</text:span></text:span><text:span text:style-name="Emphasis"><text:span text:style-name="T686"> je hromada lesklých mušlí, </text:span></text:span><text:span text:style-name="Emphasis"><text:span text:style-name="T456">zlatá soška žáby</text:span></text:span><text:span text:style-name="Emphasis"><text:span text:style-name="T686"> (karta) a </text:span></text:span><text:span text:style-name="Emphasis"><text:span text:style-name="T456">smaragdový náhrdelník</text:span></text:span><text:span text:style-name="Emphasis"><text:span text:style-name="T686"> (karta). Hned z</text:span></text:span><text:span text:style-name="Emphasis"><text:span text:style-name="T685">a dveřmi je na zemi postavená kamenná olejová </text:span></text:span><text:span text:style-name="Emphasis"><text:span text:style-name="T710">lampička</text:span></text:span><text:span text:style-name="Emphasis"><text:span text:style-name="T685">.</text:span></text:span></text:p>
      <text:p text:style-name="P93"><text:span text:style-name="Emphasis"><text:span text:style-name="T393">▸<text:tab/></text:span></text:span><text:span text:style-name="Emphasis"><text:span text:style-name="T455">Olej v </text:span></text:span><text:span text:style-name="Emphasis"><text:span text:style-name="T637">l</text:span></text:span><text:span text:style-name="Emphasis"><text:span text:style-name="T646">ampičce</text:span></text:span><text:span text:style-name="Emphasis"><text:span text:style-name="T392"> </text:span></text:span><text:span text:style-name="Emphasis"><text:span text:style-name="T455">už dávno vyschnul a knot se rozpadl v prach.</text:span></text:span></text:p>
      <text:h text:style-name="P293" text:outline-level="1"><text:bookmark-start text:name="__RefHeading___Toc13857_1990953305"/><text:span text:style-name="T5">K</text:span><text:span text:style-name="T4">onec dobrodružství</text:span><text:bookmark-end text:name="__RefHeading___Toc13857_1990953305"/></text:h>
      <text:p text:style-name="P95"><text:span text:style-name="T4">Dobrodružství </text:span><text:span text:style-name="T60">s</text:span><text:span text:style-name="T4">končí, </text:span><text:span text:style-name="T65">až</text:span><text:span text:style-name="T4"> když se </text:span><text:span text:style-name="T61">pro to hráči rozhodnou. </text:span><text:span text:style-name="T69">P</text:span><text:span text:style-name="T66">okud už ale v⁠ podzemí nic zajímavého není, tak jim to řekni, nenech je marně hledat</text:span><text:span text:style-name="T4">.</text:span></text:p>
      <text:h text:style-name="P288" text:outline-level="2"><text:bookmark-start text:name="__RefHeading___Toc5831_1424409582"/>Cena pokladů<text:bookmark-end text:name="__RefHeading___Toc5831_1424409582"/></text:h>
      <text:p text:style-name="P96"><text:span text:style-name="T727">Klíče samy o⁠ sobě nemají prakticky žádnou cenu, v⁠ tabulce proto nejsou. U⁠ zámků se cena liší podle toho, jestli jsou i⁠ s⁠ klíčem nebo bez něj. </text:span><text:span text:style-name="T68">Když</text:span><text:span text:style-name="T218"> budou cht</text:span><text:span text:style-name="T67">ít hráči prodat něco, co není na seznamu, cenu odhadni.</text:span></text:p>
      <text:p text:style-name="P144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48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P151"><text:span text:style-name="T777">Z</text:span>latá soška žáby <text:span text:style-name="T758">(karta)</text:span></text:p>
          </table:table-cell>
          <table:table-cell table:style-name="Tabulka1.A2" office:value-type="string">
            <text:p text:style-name="P156">15 zl</text:p>
          </table:table-cell>
        </table:table-row>
        <table:table-row>
          <table:table-cell table:style-name="Tabulka1.A2" office:value-type="string">
            <text:p text:style-name="P164"><text:span text:style-name="T777">S</text:span>maragdový náhrdelník<text:span text:style-name="T206"> </text:span><text:span text:style-name="T208">(karta)</text:span></text:p>
          </table:table-cell>
          <table:table-cell table:style-name="Tabulka1.A2" office:value-type="string">
            <text:p text:style-name="P163">8 zl</text:p>
          </table:table-cell>
        </table:table-row>
        <table:table-row>
          <table:table-cell table:style-name="Tabulka1.A2" office:value-type="string">
            <text:p text:style-name="P165"><text:span text:style-name="T777">M</text:span>alý stříbrný ingot<text:span text:style-name="T207"> </text:span><text:span text:style-name="T206">(karta)</text:span></text:p>
          </table:table-cell>
          <table:table-cell table:style-name="Tabulka1.A2" office:value-type="string">
            <text:p text:style-name="P166">4 zl</text:p>
          </table:table-cell>
        </table:table-row>
        <table:table-row>
          <table:table-cell table:style-name="Tabulka1.A2" office:value-type="string">
            <text:p text:style-name="P167">Stříbrný kroužek</text:p>
          </table:table-cell>
          <table:table-cell table:style-name="Tabulka1.A2" office:value-type="string">
            <text:p text:style-name="P168"><text:span text:style-name="T791">5</text:span> <text:span text:style-name="T791">st</text:span></text:p>
          </table:table-cell>
        </table:table-row>
        <table:table-row>
          <table:table-cell table:style-name="Tabulka1.A2" office:value-type="string">
            <text:p text:style-name="P152">Výtažek ze zlobří krve (za dávku)</text:p>
          </table:table-cell>
          <table:table-cell table:style-name="Tabulka1.A2" office:value-type="string">
            <text:p text:style-name="P158">3 zl</text:p>
          </table:table-cell>
        </table:table-row>
        <table:table-row>
          <table:table-cell table:style-name="Tabulka1.A2" office:value-type="string">
            <text:p text:style-name="P169">Výtažek z masožravé houby (za dávku)</text:p>
          </table:table-cell>
          <table:table-cell table:style-name="Tabulka1.A2" office:value-type="string">
            <text:p text:style-name="P170">2,5 zl</text:p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53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53"/>
          </table:table-cell>
        </table:table-row>
        <table:table-row>
          <table:table-cell table:style-name="Tabulka1.A2" office:value-type="string">
            <text:p text:style-name="P149"/>
          </table:table-cell>
          <table:table-cell table:style-name="Tabulka1.A2" office:value-type="string">
            <text:p text:style-name="P155"/>
          </table:table-cell>
        </table:table-row>
        <table:table-row>
          <table:table-cell table:style-name="Tabulka1.A2" office:value-type="string">
            <text:p text:style-name="P144"/>
          </table:table-cell>
          <table:table-cell table:style-name="Tabulka1.A2" office:value-type="string">
            <text:p text:style-name="P159"/>
          </table:table-cell>
        </table:table-row>
        <table:table-row>
          <table:table-cell table:style-name="Tabulka1.A2" office:value-type="string">
            <text:p text:style-name="P144"/>
          </table:table-cell>
          <table:table-cell table:style-name="Tabulka1.A2" office:value-type="string">
            <text:p text:style-name="P159"/>
          </table:table-cell>
        </table:table-row>
        <table:table-row>
          <table:table-cell table:style-name="Tabulka1.A2" office:value-type="string">
            <text:p text:style-name="P144"/>
          </table:table-cell>
          <table:table-cell table:style-name="Tabulka1.A2" office:value-type="string">
            <text:p text:style-name="P160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54"/>
          </table:table-cell>
        </table:table-row>
        <table:table-row>
          <table:table-cell table:style-name="Tabulka1.A2" office:value-type="string">
            <text:p text:style-name="P144"/>
          </table:table-cell>
          <table:table-cell table:style-name="Tabulka1.A2" office:value-type="string">
            <text:p text:style-name="P146"/>
          </table:table-cell>
        </table:table-row>
        <text:soft-page-break/>
        <table:table-row>
          <table:table-cell table:style-name="Tabulka1.A2" office:value-type="string">
            <text:p text:style-name="P145"/>
          </table:table-cell>
          <table:table-cell table:style-name="Tabulka1.A2" office:value-type="string">
            <text:p text:style-name="P147"/>
          </table:table-cell>
        </table:table-row>
        <table:table-row>
          <table:table-cell table:style-name="Tabulka1.A17" office:value-type="string">
            <text:p text:style-name="P162"/>
          </table:table-cell>
          <table:table-cell table:style-name="Tabulka1.A17" office:value-type="string">
            <text:p text:style-name="P161"/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9</text:page-number></text:p>
      </style:header>
      <style:header-left>
        <text:p text:style-name="MP2"><text:page-number text:select-page="current">38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3T14:01:02.128000000</dc:date>
    <meta:editing-cycles>15765</meta:editing-cycles>
    <meta:editing-duration>P44DT21H12M6S</meta:editing-duration>
    <meta:generator>LibreOffice/6.0.5.2$Windows_X86_64 LibreOffice_project/54c8cbb85f300ac59db32fe8a675ff7683cd5a16</meta:generator>
    <meta:print-date>2018-07-15T16:02:19.878000000</meta:print-date>
    <meta:document-statistic meta:table-count="1" meta:image-count="0" meta:object-count="0" meta:page-count="39" meta:paragraph-count="371" meta:word-count="6601" meta:character-count="38273" meta:non-whitespace-character-count="32130"/>
  </office:meta>
</office:document-meta>
</file>